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330000" draw:fill-color="#cc0000" draw:auto-grow-height="false" fo:wrap-option="wra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330000" draw:fill-color="#cc0000" draw:textarea-horizontal-align="justify" draw:textarea-vertical-align="middle" draw:auto-grow-height="false"/>
    </style:style>
    <style:style style:name="gr4" style:family="graphic" style:parent-style-name="standard">
      <style:graphic-properties draw:stroke="none" draw:fill-color="#ffffff" draw:textarea-vertical-align="middle"/>
    </style:style>
    <style:style style:name="gr5" style:family="graphic">
      <style:graphic-properties style:protect="size"/>
    </style:style>
    <style:style style:name="gr6" style:family="graphic" style:parent-style-name="standard">
      <style:graphic-properties draw:textarea-horizontal-align="justify" draw:textarea-vertical-align="middle" draw:auto-grow-height="false"/>
    </style:style>
    <style:style style:name="gr7" style:family="graphic" style:parent-style-name="objectwithoutfill">
      <style:graphic-properties draw:fill="none" draw:textarea-vertical-align="middle"/>
    </style:style>
    <style:style style:name="gr8" style:family="graphic" style:parent-style-name="standard">
      <style:graphic-properties svg:stroke-color="#000000" draw:fill-color="#ccff00" draw:textarea-horizontal-align="justify" draw:textarea-vertical-align="middle" draw:auto-grow-height="false"/>
    </style:style>
    <style:style style:name="gr9" style:family="graphic" style:parent-style-name="standard">
      <style:graphic-properties svg:stroke-color="#000000" draw:fill-color="#99ff33" draw:textarea-horizontal-align="justify" draw:textarea-vertical-align="middle" draw:auto-grow-height="false"/>
    </style:style>
    <style:style style:name="gr10" style:family="graphic" style:parent-style-name="standard">
      <style:graphic-properties svg:stroke-color="#000000" draw:fill-color="#669900" draw:textarea-horizontal-align="justify" draw:textarea-vertical-align="middle" draw:auto-grow-height="false"/>
    </style:style>
    <style:style style:name="gr11" style:family="graphic" style:parent-style-name="standard">
      <style:graphic-properties svg:stroke-color="#000000" draw:fill-color="#193300" draw:textarea-horizontal-align="justify" draw:textarea-vertical-align="middle" draw:auto-grow-height="false"/>
    </style:style>
    <style:style style:name="gr12" style:family="graphic" style:parent-style-name="standard">
      <style:graphic-properties draw:stroke="dash" draw:stroke-dash="Fine_20_Dashed" svg:stroke-color="#000000" draw:fill="none" draw:fill-color="#ffffff" draw:textarea-horizontal-align="left" draw:auto-grow-height="true" draw:auto-grow-width="false" fo:min-height="5.75cm" fo:min-width="10.3cm"/>
    </style:style>
    <style:style style:name="gr13" style:family="graphic" style:parent-style-name="standard">
      <style:graphic-properties draw:stroke="dash" draw:stroke-dash="Fine_20_Dashed" svg:stroke-color="#000000" draw:fill="none" draw:fill-color="#ffffff" draw:textarea-horizontal-align="left" draw:auto-grow-height="true" draw:auto-grow-width="true" fo:min-height="0cm" fo:min-width="12.1cm"/>
    </style:style>
    <style:style style:name="gr14" style:family="graphic" style:parent-style-name="standard" style:list-style-name="L1">
      <style:graphic-properties svg:stroke-color="#000000" draw:fill-color="#ccff00" draw:textarea-vertical-align="middle"/>
    </style:style>
    <style:style style:name="gr15" style:family="graphic" style:parent-style-name="standard" style:list-style-name="L1">
      <style:graphic-properties svg:stroke-color="#000000" draw:fill-color="#ccff00" draw:textarea-vertical-align="middle"/>
    </style:style>
    <style:style style:name="gr16" style:family="graphic" style:parent-style-name="standard" style:list-style-name="L1">
      <style:graphic-properties svg:stroke-color="#000000" draw:fill-color="#99ff33" draw:textarea-vertical-align="middle"/>
    </style:style>
    <style:style style:name="gr17" style:family="graphic" style:parent-style-name="standard" style:list-style-name="L1">
      <style:graphic-properties svg:stroke-color="#000000" draw:fill-color="#99ff33" draw:textarea-vertical-align="middle"/>
    </style:style>
    <style:style style:name="gr18" style:family="graphic" style:parent-style-name="standard" style:list-style-name="L1">
      <style:graphic-properties svg:stroke-color="#000000" draw:fill-color="#669900" draw:textarea-vertical-align="middle"/>
    </style:style>
    <style:style style:name="gr19" style:family="graphic" style:parent-style-name="standard" style:list-style-name="L1">
      <style:graphic-properties svg:stroke-color="#000000" draw:fill-color="#669900" draw:textarea-vertical-align="middle"/>
    </style:style>
    <style:style style:name="gr20" style:family="graphic" style:parent-style-name="standard" style:list-style-name="L1">
      <style:graphic-properties svg:stroke-color="#000000" draw:fill-color="#193300" draw:textarea-vertical-align="middle"/>
    </style:style>
    <style:style style:name="gr21" style:family="graphic" style:parent-style-name="standard" style:list-style-name="L1">
      <style:graphic-properties svg:stroke-color="#000000" draw:fill-color="#193300" draw:textarea-vertical-align="middle"/>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svg:stroke-color="#b2b2b2" draw:fill="solid" draw:fill-color="#b2b2b2" draw:opacity="100%" draw:opacity-name="Transparency_20_6" draw:textarea-horizontal-align="justify" draw:textarea-vertical-align="middle" draw:auto-grow-height="false"/>
    </style:style>
    <style:style style:name="gr24" style:family="graphic" style:parent-style-name="objectwithoutfill">
      <style:graphic-properties svg:stroke-color="#b2b2b2" draw:fill="none" draw:textarea-vertical-align="middle"/>
    </style:style>
    <style:style style:name="gr25" style:family="graphic" style:parent-style-name="objectwithoutfill">
      <style:graphic-properties draw:stroke="dash" draw:stroke-dash="Ultrafine_20_Dashed" draw:fill="none" draw:textarea-vertical-align="middle"/>
    </style:style>
    <style:style style:name="gr26" style:family="graphic" style:parent-style-name="standard">
      <style:graphic-properties draw:stroke="dash" draw:stroke-dash="Fine_20_Dashed" svg:stroke-color="#000000" draw:fill-color="#ccff00" draw:opacity="30%" draw:textarea-horizontal-align="justify" draw:textarea-vertical-align="middle" draw:auto-grow-height="false"/>
    </style:style>
    <style:style style:name="gr27" style:family="graphic" style:parent-style-name="standard">
      <style:graphic-properties draw:stroke="dash" draw:stroke-dash="Fine_20_Dashed" svg:stroke-color="#000000" draw:fill="none" draw:fill-color="#ffffff" draw:textarea-horizontal-align="left" draw:auto-grow-height="true" draw:auto-grow-width="false" fo:min-height="0cm" fo:min-width="0cm"/>
    </style:style>
    <style:style style:name="gr28" style:family="graphic" style:parent-style-name="standard" style:list-style-name="L1">
      <style:graphic-properties svg:stroke-color="#000000" draw:fill-color="#ccff00" draw:textarea-vertical-align="middle"/>
    </style:style>
    <style:style style:name="gr29" style:family="graphic" style:parent-style-name="standard" style:list-style-name="L1">
      <style:graphic-properties svg:stroke-color="#000000" draw:fill-color="#ccff00" draw:textarea-vertical-align="middle"/>
    </style:style>
    <style:style style:name="gr30" style:family="graphic" style:parent-style-name="standard" style:list-style-name="L1">
      <style:graphic-properties svg:stroke-color="#000000" draw:fill-color="#99ff33" draw:textarea-vertical-align="middle"/>
    </style:style>
    <style:style style:name="gr31" style:family="graphic" style:parent-style-name="standard" style:list-style-name="L1">
      <style:graphic-properties svg:stroke-color="#000000" draw:fill-color="#99ff33" draw:textarea-vertical-align="middle"/>
    </style:style>
    <style:style style:name="gr32" style:family="graphic" style:parent-style-name="standard" style:list-style-name="L1">
      <style:graphic-properties svg:stroke-color="#000000" draw:fill-color="#669900" draw:textarea-vertical-align="middle"/>
    </style:style>
    <style:style style:name="gr33" style:family="graphic" style:parent-style-name="standard" style:list-style-name="L1">
      <style:graphic-properties svg:stroke-color="#000000" draw:fill-color="#669900" draw:textarea-vertical-align="middle"/>
    </style:style>
    <style:style style:name="gr34" style:family="graphic" style:parent-style-name="standard" style:list-style-name="L1">
      <style:graphic-properties svg:stroke-color="#000000" draw:fill-color="#193300" draw:textarea-vertical-align="middle"/>
    </style:style>
    <style:style style:name="gr35" style:family="graphic" style:parent-style-name="standard" style:list-style-name="L1">
      <style:graphic-properties svg:stroke-color="#000000" draw:fill-color="#193300" draw:textarea-vertical-align="middle"/>
    </style:style>
    <style:style style:name="gr36" style:family="graphic" style:parent-style-name="objectwithoutfill">
      <style:graphic-properties svg:stroke-width="0.035cm" svg:stroke-color="#800055" draw:marker-start-width="0.252cm" draw:marker-end-width="0.252cm" draw:fill="none" draw:textarea-vertical-align="middle" fo:padding-top="0.142cm" fo:padding-bottom="0.142cm" fo:padding-left="0.267cm" fo:padding-right="0.267cm"/>
    </style:style>
    <style:style style:name="gr37" style:family="graphic" style:parent-style-name="objectwithoutfill">
      <style:graphic-properties svg:stroke-color="#ff6600" draw:marker-start="Dimension_20_Lines" draw:marker-end="Symmetric_20_Arrow" draw:marker-end-width="0.3cm" draw:fill="none" draw:textarea-vertical-align="middle"/>
    </style:style>
    <style:style style:name="gr38" style:family="graphic" style:parent-style-name="standard" style:list-style-name="L1">
      <style:graphic-properties svg:stroke-color="#000000" draw:fill-color="#ccff00" draw:textarea-vertical-align="middle"/>
    </style:style>
    <style:style style:name="gr39" style:family="graphic" style:parent-style-name="standard" style:list-style-name="L1">
      <style:graphic-properties svg:stroke-color="#000000" draw:fill-color="#ccff00" draw:textarea-vertical-align="middle"/>
    </style:style>
    <style:style style:name="gr40" style:family="graphic" style:parent-style-name="standard" style:list-style-name="L1">
      <style:graphic-properties svg:stroke-color="#000000" draw:fill-color="#99ff33" draw:textarea-vertical-align="middle"/>
    </style:style>
    <style:style style:name="gr41" style:family="graphic" style:parent-style-name="standard" style:list-style-name="L1">
      <style:graphic-properties svg:stroke-color="#000000" draw:fill-color="#99ff33" draw:textarea-vertical-align="middle"/>
    </style:style>
    <style:style style:name="gr42" style:family="graphic" style:parent-style-name="standard" style:list-style-name="L1">
      <style:graphic-properties svg:stroke-color="#000000" draw:fill-color="#669900" draw:textarea-vertical-align="middle"/>
    </style:style>
    <style:style style:name="gr43" style:family="graphic" style:parent-style-name="standard" style:list-style-name="L1">
      <style:graphic-properties svg:stroke-color="#000000" draw:fill-color="#669900" draw:textarea-vertical-align="middle"/>
    </style:style>
    <style:style style:name="gr44" style:family="graphic" style:parent-style-name="standard" style:list-style-name="L1">
      <style:graphic-properties svg:stroke-color="#000000" draw:fill-color="#193300" draw:textarea-vertical-align="middle"/>
    </style:style>
    <style:style style:name="gr45" style:family="graphic" style:parent-style-name="standard" style:list-style-name="L1">
      <style:graphic-properties svg:stroke-color="#000000" draw:fill-color="#193300" draw:textarea-vertical-align="middle"/>
    </style:style>
    <style:style style:name="gr46" style:family="graphic" style:parent-style-name="objectwithoutfill">
      <style:graphic-properties svg:stroke-width="0.035cm" svg:stroke-color="#800055" draw:marker-start-width="0.252cm" draw:marker-end-width="0.252cm" svg:stroke-opacity="50%" draw:fill="none" draw:textarea-vertical-align="middle" fo:padding-top="0.142cm" fo:padding-bottom="0.142cm" fo:padding-left="0.267cm" fo:padding-right="0.267cm"/>
    </style:style>
    <style:style style:name="gr47" style:family="graphic" style:parent-style-name="standard" style:list-style-name="L1">
      <style:graphic-properties svg:stroke-color="#000000" draw:fill-color="#ccff00" draw:textarea-vertical-align="middle"/>
    </style:style>
    <style:style style:name="gr48" style:family="graphic" style:parent-style-name="standard" style:list-style-name="L1">
      <style:graphic-properties svg:stroke-color="#000000" draw:fill-color="#ccff00" draw:textarea-vertical-align="middle"/>
    </style:style>
    <style:style style:name="gr49" style:family="graphic" style:parent-style-name="standard" style:list-style-name="L1">
      <style:graphic-properties svg:stroke-color="#000000" draw:fill-color="#99ff33" draw:textarea-vertical-align="middle"/>
    </style:style>
    <style:style style:name="gr50" style:family="graphic" style:parent-style-name="standard" style:list-style-name="L1">
      <style:graphic-properties svg:stroke-color="#000000" draw:fill-color="#99ff33" draw:textarea-vertical-align="middle"/>
    </style:style>
    <style:style style:name="gr51" style:family="graphic" style:parent-style-name="standard" style:list-style-name="L1">
      <style:graphic-properties svg:stroke-color="#000000" draw:fill-color="#669900" draw:textarea-vertical-align="middle"/>
    </style:style>
    <style:style style:name="gr52" style:family="graphic" style:parent-style-name="standard" style:list-style-name="L1">
      <style:graphic-properties svg:stroke-color="#000000" draw:fill-color="#669900" draw:textarea-vertical-align="middle"/>
    </style:style>
    <style:style style:name="gr53" style:family="graphic" style:parent-style-name="standard" style:list-style-name="L1">
      <style:graphic-properties svg:stroke-color="#000000" draw:fill-color="#193300" draw:textarea-vertical-align="middle"/>
    </style:style>
    <style:style style:name="gr54" style:family="graphic" style:parent-style-name="standard" style:list-style-name="L1">
      <style:graphic-properties svg:stroke-color="#000000" draw:fill-color="#193300" draw:textarea-vertical-align="middle"/>
    </style:style>
    <style:style style:name="gr55" style:family="graphic" style:parent-style-name="objectwithoutfill">
      <style:graphic-properties svg:stroke-color="#ff6600" draw:marker-start="Dimension_20_Lines" draw:marker-end="Symmetric_20_Arrow" draw:marker-end-width="0.3cm" svg:stroke-opacity="50%" draw:fill="none" draw:textarea-vertical-align="middle"/>
    </style:style>
    <style:style style:name="gr56" style:family="graphic" style:parent-style-name="standard">
      <style:graphic-properties svg:stroke-color="#006666" draw:fill-color="#99cccc" draw:textarea-horizontal-align="justify" draw:textarea-vertical-align="middle" draw:auto-grow-height="false"/>
    </style:style>
    <style:style style:name="gr57" style:family="graphic" style:parent-style-name="standard">
      <style:graphic-properties svg:stroke-color="#006666" draw:textarea-vertical-align="middle"/>
    </style:style>
    <style:style style:name="gr58" style:family="graphic" style:parent-style-name="standard" style:list-style-name="L1">
      <style:graphic-properties svg:stroke-color="#000000" draw:fill-color="#ccff00" draw:textarea-vertical-align="middle"/>
    </style:style>
    <style:style style:name="gr59" style:family="graphic" style:parent-style-name="standard" style:list-style-name="L1">
      <style:graphic-properties svg:stroke-color="#000000" draw:fill-color="#ccff00" draw:textarea-vertical-align="middle"/>
    </style:style>
    <style:style style:name="gr60" style:family="graphic" style:parent-style-name="standard" style:list-style-name="L1">
      <style:graphic-properties svg:stroke-color="#000000" draw:fill-color="#99ff33" draw:textarea-vertical-align="middle"/>
    </style:style>
    <style:style style:name="gr61" style:family="graphic" style:parent-style-name="standard" style:list-style-name="L1">
      <style:graphic-properties svg:stroke-color="#000000" draw:fill-color="#99ff33" draw:textarea-vertical-align="middle"/>
    </style:style>
    <style:style style:name="gr62" style:family="graphic" style:parent-style-name="standard" style:list-style-name="L1">
      <style:graphic-properties svg:stroke-color="#000000" draw:fill-color="#669900" draw:textarea-vertical-align="middle"/>
    </style:style>
    <style:style style:name="gr63" style:family="graphic" style:parent-style-name="standard" style:list-style-name="L1">
      <style:graphic-properties svg:stroke-color="#000000" draw:fill-color="#669900" draw:textarea-vertical-align="middle"/>
    </style:style>
    <style:style style:name="gr64" style:family="graphic" style:parent-style-name="standard" style:list-style-name="L1">
      <style:graphic-properties svg:stroke-color="#000000" draw:fill-color="#193300" draw:textarea-vertical-align="middle"/>
    </style:style>
    <style:style style:name="gr65" style:family="graphic" style:parent-style-name="standard" style:list-style-name="L1">
      <style:graphic-properties svg:stroke-color="#000000" draw:fill-color="#193300" draw:textarea-vertical-align="middle"/>
    </style:style>
    <style:style style:name="gr66" style:family="graphic" style:parent-style-name="standard">
      <style:graphic-properties svg:stroke-color="#333300" draw:fill-color="#ffffcc" draw:textarea-horizontal-align="justify" draw:textarea-vertical-align="top" draw:auto-grow-height="false"/>
    </style:style>
    <style:style style:name="gr67" style:family="graphic" style:parent-style-name="standard">
      <style:graphic-properties svg:stroke-color="#333300" draw:textarea-vertical-align="middle"/>
    </style:style>
    <style:style style:name="gr68" style:family="graphic" style:parent-style-name="standard" style:list-style-name="L1">
      <style:graphic-properties svg:stroke-color="#3465a4" draw:fill-color="#729fcf" draw:textarea-horizontal-align="justify" draw:textarea-vertical-align="middle" draw:auto-grow-height="false"/>
    </style:style>
    <style:style style:name="gr69" style:family="graphic" style:parent-style-name="standard">
      <style:graphic-properties svg:stroke-color="#3465a4" draw:textarea-vertical-align="middle"/>
    </style:style>
    <style:style style:name="gr70" style:family="graphic" style:parent-style-name="standard" style:list-style-name="L1">
      <style:graphic-properties svg:stroke-color="#000000" draw:fill-color="#ccff00" draw:textarea-vertical-align="middle"/>
    </style:style>
    <style:style style:name="gr71" style:family="graphic" style:parent-style-name="standard" style:list-style-name="L1">
      <style:graphic-properties svg:stroke-color="#000000" draw:fill-color="#ccff00" draw:textarea-vertical-align="middle"/>
    </style:style>
    <style:style style:name="gr72" style:family="graphic" style:parent-style-name="standard" style:list-style-name="L1">
      <style:graphic-properties svg:stroke-color="#000000" draw:fill-color="#99ff33" draw:textarea-vertical-align="middle"/>
    </style:style>
    <style:style style:name="gr73" style:family="graphic" style:parent-style-name="standard" style:list-style-name="L1">
      <style:graphic-properties svg:stroke-color="#000000" draw:fill-color="#99ff33" draw:textarea-vertical-align="middle"/>
    </style:style>
    <style:style style:name="gr74" style:family="graphic" style:parent-style-name="standard" style:list-style-name="L1">
      <style:graphic-properties svg:stroke-color="#000000" draw:fill-color="#669900" draw:textarea-vertical-align="middle"/>
    </style:style>
    <style:style style:name="gr75" style:family="graphic" style:parent-style-name="standard" style:list-style-name="L1">
      <style:graphic-properties svg:stroke-color="#000000" draw:fill-color="#669900" draw:textarea-vertical-align="middle"/>
    </style:style>
    <style:style style:name="gr76" style:family="graphic" style:parent-style-name="standard" style:list-style-name="L1">
      <style:graphic-properties svg:stroke-color="#000000" draw:fill-color="#193300" draw:textarea-vertical-align="middle"/>
    </style:style>
    <style:style style:name="gr77" style:family="graphic" style:parent-style-name="standard" style:list-style-name="L1">
      <style:graphic-properties svg:stroke-color="#000000" draw:fill-color="#193300" draw:textarea-vertical-align="middle"/>
    </style:style>
    <style:style style:name="gr78" style:family="graphic" style:parent-style-name="standard" style:list-style-name="L1">
      <style:graphic-properties svg:stroke-color="#3465a4" draw:fill-color="#729fcf" draw:textarea-horizontal-align="justify" draw:textarea-vertical-align="middle" draw:auto-grow-height="false"/>
    </style:style>
    <style:style style:name="gr79" style:family="graphic">
      <style:graphic-properties draw:textarea-horizontal-align="justify" draw:textarea-vertical-align="middle" draw:auto-grow-height="false"/>
    </style:style>
    <style:style style:name="gr80" style:family="graphic">
      <style:graphic-properties svg:stroke-color="#000000" draw:fill-color="#ccff00" draw:textarea-horizontal-align="justify" draw:textarea-vertical-align="middle" draw:auto-grow-height="false"/>
    </style:style>
    <style:style style:name="gr81" style:family="graphic">
      <style:graphic-properties svg:stroke-color="#000000" draw:fill-color="#99ff33" draw:textarea-horizontal-align="justify" draw:textarea-vertical-align="middle" draw:auto-grow-height="false"/>
    </style:style>
    <style:style style:name="gr82" style:family="graphic">
      <style:graphic-properties svg:stroke-color="#000000" draw:fill-color="#669900" draw:textarea-horizontal-align="justify" draw:textarea-vertical-align="middle" draw:auto-grow-height="false"/>
    </style:style>
    <style:style style:name="gr83" style:family="graphic">
      <style:graphic-properties svg:stroke-color="#000000" draw:fill-color="#193300" draw:textarea-horizontal-align="justify" draw:textarea-vertical-align="middle" draw:auto-grow-height="false"/>
    </style:style>
    <style:style style:name="gr84" style:family="graphic" style:parent-style-name="standard" style:list-style-name="L1">
      <style:graphic-properties svg:stroke-color="#000000" draw:fill-color="#ccff00" draw:textarea-vertical-align="middle"/>
    </style:style>
    <style:style style:name="gr85" style:family="graphic" style:parent-style-name="standard" style:list-style-name="L1">
      <style:graphic-properties svg:stroke-color="#000000" draw:fill-color="#ccff00" draw:textarea-vertical-align="middle"/>
    </style:style>
    <style:style style:name="gr86" style:family="graphic" style:parent-style-name="standard" style:list-style-name="L1">
      <style:graphic-properties svg:stroke-color="#000000" draw:fill-color="#99ff33" draw:textarea-vertical-align="middle"/>
    </style:style>
    <style:style style:name="gr87" style:family="graphic" style:parent-style-name="standard" style:list-style-name="L1">
      <style:graphic-properties svg:stroke-color="#000000" draw:fill-color="#99ff33" draw:textarea-vertical-align="middle"/>
    </style:style>
    <style:style style:name="gr88" style:family="graphic" style:parent-style-name="standard" style:list-style-name="L1">
      <style:graphic-properties svg:stroke-color="#000000" draw:fill-color="#669900" draw:textarea-vertical-align="middle"/>
    </style:style>
    <style:style style:name="gr89" style:family="graphic" style:parent-style-name="standard" style:list-style-name="L1">
      <style:graphic-properties svg:stroke-color="#000000" draw:fill-color="#669900" draw:textarea-vertical-align="middle"/>
    </style:style>
    <style:style style:name="gr90" style:family="graphic" style:parent-style-name="standard" style:list-style-name="L1">
      <style:graphic-properties svg:stroke-color="#000000" draw:fill-color="#193300" draw:textarea-vertical-align="middle"/>
    </style:style>
    <style:style style:name="gr91" style:family="graphic" style:parent-style-name="standard" style:list-style-name="L1">
      <style:graphic-properties svg:stroke-color="#000000" draw:fill-color="#193300" draw:textarea-vertical-align="middle"/>
    </style:style>
    <style:style style:name="gr92" style:family="graphic">
      <style:graphic-properties svg:stroke-color="#b2b2b2" draw:fill="solid" draw:fill-color="#b2b2b2" draw:opacity="100%" draw:opacity-name="Transparency_20_6" draw:textarea-horizontal-align="justify" draw:textarea-vertical-align="middle" draw:auto-grow-height="false"/>
    </style:style>
    <style:style style:name="gr93" style:family="graphic">
      <style:graphic-properties svg:stroke-color="#006666" draw:fill-color="#99cccc" draw:textarea-horizontal-align="justify" draw:textarea-vertical-align="middle" draw:auto-grow-height="false"/>
    </style:style>
    <style:style style:name="gr94" style:family="graphic">
      <style:graphic-properties svg:stroke-color="#333300" draw:fill-color="#ffffcc" draw:textarea-horizontal-align="justify" draw:textarea-vertical-align="top" draw:auto-grow-height="false"/>
    </style:style>
    <style:style style:name="gr95" style:family="graphic" style:list-style-name="L1">
      <style:graphic-properties svg:stroke-color="#3465a4" draw:fill-color="#729fcf" draw:textarea-horizontal-align="justify" draw:textarea-vertical-align="middle" draw:auto-grow-height="false"/>
    </style:style>
    <style:style style:name="gr96" style:family="graphic" style:parent-style-name="standard">
      <style:graphic-properties svg:stroke-width="0.081cm" svg:stroke-color="#ff3333" draw:marker-start-width="0.321cm" draw:marker-end-width="0.321cm" draw:fill="none" draw:textarea-horizontal-align="justify" draw:textarea-vertical-align="middle" draw:auto-grow-height="false" fo:padding-top="0.165cm" fo:padding-bottom="0.165cm" fo:padding-left="0.29cm" fo:padding-right="0.29cm"/>
    </style:style>
    <style:style style:name="gr97" style:family="graphic" style:parent-style-name="objectwithoutfill">
      <style:graphic-properties svg:stroke-width="0.081cm" svg:stroke-color="#ff3333" draw:marker-start-width="0.442cm" draw:marker-end-width="0.442cm" draw:fill="none" draw:textarea-vertical-align="middle" fo:padding-top="0.165cm" fo:padding-bottom="0.165cm" fo:padding-left="0.29cm" fo:padding-right="0.29cm"/>
    </style:style>
    <style:style style:name="gr98" style:family="graphic" style:parent-style-name="standard">
      <style:graphic-properties draw:stroke="none" svg:stroke-color="#000000" draw:fill="none" draw:fill-color="#ffffff" draw:auto-grow-height="true" draw:auto-grow-width="false" fo:max-height="0cm" fo:min-height="0cm"/>
    </style:style>
    <style:style style:name="gr99" style:family="graphic" style:parent-style-name="standard" style:list-style-name="L1">
      <style:graphic-properties svg:stroke-color="#000000" draw:fill-color="#ccff00" draw:textarea-vertical-align="middle"/>
    </style:style>
    <style:style style:name="gr100" style:family="graphic" style:parent-style-name="standard" style:list-style-name="L1">
      <style:graphic-properties svg:stroke-color="#000000" draw:fill-color="#ccff00" draw:textarea-vertical-align="middle"/>
    </style:style>
    <style:style style:name="gr101" style:family="graphic" style:parent-style-name="standard" style:list-style-name="L1">
      <style:graphic-properties svg:stroke-color="#000000" draw:fill-color="#99ff33" draw:textarea-vertical-align="middle"/>
    </style:style>
    <style:style style:name="gr102" style:family="graphic" style:parent-style-name="standard" style:list-style-name="L1">
      <style:graphic-properties svg:stroke-color="#000000" draw:fill-color="#99ff33" draw:textarea-vertical-align="middle"/>
    </style:style>
    <style:style style:name="gr103" style:family="graphic" style:parent-style-name="standard" style:list-style-name="L1">
      <style:graphic-properties svg:stroke-color="#000000" draw:fill-color="#669900" draw:textarea-vertical-align="middle"/>
    </style:style>
    <style:style style:name="gr104" style:family="graphic" style:parent-style-name="standard" style:list-style-name="L1">
      <style:graphic-properties svg:stroke-color="#000000" draw:fill-color="#669900" draw:textarea-vertical-align="middle"/>
    </style:style>
    <style:style style:name="gr105" style:family="graphic" style:parent-style-name="standard" style:list-style-name="L1">
      <style:graphic-properties svg:stroke-color="#000000" draw:fill-color="#193300" draw:textarea-vertical-align="middle"/>
    </style:style>
    <style:style style:name="gr106" style:family="graphic" style:parent-style-name="standard" style:list-style-name="L1">
      <style:graphic-properties svg:stroke-color="#000000" draw:fill-color="#193300" draw:textarea-vertical-align="middle"/>
    </style:style>
    <style:style style:name="gr107" style:family="graphic" style:list-style-name="L1">
      <style:graphic-properties svg:stroke-color="#3465a4" draw:fill-color="#729fcf" draw:textarea-horizontal-align="justify" draw:textarea-vertical-align="middle" draw:auto-grow-height="false"/>
    </style:style>
    <style:style style:name="gr108" style:family="graphic" style:parent-style-name="standard" style:list-style-name="L1">
      <style:graphic-properties svg:stroke-color="#000000" draw:fill-color="#ccff00" draw:textarea-vertical-align="middle"/>
    </style:style>
    <style:style style:name="gr109" style:family="graphic" style:parent-style-name="standard" style:list-style-name="L1">
      <style:graphic-properties svg:stroke-color="#000000" draw:fill-color="#ccff00" draw:textarea-vertical-align="middle"/>
    </style:style>
    <style:style style:name="gr110" style:family="graphic" style:parent-style-name="standard" style:list-style-name="L1">
      <style:graphic-properties svg:stroke-color="#000000" draw:fill-color="#99ff33" draw:textarea-vertical-align="middle"/>
    </style:style>
    <style:style style:name="gr111" style:family="graphic" style:parent-style-name="standard" style:list-style-name="L1">
      <style:graphic-properties svg:stroke-color="#000000" draw:fill-color="#99ff33" draw:textarea-vertical-align="middle"/>
    </style:style>
    <style:style style:name="gr112" style:family="graphic" style:parent-style-name="standard" style:list-style-name="L1">
      <style:graphic-properties svg:stroke-color="#000000" draw:fill-color="#669900" draw:textarea-vertical-align="middle"/>
    </style:style>
    <style:style style:name="gr113" style:family="graphic" style:parent-style-name="standard" style:list-style-name="L1">
      <style:graphic-properties svg:stroke-color="#000000" draw:fill-color="#669900" draw:textarea-vertical-align="middle"/>
    </style:style>
    <style:style style:name="gr114" style:family="graphic" style:parent-style-name="standard" style:list-style-name="L1">
      <style:graphic-properties svg:stroke-color="#000000" draw:fill-color="#193300" draw:textarea-vertical-align="middle"/>
    </style:style>
    <style:style style:name="gr115" style:family="graphic" style:parent-style-name="standard" style:list-style-name="L1">
      <style:graphic-properties svg:stroke-color="#000000" draw:fill-color="#193300" draw:textarea-vertical-align="middle"/>
    </style:style>
    <style:style style:name="gr116" style:family="graphic" style:list-style-name="L1">
      <style:graphic-properties svg:stroke-color="#3465a4" draw:fill-color="#729fcf" draw:textarea-horizontal-align="justify" draw:textarea-vertical-align="middle" draw:auto-grow-height="false"/>
    </style:style>
    <style:style style:name="gr117" style:family="graphic" style:parent-style-name="standard" style:list-style-name="L1">
      <style:graphic-properties svg:stroke-color="#000000" draw:fill-color="#ccff00" draw:textarea-vertical-align="middle"/>
    </style:style>
    <style:style style:name="gr118" style:family="graphic" style:parent-style-name="standard" style:list-style-name="L1">
      <style:graphic-properties svg:stroke-color="#000000" draw:fill-color="#ccff00" draw:textarea-vertical-align="middle"/>
    </style:style>
    <style:style style:name="gr119" style:family="graphic" style:parent-style-name="standard" style:list-style-name="L1">
      <style:graphic-properties svg:stroke-color="#000000" draw:fill-color="#99ff33" draw:textarea-vertical-align="middle"/>
    </style:style>
    <style:style style:name="gr120" style:family="graphic" style:parent-style-name="standard" style:list-style-name="L1">
      <style:graphic-properties svg:stroke-color="#000000" draw:fill-color="#99ff33" draw:textarea-vertical-align="middle"/>
    </style:style>
    <style:style style:name="gr121" style:family="graphic" style:parent-style-name="standard" style:list-style-name="L1">
      <style:graphic-properties svg:stroke-color="#000000" draw:fill-color="#669900" draw:textarea-vertical-align="middle"/>
    </style:style>
    <style:style style:name="gr122" style:family="graphic" style:parent-style-name="standard" style:list-style-name="L1">
      <style:graphic-properties svg:stroke-color="#000000" draw:fill-color="#669900" draw:textarea-vertical-align="middle"/>
    </style:style>
    <style:style style:name="gr123" style:family="graphic" style:parent-style-name="standard" style:list-style-name="L1">
      <style:graphic-properties svg:stroke-color="#000000" draw:fill-color="#193300" draw:textarea-vertical-align="middle"/>
    </style:style>
    <style:style style:name="gr124" style:family="graphic" style:parent-style-name="standard" style:list-style-name="L1">
      <style:graphic-properties svg:stroke-color="#000000" draw:fill-color="#193300" draw:textarea-vertical-align="middle"/>
    </style:style>
    <style:style style:name="gr125" style:family="graphic" style:list-style-name="L1">
      <style:graphic-properties svg:stroke-color="#3465a4" draw:fill-color="#729fcf" draw:textarea-horizontal-align="justify" draw:textarea-vertical-align="middle" draw:auto-grow-height="false"/>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8cm"/>
    </style:style>
    <style:style style:name="pr3" style:family="presentation" style:parent-style-name="Standard-notes">
      <style:graphic-properties draw:fill-color="#ffffff" fo:min-height="13.364cm"/>
    </style:style>
    <style:style style:name="P1" style:family="paragraph">
      <style:paragraph-properties fo:text-align="start"/>
    </style:style>
    <style:style style:name="P2" style:family="paragraph">
      <style:paragraph-properties fo:text-align="center"/>
    </style:style>
    <style:style style:name="P3" style:family="paragraph">
      <style:text-properties style:text-underline-style="solid" style:text-underline-width="auto" style:text-underline-color="font-color"/>
    </style:style>
    <style:style style:name="P4" style:family="paragraph">
      <style:paragraph-properties fo:text-align="center"/>
      <style:text-properties fo:font-size="18pt"/>
    </style:style>
    <style:style style:name="P5" style:family="paragraph">
      <style:text-properties fo:font-size="18pt"/>
    </style:style>
    <style:style style:name="P6" style:family="paragraph">
      <style:paragraph-properties fo:text-align="center"/>
      <style:text-properties style:font-name="Liberation Sans" fo:font-size="18pt" style:letter-kerning="true" style:font-name-asian="WenQuanYi Zen Hei Sharp" style:font-size-asian="18pt" style:font-name-complex="Lohit Devanagari" style:font-size-complex="18pt"/>
    </style:style>
    <style:style style:name="P7" style:family="paragraph">
      <style:paragraph-properties fo:text-align="center"/>
      <style:text-properties fo:font-size="12pt" style:text-underline-style="solid" style:text-underline-width="auto" style:text-underline-color="font-color" style:font-size-asian="12pt" style:font-size-complex="12pt"/>
    </style:style>
    <style:style style:name="P8" style:family="paragraph">
      <style:text-properties fo:font-size="20pt"/>
    </style:style>
    <style:style style:name="P9" style:family="paragraph">
      <style:text-properties fo:color="#800055" style:font-name="Calibri" fo:font-size="18pt" fo:font-style="italic" style:text-underline-style="solid" style:text-underline-width="auto" style:text-underline-color="font-color" style:font-style-asian="italic" style:font-style-complex="italic"/>
    </style:style>
    <style:style style:name="P10" style:family="paragraph">
      <style:text-properties fo:color="#ff6600" style:font-name="Calibri" fo:font-size="18pt" fo:font-style="italic" style:text-underline-style="solid" style:text-underline-width="auto" style:text-underline-color="font-color" style:font-style-asian="italic" style:font-style-complex="italic"/>
    </style:style>
    <style:style style:name="P11" style:family="paragraph">
      <style:text-properties fo:color="#006666"/>
    </style:style>
    <style:style style:name="P12" style:family="paragraph">
      <style:text-properties fo:color="#3465a4"/>
    </style:style>
    <style:style style:name="P13" style:family="paragraph">
      <style:text-properties fo:color="#ff3333"/>
    </style:style>
    <style:style style:name="P14" style:family="paragraph">
      <style:paragraph-properties fo:text-align="end"/>
    </style:style>
    <style:style style:name="T1" style:family="text">
      <style:text-properties style:text-underline-style="solid" style:text-underline-width="auto" style:text-underline-color="font-color"/>
    </style:style>
    <style:style style:name="T2" style:family="text">
      <style:text-properties fo:font-size="18pt"/>
    </style:style>
    <style:style style:name="T3" style:family="text">
      <style:text-properties style:font-name="Liberation Sans" fo:font-size="18pt" style:letter-kerning="true" style:font-name-asian="WenQuanYi Zen Hei Sharp" style:font-size-asian="18pt" style:font-name-complex="Lohit Devanagari" style:font-size-complex="18pt"/>
    </style:style>
    <style:style style:name="T4" style:family="text">
      <style:text-properties fo:font-size="18pt" style:text-underline-style="solid" style:text-underline-width="auto" style:text-underline-color="font-color"/>
    </style:style>
    <style:style style:name="T5" style:family="text">
      <style:text-properties fo:font-size="18pt" fo:font-style="italic" style:font-style-asian="italic" style:font-style-complex="italic"/>
    </style:style>
    <style:style style:name="T6" style:family="text">
      <style:text-properties fo:font-size="18pt" style:text-underline-style="none"/>
    </style:style>
    <style:style style:name="T7" style:family="text">
      <style:text-properties style:font-name="Liberation Sans" fo:font-size="12pt" style:text-underline-style="solid" style:text-underline-width="auto" style:text-underline-color="font-color" style:letter-kerning="true" style:font-name-asian="WenQuanYi Zen Hei Sharp" style:font-size-asian="12pt" style:font-name-complex="Lohit Devanagari" style:font-size-complex="12pt"/>
    </style:style>
    <style:style style:name="T8" style:family="text">
      <style:text-properties style:use-window-font-color="true" fo:font-size="18pt"/>
    </style:style>
    <style:style style:name="T9" style:family="text">
      <style:text-properties fo:color="#800055" style:font-name="Calibri" fo:font-size="18pt" fo:font-style="italic" style:text-underline-style="solid" style:text-underline-width="auto" style:text-underline-color="font-color" style:font-style-asian="italic" style:font-style-complex="italic"/>
    </style:style>
    <style:style style:name="T10" style:family="text">
      <style:text-properties fo:color="#ff6600" style:font-name="Calibri" fo:font-size="18pt" fo:font-style="italic" style:text-underline-style="solid" style:text-underline-width="auto" style:text-underline-color="font-color" style:font-style-asian="italic" style:font-style-complex="italic"/>
    </style:style>
    <style:style style:name="T11" style:family="text">
      <style:text-properties fo:color="#006666"/>
    </style:style>
    <style:style style:name="T12" style:family="text">
      <style:text-properties fo:font-size="18pt" style:text-underline-style="none" style:font-size-asian="18pt" style:font-weight-asian="normal" style:font-size-complex="18pt"/>
    </style:style>
    <style:style style:name="T13" style:family="text">
      <style:text-properties fo:color="#3465a4"/>
    </style:style>
    <style:style style:name="T14" style:family="text">
      <style:text-properties fo:color="#ff3333" fo:font-size="18pt" style:text-underline-style="solid" style:text-underline-width="auto" style:text-underline-color="font-color"/>
    </style:style>
    <style:style style:name="T15" style:family="text">
      <style:text-properties style:use-window-font-color="true" fo:font-size="18pt" style:text-underline-style="none"/>
    </style:style>
    <style:style style:name="T16" style:family="text">
      <style:text-properties fo:color="#ff3333"/>
    </style:style>
    <style:style style:name="T17" style:family="text">
      <style:text-properties fo:color="#ff3333" fo:font-size="18pt"/>
    </style:style>
    <style:style style:name="T18" style:family="text">
      <style:text-properties fo:color="#ff3333" fo:font-size="18pt"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draw:text-box>
            <text:p>The model stepwise</text:p>
          </draw:text-box>
        </draw:frame>
        <draw:frame presentation:style-name="pr2" draw:layer="layout" svg:width="25.199cm" svg:height="12.178cm" svg:x="1.4cm" svg:y="4.914cm" presentation:class="subtitle">
          <draw:text-box>
            <text:p>of racr-mquat</text:p>
          </draw:text-box>
        </draw:frame>
        <draw:custom-shape draw:style-name="gr1" draw:layer="layout" svg:width="1cm" svg:height="1cm" svg:x="4.4cm" svg:y="1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2" draw:layer="layout" svg:width="11.576cm" svg:height="0.962cm" svg:x="5.4cm" svg:y="15.8cm">
          <draw:text-box>
            <text:p>= currently missing feature in the model</text:p>
          </draw:text-box>
        </draw:frame>
        <draw:frame draw:style-name="gr2" draw:layer="layout" svg:width="9.718cm" svg:height="0.962cm" svg:x="5.424cm" svg:y="17.2cm">
          <draw:text-box>
            <text:p>= in the model, but not evaluated</text:p>
          </draw:text-box>
        </draw:frame>
        <draw:g>
          <draw:custom-shape draw:style-name="gr3" draw:text-style-name="P1" draw:layer="layout" svg:width="1cm" svg:height="1cm" svg:x="4.4cm" svg:y="17.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2" draw:layer="layout" svg:width="1cm" svg:height="1cm" svg:x="4.4cm" svg:y="17.2cm" draw:kind="section" draw:start-angle="21.05" draw:end-angle="82.31">
            <text:p/>
          </draw:circle>
        </draw:g>
        <draw:frame draw:style-name="gr2" draw:layer="layout" svg:width="17.389cm" svg:height="0.962cm" svg:x="5.4cm" svg:y="14.5cm">
          <draw:text-box>
            <text:p>= concept/context/non-terminal/terminal/ag-rule in the model</text:p>
          </draw:text-box>
        </draw:frame>
        <draw:frame draw:style-name="gr2" draw:text-style-name="P3" draw:layer="layout" svg:width="2.085cm" svg:height="0.962cm" svg:x="3.515cm" svg:y="14.5cm">
          <draw:text-box>
            <text:p><text:span text:style-name="T1">name</text:span></text:p>
          </draw:text-box>
        </draw:frame>
        <presentation:notes draw:style-name="dp2">
          <draw:page-thumbnail draw:style-name="gr5"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9">
        <draw:custom-shape draw:style-name="gr6" draw:text-style-name="P4" xml:id="id4" draw:id="id4" draw:layer="layout" svg:width="1.6cm" svg:height="1.2cm" svg:x="15.4cm" svg:y="5.8cm">
          <text:p text:style-name="P2"><text:span text:style-name="T2">root</text:span></text:p>
          <draw:enhanced-geometry svg:viewBox="0 0 21600 21600" draw:type="rectangle" draw:enhanced-path="M 0 0 L 21600 0 21600 21600 0 21600 0 0 Z N"/>
        </draw:custom-shape>
        <draw:custom-shape draw:style-name="gr6" draw:text-style-name="P4" xml:id="id2" draw:id="id2" draw:layer="layout" svg:width="1.4cm" svg:height="1.4cm" svg:x="13.73cm" svg:y="8.4cm">
          <text:p text:style-name="P2"><text:span text:style-name="T2">S1</text:span></text:p>
          <draw:enhanced-geometry svg:viewBox="0 0 21600 21600" draw:type="rectangle" draw:enhanced-path="M 0 0 L 21600 0 21600 21600 0 21600 0 0 Z N"/>
        </draw:custom-shape>
        <draw:custom-shape draw:style-name="gr6" draw:text-style-name="P4" xml:id="id5" draw:id="id5" draw:layer="layout" svg:width="1.4cm" svg:height="1.4cm" svg:x="17.4cm" svg:y="8.4cm">
          <text:p text:style-name="P2"><text:span text:style-name="T2">S2</text:span></text:p>
          <draw:enhanced-geometry svg:viewBox="0 0 21600 21600" draw:type="rectangle" draw:enhanced-path="M 0 0 L 21600 0 21600 21600 0 21600 0 0 Z N"/>
        </draw:custom-shape>
        <draw:custom-shape draw:style-name="gr6" draw:text-style-name="P4" xml:id="id1" draw:id="id1" draw:layer="layout" svg:width="1.4cm" svg:height="1.4cm" svg:x="12.6cm" svg:y="11cm">
          <text:p text:style-name="P2"><text:span text:style-name="T2">CB1</text:span></text:p>
          <draw:enhanced-geometry svg:viewBox="0 0 21600 21600" draw:type="rectangle" draw:enhanced-path="M 0 0 L 21600 0 21600 21600 0 21600 0 0 Z N"/>
        </draw:custom-shape>
        <draw:custom-shape draw:style-name="gr6" draw:text-style-name="P4" xml:id="id6" draw:id="id6" draw:layer="layout" svg:width="1.4cm" svg:height="1.4cm" svg:x="17cm" svg:y="11cm">
          <text:p text:style-name="P2"><text:span text:style-name="T2">CB2</text:span></text:p>
          <draw:enhanced-geometry svg:viewBox="0 0 21600 21600" draw:type="rectangle" draw:enhanced-path="M 0 0 L 21600 0 21600 21600 0 21600 0 0 Z N"/>
        </draw:custom-shape>
        <draw:custom-shape draw:style-name="gr6" draw:text-style-name="P4" xml:id="id3" draw:id="id3" draw:layer="layout" svg:width="1.4cm" svg:height="1.4cm" svg:x="14.6cm" svg:y="11cm">
          <text:p text:style-name="P2"><text:span text:style-name="T2">R1</text:span></text:p>
          <draw:enhanced-geometry svg:viewBox="0 0 21600 21600" draw:type="rectangle" draw:enhanced-path="M 0 0 L 21600 0 21600 21600 0 21600 0 0 Z N"/>
        </draw:custom-shape>
        <draw:custom-shape draw:style-name="gr6" draw:text-style-name="P4" xml:id="id7" draw:id="id7" draw:layer="layout" svg:width="1.4cm" svg:height="1.4cm" svg:x="19cm" svg:y="11cm">
          <text:p text:style-name="P2"><text:span text:style-name="T2">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1" draw:start-glue-point="0" draw:end-shape="id2" draw:end-glue-point="2" svg:d="M13300 11000v-501l1130-198v-501" svg:viewBox="0 0 1131 1201">
          <text:p/>
        </draw:connector>
        <draw:connector draw:style-name="gr7" draw:text-style-name="P2" draw:layer="layout" draw:type="lines" svg:x1="14.43cm" svg:y1="9.8cm" svg:x2="15.3cm" svg:y2="11cm" draw:start-shape="id2" draw:start-glue-point="2" draw:end-shape="id3" draw:end-glue-point="0" svg:d="M14430 9800v501l870 198v501" svg:viewBox="0 0 871 1201">
          <text:p/>
        </draw:connector>
        <draw:connector draw:style-name="gr7" draw:text-style-name="P2" draw:layer="layout" draw:type="lines" svg:x1="14.43cm" svg:y1="8.4cm" svg:x2="16.2cm" svg:y2="7cm" draw:start-shape="id2" draw:start-glue-point="0" draw:end-shape="id4" draw:end-glue-point="2" svg:d="M14430 8400v-501l1770-398v-501" svg:viewBox="0 0 1771 1401">
          <text:p/>
        </draw:connector>
        <draw:connector draw:style-name="gr7" draw:text-style-name="P2" draw:layer="layout" draw:type="lines" svg:x1="16.2cm" svg:y1="7cm" svg:x2="18.1cm" svg:y2="8.4cm" draw:start-shape="id4" draw:start-glue-point="2" draw:end-shape="id5" svg:d="M16200 7000v501l1900 398v501" svg:viewBox="0 0 1901 1401">
          <text:p/>
        </draw:connector>
        <draw:connector draw:style-name="gr7" draw:text-style-name="P2" draw:layer="layout" draw:type="lines" svg:x1="18.1cm" svg:y1="9.8cm" svg:x2="17.7cm" svg:y2="11cm" draw:start-shape="id5" draw:start-glue-point="2" draw:end-shape="id6" draw:end-glue-point="0" svg:d="M18100 9800v501l-400 198v501" svg:viewBox="0 0 401 1201">
          <text:p/>
        </draw:connector>
        <draw:custom-shape draw:style-name="gr6" draw:text-style-name="P4" xml:id="id9" draw:id="id9" draw:layer="layout" svg:width="1.4cm" svg:height="1.4cm" svg:x="19.9cm" svg:y="13.8cm">
          <text:p text:style-name="P2"><text:span text:style-name="T2">CB4</text:span></text:p>
          <draw:enhanced-geometry svg:viewBox="0 0 21600 21600" draw:type="rectangle" draw:enhanced-path="M 0 0 L 21600 0 21600 21600 0 21600 0 0 Z N"/>
        </draw:custom-shape>
        <draw:custom-shape draw:style-name="gr6" draw:text-style-name="P4" xml:id="id8" draw:id="id8" draw:layer="layout" svg:width="1.4cm" svg:height="1.4cm" svg:x="20.9cm" svg:y="11cm">
          <text:p text:style-name="P2"><text:span text:style-name="T2">S3</text:span></text:p>
          <draw:enhanced-geometry svg:viewBox="0 0 21600 21600" draw:type="rectangle" draw:enhanced-path="M 0 0 L 21600 0 21600 21600 0 21600 0 0 Z N"/>
        </draw:custom-shape>
        <draw:custom-shape draw:style-name="gr6" draw:text-style-name="P4" xml:id="id10" draw:id="id10" draw:layer="layout" svg:width="1.4cm" svg:height="1.4cm" svg:x="22.1cm" svg:y="13.8cm">
          <text:p text:style-name="P2"><text:span text:style-name="T2">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7" draw:start-glue-point="0" draw:end-shape="id5" draw:end-glue-point="2" svg:d="M19700 11000v-501l-1600-198v-501" svg:viewBox="0 0 1601 1201">
          <text:p/>
        </draw:connector>
        <draw:connector draw:style-name="gr7" draw:text-style-name="P2" draw:layer="layout" draw:type="lines" svg:x1="21.6cm" svg:y1="11cm" svg:x2="18.1cm" svg:y2="9.8cm" draw:start-shape="id8" draw:start-glue-point="0" draw:end-shape="id5" draw:end-glue-point="2" svg:d="M21600 11000v-501l-3500-198v-501" svg:viewBox="0 0 3501 1201">
          <text:p/>
        </draw:connector>
        <draw:connector draw:style-name="gr7" draw:text-style-name="P2" draw:layer="layout" draw:type="lines" svg:x1="21.6cm" svg:y1="12.4cm" svg:x2="20.6cm" svg:y2="13.8cm" draw:start-shape="id8" draw:start-glue-point="2" draw:end-shape="id9" draw:end-glue-point="0" svg:d="M21600 12400v501l-1000 398v501" svg:viewBox="0 0 1001 1401">
          <text:p/>
        </draw:connector>
        <draw:connector draw:style-name="gr7" draw:text-style-name="P2" draw:layer="layout" draw:type="lines" svg:x1="21.6cm" svg:y1="12.4cm" svg:x2="22.8cm" svg:y2="13.8cm" draw:start-shape="id8" draw:start-glue-point="2" draw:end-shape="id10" draw:end-glue-point="0" svg:d="M21600 12400v501l1200 398v501" svg:viewBox="0 0 1201 1401">
          <text:p/>
        </draw:connector>
        <draw:custom-shape draw:style-name="gr8" draw:text-style-name="P4" xml:id="id11" draw:id="id11" draw:layer="layout" svg:width="1.4cm" svg:height="1.4cm" svg:x="4.6cm" svg:y="6.2cm">
          <text:p text:style-name="P2"><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xml:id="id13" draw:id="id13" draw:layer="layout" svg:width="1.4cm" svg:height="1.4cm" svg:x="2.4cm" svg:y="8.9cm">
          <text:p text:style-name="P2"><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xml:id="id12" draw:id="id12" draw:layer="layout" svg:width="1.4cm" svg:height="1.4cm" svg:x="6.2cm" svg:y="8.9cm">
          <text:p text:style-name="P2"><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xml:id="id14" draw:id="id14" draw:layer="layout" svg:width="1.4cm" svg:height="1.4cm" svg:x="6.2cm" svg:y="11.7cm">
          <text:p text:style-name="P2"><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5" draw:layer="layout" svg:width="10.8cm" svg:height="6cm" svg:x="1cm" svg:y="14.6cm">
          <draw:text-box>
            <text:p><text:span text:style-name="T2">Software </text:span><text:span text:style-name="T4">comp</text:span><text:span text:style-name="T2">onents (circles) with </text:span><text:span text:style-name="T4">impl</text:span><text:span text:style-name="T2">ementations (round rectangles) and their dependencies (arrows)</text:span></text:p>
            <text:list text:style-name="L1">
              <text:list-item>
                <text:p><text:span text:style-name="T2">dependency specified in contract</text:span><text:span text:style-name="T2"><text:line-break/></text:span><text:span text:style-name="T2">together with NFP-constrains</text:span></text:p>
              </text:list-item>
              <text:list-item>
                <text:p><text:span text:style-name="T2">maybe also parallelism/sequential</text:span><text:span text:style-name="T2"><text:line-break/></text:span><text:span text:style-name="T2">constraints for subcomponents,</text:span><text:span text:style-name="T2"><text:line-break/></text:span><text:span text:style-name="T2">e.g. C2 || C3, </text:span><text:span text:style-name="T5">C2 – C3</text:span></text:p>
              </text:list-item>
            </text:list>
          </draw:text-box>
        </draw:frame>
        <draw:frame draw:style-name="gr13" draw:text-style-name="P5" draw:layer="layout" svg:width="12.6cm" svg:height="3.095cm" svg:x="13.2cm" svg:y="15.652cm">
          <draw:text-box>
            <text:p><text:span text:style-name="T2">Hardware </text:span><text:span text:style-name="T4">resource</text:span><text:span text:style-name="T6">s</text:span><text:span text:style-name="T2"> (boxes) and</text:span></text:p>
            <text:p><text:span text:style-name="T2">their </text:span><text:span text:style-name="T4">subresources</text:span><text:span text:style-name="T2"> (lines)</text:span></text:p>
            <text:list text:style-name="L1">
              <text:list-item>
                <text:p><text:span text:style-name="T2">provided NFPs</text:span></text:p>
              </text:list-item>
              <text:list-item>
                <text:p><text:span text:style-name="T2">maybe also shared resources, e.g. </text:span><text:span text:style-name="T5">NAS</text:span></text:p>
              </text:list-item>
            </text:list>
          </draw:text-box>
        </draw:frame>
        <draw:rect draw:style-name="gr14" draw:text-style-name="P6" draw:layer="layout" svg:width="1.8cm" svg:height="0.8cm" svg:x="5.6cm" svg:y="7cm" draw:corner-radius="0.5cm">
          <text:p text:style-name="P2"><text:span text:style-name="T3">I1.a</text:span></text:p>
        </draw:rect>
        <draw:rect draw:style-name="gr15" draw:text-style-name="P6" draw:layer="layout" svg:width="1.8cm" svg:height="0.8cm" svg:x="5.6cm" svg:y="7.8cm" draw:corner-radius="0.5cm">
          <text:p text:style-name="P2"><text:span text:style-name="T3">I1.b</text:span></text:p>
        </draw:rect>
        <draw:rect draw:style-name="gr16" draw:text-style-name="P6" draw:layer="layout" svg:width="1.8cm" svg:height="0.8cm" svg:x="3cm" svg:y="9.9cm" draw:corner-radius="0.5cm">
          <text:p text:style-name="P2"><text:span text:style-name="T3">I2.a</text:span></text:p>
        </draw:rect>
        <draw:rect draw:style-name="gr17" draw:text-style-name="P6" draw:layer="layout" svg:width="1.8cm" svg:height="0.8cm" svg:x="3cm" svg:y="10.7cm" draw:corner-radius="0.5cm">
          <text:p text:style-name="P2"><text:span text:style-name="T3">I2.b</text:span></text:p>
        </draw:rect>
        <draw:rect draw:style-name="gr18" draw:text-style-name="P6" draw:layer="layout" svg:width="1.8cm" svg:height="0.8cm" svg:x="6.9cm" svg:y="9.9cm" draw:corner-radius="0.5cm">
          <text:p text:style-name="P2"><text:span text:style-name="T3">I3.a</text:span></text:p>
        </draw:rect>
        <draw:rect draw:style-name="gr19" draw:text-style-name="P6" draw:layer="layout" svg:width="1.8cm" svg:height="0.8cm" svg:x="6.9cm" svg:y="10.7cm" draw:corner-radius="0.5cm">
          <text:p text:style-name="P2"><text:span text:style-name="T3">I3.b</text:span></text:p>
        </draw:rect>
        <draw:rect draw:style-name="gr20" draw:text-style-name="P6" draw:layer="layout" svg:width="1.8cm" svg:height="0.8cm" svg:x="6.9cm" svg:y="12.7cm" draw:corner-radius="0.5cm">
          <text:p text:style-name="P2"><text:span text:style-name="T3">I4.a</text:span></text:p>
        </draw:rect>
        <draw:rect draw:style-name="gr21" draw:text-style-name="P6" draw:layer="layout" svg:width="1.8cm" svg:height="0.8cm" svg:x="6.9cm" svg:y="13.5cm" draw:corner-radius="0.5cm">
          <text:p text:style-name="P2"><text:span text:style-name="T3">I4.b</text:span></text:p>
        </draw:rect>
        <draw:connector draw:style-name="gr22" draw:text-style-name="P2" draw:layer="layout" draw:type="lines" svg:x1="5.3cm" svg:y1="7.6cm" svg:x2="6.2cm" svg:y2="9.6cm" draw:start-shape="id11" draw:start-glue-point="8" draw:end-shape="id12" draw:end-glue-point="6" svg:d="M5300 7600v500l399 1500h501" svg:viewBox="0 0 901 2001">
          <text:p/>
        </draw:connector>
        <draw:connector draw:style-name="gr22" draw:text-style-name="P2" draw:layer="layout" draw:type="lines" svg:x1="5.3cm" svg:y1="7.6cm" svg:x2="3.8cm" svg:y2="9.6cm" draw:start-shape="id11" draw:start-glue-point="8" draw:end-shape="id13" draw:end-glue-point="10" svg:d="M5300 7600v500l-1000 1500h-500" svg:viewBox="0 0 1501 2001">
          <text:p/>
        </draw:connector>
        <draw:connector draw:style-name="gr22" draw:text-style-name="P2" draw:layer="layout" draw:type="lines" svg:x1="6.405cm" svg:y1="10.095cm" svg:x2="6.405cm" svg:y2="11.905cm" draw:start-shape="id12" draw:start-glue-point="7" draw:end-shape="id14" draw:end-glue-point="5" svg:d="M6405 10095v705 399 706" svg:viewBox="0 0 1 1811">
          <text:p/>
        </draw:connector>
        <draw:frame presentation:style-name="pr1" draw:layer="layout" svg:width="25.199cm" svg:height="3.506cm" svg:x="1.4cm" svg:y="0.837cm" presentation:class="title">
          <draw:text-box>
            <text:p>The basic model</text:p>
          </draw:text-box>
        </draw:frame>
        <draw:custom-shape draw:style-name="gr23" draw:text-style-name="P4" xml:id="id16" draw:id="id16" draw:layer="layout" svg:width="4.8cm" svg:height="1.4cm" svg:x="9.6cm" svg:y="4cm">
          <text:p text:style-name="P2"><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6.5cm" svg:y1="5.226cm" svg:x2="5.3cm" svg:y2="6.2cm" draw:start-shape="id15" draw:start-glue-point="6" draw:end-shape="id11" draw:end-glue-point="4" svg:d="M6500 5226h-501l-699 473v501" svg:viewBox="0 0 1201 975">
          <text:p/>
        </draw:connector>
        <draw:connector draw:style-name="gr7" draw:text-style-name="P2" draw:layer="layout" draw:type="lines" svg:x1="14.4cm" svg:y1="4.7cm" svg:x2="16.2cm" svg:y2="5.8cm" draw:start-shape="id16" draw:start-glue-point="7" draw:end-shape="id4" draw:end-glue-point="0" svg:d="M14400 4700h502l1298 599v501" svg:viewBox="0 0 1801 1101">
          <text:p/>
        </draw:connector>
        <draw:line draw:style-name="gr24" draw:text-style-name="P2" draw:layer="layout" svg:x1="12cm" svg:y1="5.6cm" svg:x2="12cm" svg:y2="20.6cm">
          <text:p/>
        </draw:line>
        <draw:frame draw:style-name="gr2" draw:text-style-name="P3" draw:layer="layout" svg:width="3.106cm" svg:height="0.962cm" svg:x="1.3cm" svg:y="7.6cm">
          <draw:text-box>
            <text:p><text:span text:style-name="T1">reqComp</text:span></text:p>
          </draw:text-box>
        </draw:frame>
        <draw:line draw:style-name="gr25" draw:text-style-name="P2" draw:layer="layout" svg:x1="4.8cm" svg:y1="8.8cm" svg:x2="4.2cm" svg:y2="8.2cm">
          <text:p/>
        </draw:line>
        <draw:custom-shape draw:style-name="gr26" draw:text-style-name="P7" xml:id="id15" draw:id="id15" draw:layer="layout" svg:width="1.4cm" svg:height="1.4cm" svg:x="6.5cm" svg:y="4.526cm">
          <text:p text:style-name="P2"><text:span text:style-name="T7">SW</text:span></text:p>
          <text:p text:style-name="P2"><text:span text:style-name="T7">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2" draw:layer="layout" draw:type="line" svg:x1="7.9cm" svg:y1="5.226cm" svg:x2="9.6cm" svg:y2="4.7cm" draw:start-shape="id15" draw:start-glue-point="10" draw:end-shape="id16" draw:end-glue-point="5" svg:d="M7900 5226l1700-526" svg:viewBox="0 0 1701 527">
          <text:p/>
        </draw:connector>
        <draw:custom-shape draw:style-name="gr1" draw:layer="layout" svg:width="1cm" svg:height="1cm" svg:x="8.3cm" svg:y="19.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 draw:layer="layout" svg:width="1cm" svg:height="1cm" svg:x="25.4cm" svg:y="17.74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presentation:notes draw:style-name="dp2">
          <draw:page-thumbnail draw:style-name="gr5" draw:layer="layout" svg:width="14.848cm" svg:height="11.135cm" svg:x="3.075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9">
        <draw:custom-shape draw:style-name="gr6" draw:text-style-name="P4" xml:id="id20" draw:id="id20" draw:layer="layout" svg:width="1.6cm" svg:height="1.2cm" svg:x="15.4cm" svg:y="5.8cm">
          <text:p text:style-name="P2"><text:span text:style-name="T2">root</text:span></text:p>
          <draw:enhanced-geometry svg:viewBox="0 0 21600 21600" draw:type="rectangle" draw:enhanced-path="M 0 0 L 21600 0 21600 21600 0 21600 0 0 Z N"/>
        </draw:custom-shape>
        <draw:custom-shape draw:style-name="gr6" draw:text-style-name="P4" xml:id="id18" draw:id="id18" draw:layer="layout" svg:width="1.4cm" svg:height="1.4cm" svg:x="13.73cm" svg:y="8.4cm">
          <text:p text:style-name="P2"><text:span text:style-name="T2">S1</text:span></text:p>
          <draw:enhanced-geometry svg:viewBox="0 0 21600 21600" draw:type="rectangle" draw:enhanced-path="M 0 0 L 21600 0 21600 21600 0 21600 0 0 Z N"/>
        </draw:custom-shape>
        <draw:custom-shape draw:style-name="gr6" draw:text-style-name="P4" xml:id="id21" draw:id="id21" draw:layer="layout" svg:width="1.4cm" svg:height="1.4cm" svg:x="17.4cm" svg:y="8.4cm">
          <text:p text:style-name="P2"><text:span text:style-name="T2">S2</text:span></text:p>
          <draw:enhanced-geometry svg:viewBox="0 0 21600 21600" draw:type="rectangle" draw:enhanced-path="M 0 0 L 21600 0 21600 21600 0 21600 0 0 Z N"/>
        </draw:custom-shape>
        <draw:custom-shape draw:style-name="gr6" draw:text-style-name="P4" xml:id="id17" draw:id="id17" draw:layer="layout" svg:width="1.4cm" svg:height="1.4cm" svg:x="12.6cm" svg:y="11cm">
          <text:p text:style-name="P2"><text:span text:style-name="T2">CB1</text:span></text:p>
          <draw:enhanced-geometry svg:viewBox="0 0 21600 21600" draw:type="rectangle" draw:enhanced-path="M 0 0 L 21600 0 21600 21600 0 21600 0 0 Z N"/>
        </draw:custom-shape>
        <draw:custom-shape draw:style-name="gr6" draw:text-style-name="P4" xml:id="id22" draw:id="id22" draw:layer="layout" svg:width="1.4cm" svg:height="1.4cm" svg:x="17cm" svg:y="11cm">
          <text:p text:style-name="P2"><text:span text:style-name="T2">CB2</text:span></text:p>
          <draw:enhanced-geometry svg:viewBox="0 0 21600 21600" draw:type="rectangle" draw:enhanced-path="M 0 0 L 21600 0 21600 21600 0 21600 0 0 Z N"/>
        </draw:custom-shape>
        <draw:custom-shape draw:style-name="gr6" draw:text-style-name="P4" xml:id="id19" draw:id="id19" draw:layer="layout" svg:width="1.4cm" svg:height="1.4cm" svg:x="14.6cm" svg:y="11cm">
          <text:p text:style-name="P2"><text:span text:style-name="T2">R1</text:span></text:p>
          <draw:enhanced-geometry svg:viewBox="0 0 21600 21600" draw:type="rectangle" draw:enhanced-path="M 0 0 L 21600 0 21600 21600 0 21600 0 0 Z N"/>
        </draw:custom-shape>
        <draw:custom-shape draw:style-name="gr6" draw:text-style-name="P4" xml:id="id23" draw:id="id23" draw:layer="layout" svg:width="1.4cm" svg:height="1.4cm" svg:x="19cm" svg:y="11cm">
          <text:p text:style-name="P2"><text:span text:style-name="T2">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17" draw:start-glue-point="0" draw:end-shape="id18" draw:end-glue-point="2" svg:d="M13300 11000v-501l1130-198v-501" svg:viewBox="0 0 1131 1201">
          <text:p/>
        </draw:connector>
        <draw:connector draw:style-name="gr7" draw:text-style-name="P2" draw:layer="layout" draw:type="lines" svg:x1="14.43cm" svg:y1="9.8cm" svg:x2="15.3cm" svg:y2="11cm" draw:start-shape="id18" draw:start-glue-point="2" draw:end-shape="id19" draw:end-glue-point="0" svg:d="M14430 9800v501l870 198v501" svg:viewBox="0 0 871 1201">
          <text:p/>
        </draw:connector>
        <draw:connector draw:style-name="gr7" draw:text-style-name="P2" draw:layer="layout" draw:type="lines" svg:x1="14.43cm" svg:y1="8.4cm" svg:x2="16.2cm" svg:y2="7cm" draw:start-shape="id18" draw:start-glue-point="0" draw:end-shape="id20" draw:end-glue-point="2" svg:d="M14430 8400v-501l1770-398v-501" svg:viewBox="0 0 1771 1401">
          <text:p/>
        </draw:connector>
        <draw:connector draw:style-name="gr7" draw:text-style-name="P2" draw:layer="layout" draw:type="lines" svg:x1="16.2cm" svg:y1="7cm" svg:x2="18.1cm" svg:y2="8.4cm" draw:start-shape="id20" draw:start-glue-point="2" draw:end-shape="id21" svg:d="M16200 7000v501l1900 398v501" svg:viewBox="0 0 1901 1401">
          <text:p/>
        </draw:connector>
        <draw:connector draw:style-name="gr7" draw:text-style-name="P2" draw:layer="layout" draw:type="lines" svg:x1="18.1cm" svg:y1="9.8cm" svg:x2="17.7cm" svg:y2="11cm" draw:start-shape="id21" draw:start-glue-point="2" draw:end-shape="id22" draw:end-glue-point="0" svg:d="M18100 9800v501l-400 198v501" svg:viewBox="0 0 401 1201">
          <text:p/>
        </draw:connector>
        <draw:custom-shape draw:style-name="gr6" draw:text-style-name="P4" xml:id="id25" draw:id="id25" draw:layer="layout" svg:width="1.4cm" svg:height="1.4cm" svg:x="19.9cm" svg:y="13.8cm">
          <text:p text:style-name="P2"><text:span text:style-name="T2">CB4</text:span></text:p>
          <draw:enhanced-geometry svg:viewBox="0 0 21600 21600" draw:type="rectangle" draw:enhanced-path="M 0 0 L 21600 0 21600 21600 0 21600 0 0 Z N"/>
        </draw:custom-shape>
        <draw:custom-shape draw:style-name="gr6" draw:text-style-name="P4" xml:id="id24" draw:id="id24" draw:layer="layout" svg:width="1.4cm" svg:height="1.4cm" svg:x="20.9cm" svg:y="11cm">
          <text:p text:style-name="P2"><text:span text:style-name="T2">S3</text:span></text:p>
          <draw:enhanced-geometry svg:viewBox="0 0 21600 21600" draw:type="rectangle" draw:enhanced-path="M 0 0 L 21600 0 21600 21600 0 21600 0 0 Z N"/>
        </draw:custom-shape>
        <draw:custom-shape draw:style-name="gr6" draw:text-style-name="P4" xml:id="id26" draw:id="id26" draw:layer="layout" svg:width="1.4cm" svg:height="1.4cm" svg:x="22.1cm" svg:y="13.8cm">
          <text:p text:style-name="P2"><text:span text:style-name="T2">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23" draw:start-glue-point="0" draw:end-shape="id21" draw:end-glue-point="2" svg:d="M19700 11000v-501l-1600-198v-501" svg:viewBox="0 0 1601 1201">
          <text:p/>
        </draw:connector>
        <draw:connector draw:style-name="gr7" draw:text-style-name="P2" draw:layer="layout" draw:type="lines" svg:x1="21.6cm" svg:y1="11cm" svg:x2="18.1cm" svg:y2="9.8cm" draw:start-shape="id24" draw:start-glue-point="0" draw:end-shape="id21" draw:end-glue-point="2" svg:d="M21600 11000v-501l-3500-198v-501" svg:viewBox="0 0 3501 1201">
          <text:p/>
        </draw:connector>
        <draw:connector draw:style-name="gr7" draw:text-style-name="P2" draw:layer="layout" draw:type="lines" svg:x1="21.6cm" svg:y1="12.4cm" svg:x2="20.6cm" svg:y2="13.8cm" draw:start-shape="id24" draw:start-glue-point="2" draw:end-shape="id25" draw:end-glue-point="0" svg:d="M21600 12400v501l-1000 398v501" svg:viewBox="0 0 1001 1401">
          <text:p/>
        </draw:connector>
        <draw:connector draw:style-name="gr7" draw:text-style-name="P2" draw:layer="layout" draw:type="lines" svg:x1="21.6cm" svg:y1="12.4cm" svg:x2="22.8cm" svg:y2="13.8cm" draw:start-shape="id24" draw:start-glue-point="2" draw:end-shape="id26" draw:end-glue-point="0" svg:d="M21600 12400v501l1200 398v501" svg:viewBox="0 0 1201 1401">
          <text:p/>
        </draw:connector>
        <draw:line draw:style-name="gr24" draw:text-style-name="P2" draw:layer="layout" svg:x1="12cm" svg:y1="5.6cm" svg:x2="12cm" svg:y2="15.4cm">
          <text:p/>
        </draw:line>
        <draw:custom-shape draw:style-name="gr8" draw:text-style-name="P4" xml:id="id27" draw:id="id27" draw:layer="layout" svg:width="1.4cm" svg:height="1.4cm" svg:x="4.6cm" svg:y="6.2cm">
          <text:p text:style-name="P2"><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xml:id="id33" draw:id="id33" draw:layer="layout" svg:width="1.4cm" svg:height="1.4cm" svg:x="2.4cm" svg:y="8.9cm">
          <text:p text:style-name="P2"><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xml:id="id29" draw:id="id29" draw:layer="layout" svg:width="1.4cm" svg:height="1.4cm" svg:x="6.2cm" svg:y="8.9cm">
          <text:p text:style-name="P2"><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xml:id="id31" draw:id="id31" draw:layer="layout" svg:width="1.4cm" svg:height="1.4cm" svg:x="6.2cm" svg:y="11.7cm">
          <text:p text:style-name="P2"><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5" draw:layer="layout" svg:width="24.8cm" svg:height="0.962cm" svg:x="1cm" svg:y="16.153cm">
          <draw:text-box>
            <text:p><text:span text:style-name="T8">Assignment of</text:span><text:span text:style-name="T2"> implementations to HW components (PE)</text:span></text:p>
          </draw:text-box>
        </draw:frame>
        <draw:rect draw:style-name="gr28" draw:text-style-name="P6" xml:id="id28" draw:id="id28" draw:layer="layout" svg:width="1.8cm" svg:height="0.8cm" svg:x="5.6cm" svg:y="7cm" draw:corner-radius="0.5cm">
          <text:p text:style-name="P2"><text:span text:style-name="T3">I1.a</text:span></text:p>
        </draw:rect>
        <draw:rect draw:style-name="gr29" draw:text-style-name="P6" draw:layer="layout" svg:width="1.8cm" svg:height="0.8cm" svg:x="5.6cm" svg:y="7.8cm" draw:corner-radius="0.5cm">
          <text:p text:style-name="P2"><text:span text:style-name="T3">I1.b</text:span></text:p>
        </draw:rect>
        <draw:rect draw:style-name="gr30" draw:text-style-name="P6" draw:layer="layout" svg:width="1.8cm" svg:height="0.8cm" svg:x="3cm" svg:y="9.9cm" draw:corner-radius="0.5cm">
          <text:p text:style-name="P2"><text:span text:style-name="T3">I2.a</text:span></text:p>
        </draw:rect>
        <draw:rect draw:style-name="gr31" draw:text-style-name="P6" xml:id="id34" draw:id="id34" draw:layer="layout" svg:width="1.8cm" svg:height="0.8cm" svg:x="3cm" svg:y="10.7cm" draw:corner-radius="0.5cm">
          <text:p text:style-name="P2"><text:span text:style-name="T3">I2.b</text:span></text:p>
        </draw:rect>
        <draw:rect draw:style-name="gr32" draw:text-style-name="P6" xml:id="id30" draw:id="id30" draw:layer="layout" svg:width="1.8cm" svg:height="0.8cm" svg:x="6.9cm" svg:y="9.9cm" draw:corner-radius="0.5cm">
          <text:p text:style-name="P2"><text:span text:style-name="T3">I3.a</text:span></text:p>
        </draw:rect>
        <draw:rect draw:style-name="gr33" draw:text-style-name="P6" draw:layer="layout" svg:width="1.8cm" svg:height="0.8cm" svg:x="6.9cm" svg:y="10.7cm" draw:corner-radius="0.5cm">
          <text:p text:style-name="P2"><text:span text:style-name="T3">I3.b</text:span></text:p>
        </draw:rect>
        <draw:rect draw:style-name="gr34" draw:text-style-name="P6" xml:id="id32" draw:id="id32" draw:layer="layout" svg:width="1.8cm" svg:height="0.8cm" svg:x="6.9cm" svg:y="12.7cm" draw:corner-radius="0.5cm">
          <text:p text:style-name="P2"><text:span text:style-name="T3">I4.a</text:span></text:p>
        </draw:rect>
        <draw:rect draw:style-name="gr35" draw:text-style-name="P6" draw:layer="layout" svg:width="1.8cm" svg:height="0.8cm" svg:x="6.9cm" svg:y="13.5cm" draw:corner-radius="0.5cm">
          <text:p text:style-name="P2"><text:span text:style-name="T3">I4.b</text:span></text:p>
        </draw:rect>
        <draw:connector draw:style-name="gr36" draw:text-style-name="P2" draw:layer="layout" draw:type="curve" svg:x1="5.795cm" svg:y1="6.405cm" svg:x2="7.4cm" svg:y2="7.4cm" draw:start-shape="id27" draw:start-glue-point="11" draw:end-shape="id28" draw:end-glue-point="1" svg:d="M5795 6405c3159 0 2356 995 1605 995" svg:viewBox="0 0 2286 996">
          <text:p/>
        </draw:connector>
        <draw:connector draw:style-name="gr36" draw:text-style-name="P2" draw:layer="layout" draw:type="curve" svg:x1="7.395cm" svg:y1="9.105cm" svg:x2="8.7cm" svg:y2="10.3cm" draw:start-shape="id29" draw:start-glue-point="11" draw:end-shape="id30" svg:d="M7395 9105c2709 0 2056 1195 1305 1195" svg:viewBox="0 0 1963 1196">
          <text:p/>
        </draw:connector>
        <draw:connector draw:style-name="gr36" draw:text-style-name="P2" draw:layer="layout" draw:type="curve" svg:x1="7.6cm" svg:y1="12.4cm" svg:x2="8.7cm" svg:y2="13.1cm" draw:start-shape="id31" draw:start-glue-point="10" draw:end-shape="id32" draw:end-glue-point="1" svg:d="M7600 12400c2401 0 1851 700 1100 700" svg:viewBox="0 0 1742 701">
          <text:p/>
        </draw:connector>
        <draw:connector draw:style-name="gr36" draw:text-style-name="P2" draw:layer="layout" draw:type="curve" svg:x1="2.4cm" svg:y1="9.6cm" svg:x2="3cm" svg:y2="11.1cm" draw:start-shape="id33" draw:start-glue-point="6" draw:end-shape="id34" draw:end-glue-point="3" svg:d="M2400 9600c-751 0-1051 1500 600 1500" svg:viewBox="0 0 1205 1501">
          <text:p/>
        </draw:connector>
        <draw:frame draw:style-name="gr2" draw:text-style-name="P9" draw:layer="layout" svg:width="3.715cm" svg:height="0.886cm" svg:x="5.8cm" svg:y="5.6cm">
          <draw:text-box>
            <text:p><text:span text:style-name="T9">selectedimpl</text:span></text:p>
          </draw:text-box>
        </draw:frame>
        <draw:line draw:style-name="gr37" draw:text-style-name="P2" draw:layer="layout" svg:x1="7.2cm" svg:y1="7.4cm" svg:x2="13cm" svg:y2="11.4cm">
          <text:p/>
        </draw:line>
        <draw:line draw:style-name="gr37" draw:text-style-name="P2" draw:layer="layout" svg:x1="8.4cm" svg:y1="10.3cm" svg:x2="12.972cm" svg:y2="11.359cm">
          <text:p/>
        </draw:line>
        <draw:polyline draw:style-name="gr37" draw:text-style-name="P2" draw:layer="layout" svg:width="6.647cm" svg:height="1.461cm" draw:transform="rotate (0.274191225488309) translate (8.6cm 13cm)" svg:viewBox="0 0 6648 1462" draw:points="0,0 5198,1462 6648,0">
          <text:p/>
        </draw:polyline>
        <draw:polyline draw:style-name="gr37" draw:text-style-name="P2" draw:layer="layout" svg:width="14.054cm" svg:height="7.442cm" draw:transform="skewX (-2.44476219327171E-017) rotate (0.274191225488309) translate (4.4551247240459cm 11.0407498881561cm)" svg:viewBox="0 0 14055 7443" draw:points="150,0 0,3490 14055,7443">
          <text:p/>
        </draw:polyline>
        <draw:connector draw:style-name="gr22" draw:text-style-name="P2" draw:layer="layout" draw:type="lines" svg:x1="5.3cm" svg:y1="7.6cm" svg:x2="6.2cm" svg:y2="9.6cm" draw:start-shape="id27" draw:start-glue-point="8" draw:end-shape="id29" draw:end-glue-point="6" svg:d="M5300 7600v500l399 1500h501" svg:viewBox="0 0 901 2001">
          <text:p/>
        </draw:connector>
        <draw:connector draw:style-name="gr22" draw:text-style-name="P2" draw:layer="layout" draw:type="lines" svg:x1="5.3cm" svg:y1="7.6cm" svg:x2="3.8cm" svg:y2="9.6cm" draw:start-shape="id27" draw:start-glue-point="8" draw:end-shape="id33" draw:end-glue-point="10" svg:d="M5300 7600v500l-1000 1500h-500" svg:viewBox="0 0 1501 2001">
          <text:p/>
        </draw:connector>
        <draw:connector draw:style-name="gr22" draw:text-style-name="P2" draw:layer="layout" draw:type="lines" svg:x1="6.405cm" svg:y1="10.095cm" svg:x2="6.405cm" svg:y2="11.905cm" draw:start-shape="id29" draw:start-glue-point="7" draw:end-shape="id31" draw:end-glue-point="5" svg:d="M6405 10095v705 399 706" svg:viewBox="0 0 1 1811">
          <text:p/>
        </draw:connector>
        <draw:frame draw:style-name="gr2" draw:text-style-name="P10" draw:layer="layout" svg:width="3.58cm" svg:height="0.886cm" svg:x="12.8cm" svg:y="13.614cm">
          <draw:text-box>
            <text:p><text:span text:style-name="T10">deployedOn</text:span></text:p>
          </draw:text-box>
        </draw:frame>
        <draw:custom-shape draw:style-name="gr23" draw:text-style-name="P4" xml:id="id35" draw:id="id35" draw:layer="layout" svg:width="4.8cm" svg:height="1.4cm" svg:x="9.6cm" svg:y="4cm">
          <text:p text:style-name="P2"><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9.6cm" svg:y1="4.7cm" svg:x2="5.3cm" svg:y2="6.2cm" draw:start-shape="id35" draw:start-glue-point="5" draw:end-shape="id27" draw:end-glue-point="4" svg:d="M9600 4700h-501l-3799 999v501" svg:viewBox="0 0 4301 1501">
          <text:p/>
        </draw:connector>
        <draw:connector draw:style-name="gr7" draw:text-style-name="P2" draw:layer="layout" draw:type="lines" svg:x1="14.4cm" svg:y1="4.7cm" svg:x2="16.2cm" svg:y2="5.8cm" draw:start-shape="id35" draw:start-glue-point="7" draw:end-shape="id20" draw:end-glue-point="0" svg:d="M14400 4700h502l1298 599v501" svg:viewBox="0 0 1801 1101">
          <text:p/>
        </draw:connector>
        <draw:frame presentation:style-name="pr1" draw:layer="layout" svg:width="25.199cm" svg:height="3.506cm" svg:x="1.4cm" svg:y="0.837cm" presentation:class="title">
          <draw:text-box>
            <text:p>Model += Selection</text:p>
          </draw:text-box>
        </draw:frame>
        <presentation:notes draw:style-name="dp2">
          <draw:page-thumbnail draw:style-name="gr5" draw:layer="layout" svg:width="14.848cm" svg:height="11.135cm" svg:x="3.075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9">
        <draw:custom-shape draw:style-name="gr6" draw:text-style-name="P4" xml:id="id39" draw:id="id39" draw:layer="layout" svg:width="1.6cm" svg:height="1.2cm" svg:x="15.4cm" svg:y="5.8cm">
          <text:p text:style-name="P2"><text:span text:style-name="T2">root</text:span></text:p>
          <draw:enhanced-geometry svg:viewBox="0 0 21600 21600" draw:type="rectangle" draw:enhanced-path="M 0 0 L 21600 0 21600 21600 0 21600 0 0 Z N"/>
        </draw:custom-shape>
        <draw:custom-shape draw:style-name="gr6" draw:text-style-name="P4" xml:id="id37" draw:id="id37" draw:layer="layout" svg:width="1.4cm" svg:height="1.4cm" svg:x="13.73cm" svg:y="8.4cm">
          <text:p text:style-name="P2"><text:span text:style-name="T2">S1</text:span></text:p>
          <draw:enhanced-geometry svg:viewBox="0 0 21600 21600" draw:type="rectangle" draw:enhanced-path="M 0 0 L 21600 0 21600 21600 0 21600 0 0 Z N"/>
        </draw:custom-shape>
        <draw:custom-shape draw:style-name="gr6" draw:text-style-name="P4" xml:id="id40" draw:id="id40" draw:layer="layout" svg:width="1.4cm" svg:height="1.4cm" svg:x="17.4cm" svg:y="8.4cm">
          <text:p text:style-name="P2"><text:span text:style-name="T2">S2</text:span></text:p>
          <draw:enhanced-geometry svg:viewBox="0 0 21600 21600" draw:type="rectangle" draw:enhanced-path="M 0 0 L 21600 0 21600 21600 0 21600 0 0 Z N"/>
        </draw:custom-shape>
        <draw:custom-shape draw:style-name="gr6" draw:text-style-name="P4" xml:id="id36" draw:id="id36" draw:layer="layout" svg:width="1.4cm" svg:height="1.4cm" svg:x="12.6cm" svg:y="11cm">
          <text:p text:style-name="P2"><text:span text:style-name="T2">CB1</text:span></text:p>
          <draw:enhanced-geometry svg:viewBox="0 0 21600 21600" draw:type="rectangle" draw:enhanced-path="M 0 0 L 21600 0 21600 21600 0 21600 0 0 Z N"/>
        </draw:custom-shape>
        <draw:custom-shape draw:style-name="gr6" draw:text-style-name="P4" xml:id="id41" draw:id="id41" draw:layer="layout" svg:width="1.4cm" svg:height="1.4cm" svg:x="17cm" svg:y="11cm">
          <text:p text:style-name="P2"><text:span text:style-name="T2">CB2</text:span></text:p>
          <draw:enhanced-geometry svg:viewBox="0 0 21600 21600" draw:type="rectangle" draw:enhanced-path="M 0 0 L 21600 0 21600 21600 0 21600 0 0 Z N"/>
        </draw:custom-shape>
        <draw:custom-shape draw:style-name="gr6" draw:text-style-name="P4" xml:id="id38" draw:id="id38" draw:layer="layout" svg:width="1.4cm" svg:height="1.4cm" svg:x="14.6cm" svg:y="11cm">
          <text:p text:style-name="P2"><text:span text:style-name="T2">R1</text:span></text:p>
          <draw:enhanced-geometry svg:viewBox="0 0 21600 21600" draw:type="rectangle" draw:enhanced-path="M 0 0 L 21600 0 21600 21600 0 21600 0 0 Z N"/>
        </draw:custom-shape>
        <draw:custom-shape draw:style-name="gr6" draw:text-style-name="P4" xml:id="id42" draw:id="id42" draw:layer="layout" svg:width="1.4cm" svg:height="1.4cm" svg:x="19cm" svg:y="11cm">
          <text:p text:style-name="P2"><text:span text:style-name="T2">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36" draw:start-glue-point="0" draw:end-shape="id37" draw:end-glue-point="2" svg:d="M13300 11000v-501l1130-198v-501" svg:viewBox="0 0 1131 1201">
          <text:p/>
        </draw:connector>
        <draw:connector draw:style-name="gr7" draw:text-style-name="P2" draw:layer="layout" draw:type="lines" svg:x1="14.43cm" svg:y1="9.8cm" svg:x2="15.3cm" svg:y2="11cm" draw:start-shape="id37" draw:start-glue-point="2" draw:end-shape="id38" draw:end-glue-point="0" svg:d="M14430 9800v501l870 198v501" svg:viewBox="0 0 871 1201">
          <text:p/>
        </draw:connector>
        <draw:connector draw:style-name="gr7" draw:text-style-name="P2" draw:layer="layout" draw:type="lines" svg:x1="14.43cm" svg:y1="8.4cm" svg:x2="16.2cm" svg:y2="7cm" draw:start-shape="id37" draw:start-glue-point="0" draw:end-shape="id39" draw:end-glue-point="2" svg:d="M14430 8400v-501l1770-398v-501" svg:viewBox="0 0 1771 1401">
          <text:p/>
        </draw:connector>
        <draw:connector draw:style-name="gr7" draw:text-style-name="P2" draw:layer="layout" draw:type="lines" svg:x1="16.2cm" svg:y1="7cm" svg:x2="18.1cm" svg:y2="8.4cm" draw:start-shape="id39" draw:start-glue-point="2" draw:end-shape="id40" svg:d="M16200 7000v501l1900 398v501" svg:viewBox="0 0 1901 1401">
          <text:p/>
        </draw:connector>
        <draw:connector draw:style-name="gr7" draw:text-style-name="P2" draw:layer="layout" draw:type="lines" svg:x1="18.1cm" svg:y1="9.8cm" svg:x2="17.7cm" svg:y2="11cm" draw:start-shape="id40" draw:start-glue-point="2" draw:end-shape="id41" draw:end-glue-point="0" svg:d="M18100 9800v501l-400 198v501" svg:viewBox="0 0 401 1201">
          <text:p/>
        </draw:connector>
        <draw:custom-shape draw:style-name="gr6" draw:text-style-name="P4" xml:id="id44" draw:id="id44" draw:layer="layout" svg:width="1.4cm" svg:height="1.4cm" svg:x="19.9cm" svg:y="13.8cm">
          <text:p text:style-name="P2"><text:span text:style-name="T2">CB4</text:span></text:p>
          <draw:enhanced-geometry svg:viewBox="0 0 21600 21600" draw:type="rectangle" draw:enhanced-path="M 0 0 L 21600 0 21600 21600 0 21600 0 0 Z N"/>
        </draw:custom-shape>
        <draw:custom-shape draw:style-name="gr6" draw:text-style-name="P4" xml:id="id43" draw:id="id43" draw:layer="layout" svg:width="1.4cm" svg:height="1.4cm" svg:x="20.9cm" svg:y="11cm">
          <text:p text:style-name="P2"><text:span text:style-name="T2">S3</text:span></text:p>
          <draw:enhanced-geometry svg:viewBox="0 0 21600 21600" draw:type="rectangle" draw:enhanced-path="M 0 0 L 21600 0 21600 21600 0 21600 0 0 Z N"/>
        </draw:custom-shape>
        <draw:custom-shape draw:style-name="gr6" draw:text-style-name="P4" xml:id="id45" draw:id="id45" draw:layer="layout" svg:width="1.4cm" svg:height="1.4cm" svg:x="22.1cm" svg:y="13.8cm">
          <text:p text:style-name="P2"><text:span text:style-name="T2">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42" draw:start-glue-point="0" draw:end-shape="id40" draw:end-glue-point="2" svg:d="M19700 11000v-501l-1600-198v-501" svg:viewBox="0 0 1601 1201">
          <text:p/>
        </draw:connector>
        <draw:connector draw:style-name="gr7" draw:text-style-name="P2" draw:layer="layout" draw:type="lines" svg:x1="21.6cm" svg:y1="11cm" svg:x2="18.1cm" svg:y2="9.8cm" draw:start-shape="id43" draw:start-glue-point="0" draw:end-shape="id40" draw:end-glue-point="2" svg:d="M21600 11000v-501l-3500-198v-501" svg:viewBox="0 0 3501 1201">
          <text:p/>
        </draw:connector>
        <draw:connector draw:style-name="gr7" draw:text-style-name="P2" draw:layer="layout" draw:type="lines" svg:x1="21.6cm" svg:y1="12.4cm" svg:x2="20.6cm" svg:y2="13.8cm" draw:start-shape="id43" draw:start-glue-point="2" draw:end-shape="id44" draw:end-glue-point="0" svg:d="M21600 12400v501l-1000 398v501" svg:viewBox="0 0 1001 1401">
          <text:p/>
        </draw:connector>
        <draw:connector draw:style-name="gr7" draw:text-style-name="P2" draw:layer="layout" draw:type="lines" svg:x1="21.6cm" svg:y1="12.4cm" svg:x2="22.8cm" svg:y2="13.8cm" draw:start-shape="id43" draw:start-glue-point="2" draw:end-shape="id45" draw:end-glue-point="0" svg:d="M21600 12400v501l1200 398v501" svg:viewBox="0 0 1201 1401">
          <text:p/>
        </draw:connector>
        <draw:line draw:style-name="gr24" draw:text-style-name="P2" draw:layer="layout" svg:x1="12cm" svg:y1="5.6cm" svg:x2="12cm" svg:y2="15.4cm">
          <text:p/>
        </draw:line>
        <draw:custom-shape draw:style-name="gr8" draw:text-style-name="P4" xml:id="id46" draw:id="id46" draw:layer="layout" svg:width="1.4cm" svg:height="1.4cm" svg:x="4.6cm" svg:y="6.2cm">
          <text:p text:style-name="P2"><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xml:id="id52" draw:id="id52" draw:layer="layout" svg:width="1.4cm" svg:height="1.4cm" svg:x="2.4cm" svg:y="8.9cm">
          <text:p text:style-name="P2"><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xml:id="id48" draw:id="id48" draw:layer="layout" svg:width="1.4cm" svg:height="1.4cm" svg:x="6.2cm" svg:y="8.9cm">
          <text:p text:style-name="P2"><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xml:id="id50" draw:id="id50" draw:layer="layout" svg:width="1.4cm" svg:height="1.4cm" svg:x="6.2cm" svg:y="11.7cm">
          <text:p text:style-name="P2"><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5" draw:layer="layout" svg:width="24.8cm" svg:height="2.384cm" svg:x="1cm" svg:y="16.153cm">
          <draw:text-box>
            <text:p><text:span text:style-name="T8">Assignment of</text:span><text:span text:style-name="T2"> </text:span><text:span text:style-name="T4">mode</text:span><text:span text:style-name="T2">s implementations to HW components (PE)</text:span></text:p>
            <text:list text:style-name="L1">
              <text:list-item>
                <text:p><text:span text:style-name="T2">mode name is shown after the hash symbol (#)</text:span></text:p>
              </text:list-item>
              <text:list-item>
                <text:p><text:span text:style-name="T2">if no mode show, the fist (and mostly the only) mode of the impl is meant</text:span></text:p>
              </text:list-item>
            </text:list>
          </draw:text-box>
        </draw:frame>
        <draw:rect draw:style-name="gr38" draw:text-style-name="P6" xml:id="id47" draw:id="id47" draw:layer="layout" svg:width="3cm" svg:height="0.8cm" svg:x="5.6cm" svg:y="7cm" draw:corner-radius="0.5cm">
          <text:p text:style-name="P2"><text:span text:style-name="T3">I1.a#fast</text:span></text:p>
        </draw:rect>
        <draw:rect draw:style-name="gr39" draw:text-style-name="P6" draw:layer="layout" svg:width="1.8cm" svg:height="0.8cm" svg:x="5.6cm" svg:y="7.8cm" draw:corner-radius="0.5cm">
          <text:p text:style-name="P2"><text:span text:style-name="T3">I1.b</text:span></text:p>
        </draw:rect>
        <draw:rect draw:style-name="gr40" draw:text-style-name="P6" draw:layer="layout" svg:width="1.8cm" svg:height="0.8cm" svg:x="3cm" svg:y="9.9cm" draw:corner-radius="0.5cm">
          <text:p text:style-name="P2"><text:span text:style-name="T3">I2.a</text:span></text:p>
        </draw:rect>
        <draw:rect draw:style-name="gr41" draw:text-style-name="P6" xml:id="id53" draw:id="id53" draw:layer="layout" svg:width="3cm" svg:height="0.8cm" svg:x="3cm" svg:y="10.7cm" draw:corner-radius="0.5cm">
          <text:p text:style-name="P2"><text:span text:style-name="T3">I2.b#slow</text:span></text:p>
        </draw:rect>
        <draw:rect draw:style-name="gr42" draw:text-style-name="P6" xml:id="id49" draw:id="id49" draw:layer="layout" svg:width="1.8cm" svg:height="0.8cm" svg:x="6.9cm" svg:y="9.9cm" draw:corner-radius="0.5cm">
          <text:p text:style-name="P2"><text:span text:style-name="T3">I3.a</text:span></text:p>
        </draw:rect>
        <draw:rect draw:style-name="gr43" draw:text-style-name="P6" draw:layer="layout" svg:width="1.8cm" svg:height="0.8cm" svg:x="6.9cm" svg:y="10.7cm" draw:corner-radius="0.5cm">
          <text:p text:style-name="P2"><text:span text:style-name="T3">I3.b</text:span></text:p>
        </draw:rect>
        <draw:rect draw:style-name="gr44" draw:text-style-name="P6" xml:id="id51" draw:id="id51" draw:layer="layout" svg:width="1.8cm" svg:height="0.8cm" svg:x="6.9cm" svg:y="12.7cm" draw:corner-radius="0.5cm">
          <text:p text:style-name="P2"><text:span text:style-name="T3">I4.a</text:span></text:p>
        </draw:rect>
        <draw:rect draw:style-name="gr45" draw:text-style-name="P6" draw:layer="layout" svg:width="1.8cm" svg:height="0.8cm" svg:x="6.9cm" svg:y="13.5cm" draw:corner-radius="0.5cm">
          <text:p text:style-name="P2"><text:span text:style-name="T3">I4.b</text:span></text:p>
        </draw:rect>
        <draw:connector draw:style-name="gr46" draw:text-style-name="P2" draw:layer="layout" draw:type="curve" svg:x1="5.795cm" svg:y1="6.405cm" svg:x2="8.6cm" svg:y2="7.4cm" draw:start-shape="id46" draw:start-glue-point="11" draw:end-shape="id47" draw:end-glue-point="1" svg:d="M5795 6405c4959 0 3556 995 2805 995" svg:viewBox="0 0 3579 996">
          <text:p/>
        </draw:connector>
        <draw:connector draw:style-name="gr46" draw:text-style-name="P2" draw:layer="layout" draw:type="curve" svg:x1="7.395cm" svg:y1="9.105cm" svg:x2="8.7cm" svg:y2="10.3cm" draw:start-shape="id48" draw:start-glue-point="11" draw:end-shape="id49" draw:end-glue-point="1" svg:d="M7395 9105c2709 0 2056 1195 1305 1195" svg:viewBox="0 0 1963 1196">
          <text:p/>
        </draw:connector>
        <draw:connector draw:style-name="gr46" draw:text-style-name="P2" draw:layer="layout" draw:type="curve" svg:x1="7.6cm" svg:y1="12.4cm" svg:x2="8.7cm" svg:y2="13.1cm" draw:start-shape="id50" draw:start-glue-point="10" draw:end-shape="id51" draw:end-glue-point="1" svg:d="M7600 12400c2401 0 1851 700 1100 700" svg:viewBox="0 0 1742 701">
          <text:p/>
        </draw:connector>
        <draw:connector draw:style-name="gr46" draw:text-style-name="P2" draw:layer="layout" draw:type="curve" svg:x1="2.4cm" svg:y1="9.6cm" svg:x2="3cm" svg:y2="11.1cm" draw:start-shape="id52" draw:start-glue-point="6" draw:end-shape="id53" draw:end-glue-point="3" svg:d="M2400 9600c-751 0-1051 1500 600 1500" svg:viewBox="0 0 1205 1501">
          <text:p/>
        </draw:connector>
        <draw:line draw:style-name="gr37" draw:text-style-name="P2" draw:layer="layout" svg:x1="8.4cm" svg:y1="7.4cm" svg:x2="13cm" svg:y2="11.4cm">
          <text:p/>
        </draw:line>
        <draw:line draw:style-name="gr37" draw:text-style-name="P2" draw:layer="layout" svg:x1="8.4cm" svg:y1="10.3cm" svg:x2="12.972cm" svg:y2="11.359cm">
          <text:p/>
        </draw:line>
        <draw:polyline draw:style-name="gr37" draw:text-style-name="P2" draw:layer="layout" svg:width="6.647cm" svg:height="1.461cm" draw:transform="rotate (0.274191225488309) translate (8.6cm 13cm)" svg:viewBox="0 0 6648 1462" draw:points="0,0 5198,1462 6648,0">
          <text:p/>
        </draw:polyline>
        <draw:polyline draw:style-name="gr37" draw:text-style-name="P2"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2" draw:layer="layout" draw:type="lines" svg:x1="5.3cm" svg:y1="7.6cm" svg:x2="6.2cm" svg:y2="9.6cm" draw:start-shape="id46" draw:start-glue-point="8" draw:end-shape="id48" draw:end-glue-point="6" svg:d="M5300 7600v500l399 1500h501" svg:viewBox="0 0 901 2001">
          <text:p/>
        </draw:connector>
        <draw:connector draw:style-name="gr22" draw:text-style-name="P2" draw:layer="layout" draw:type="lines" svg:x1="5.3cm" svg:y1="7.6cm" svg:x2="3.8cm" svg:y2="9.6cm" draw:start-shape="id46" draw:start-glue-point="8" draw:end-shape="id52" draw:end-glue-point="10" svg:d="M5300 7600v500l-1000 1500h-500" svg:viewBox="0 0 1501 2001">
          <text:p/>
        </draw:connector>
        <draw:connector draw:style-name="gr22" draw:text-style-name="P2" draw:layer="layout" draw:type="lines" svg:x1="6.405cm" svg:y1="10.095cm" svg:x2="6.405cm" svg:y2="11.905cm" draw:start-shape="id48" draw:start-glue-point="7" draw:end-shape="id50" draw:end-glue-point="5" svg:d="M6405 10095v705 399 706" svg:viewBox="0 0 1 1811">
          <text:p/>
        </draw:connector>
        <draw:custom-shape draw:style-name="gr23" draw:text-style-name="P4" xml:id="id54" draw:id="id54" draw:layer="layout" svg:width="4.8cm" svg:height="1.4cm" svg:x="9.6cm" svg:y="4cm">
          <text:p text:style-name="P2"><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9.6cm" svg:y1="4.7cm" svg:x2="5.3cm" svg:y2="6.2cm" draw:start-shape="id54" draw:start-glue-point="5" draw:end-shape="id46" draw:end-glue-point="4" svg:d="M9600 4700h-501l-3799 999v501" svg:viewBox="0 0 4301 1501">
          <text:p/>
        </draw:connector>
        <draw:connector draw:style-name="gr7" draw:text-style-name="P2" draw:layer="layout" draw:type="lines" svg:x1="14.4cm" svg:y1="4.7cm" svg:x2="16.2cm" svg:y2="5.8cm" draw:start-shape="id54" draw:start-glue-point="7" draw:end-shape="id39" draw:end-glue-point="0" svg:d="M14400 4700h502l1298 599v501" svg:viewBox="0 0 1801 1101">
          <text:p/>
        </draw:connector>
        <draw:frame presentation:style-name="pr1" draw:layer="layout" svg:width="25.199cm" svg:height="3.506cm" svg:x="1.4cm" svg:y="0.837cm" presentation:class="title">
          <draw:text-box>
            <text:p>Model += Modes</text:p>
          </draw:text-box>
        </draw:frame>
        <presentation:notes draw:style-name="dp2">
          <draw:page-thumbnail draw:style-name="gr5" draw:layer="layout" svg:width="14.848cm" svg:height="11.135cm" svg:x="3.075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9">
        <draw:custom-shape draw:style-name="gr6" draw:text-style-name="P4" xml:id="id58" draw:id="id58" draw:layer="layout" svg:width="1.6cm" svg:height="1.2cm" svg:x="15.4cm" svg:y="5.8cm">
          <text:p text:style-name="P2"><text:span text:style-name="T2">root</text:span></text:p>
          <draw:enhanced-geometry svg:viewBox="0 0 21600 21600" draw:type="rectangle" draw:enhanced-path="M 0 0 L 21600 0 21600 21600 0 21600 0 0 Z N"/>
        </draw:custom-shape>
        <draw:custom-shape draw:style-name="gr6" draw:text-style-name="P4" xml:id="id56" draw:id="id56" draw:layer="layout" svg:width="1.4cm" svg:height="1.4cm" svg:x="13.73cm" svg:y="8.4cm">
          <text:p text:style-name="P2"><text:span text:style-name="T2">S1</text:span></text:p>
          <draw:enhanced-geometry svg:viewBox="0 0 21600 21600" draw:type="rectangle" draw:enhanced-path="M 0 0 L 21600 0 21600 21600 0 21600 0 0 Z N"/>
        </draw:custom-shape>
        <draw:custom-shape draw:style-name="gr6" draw:text-style-name="P4" xml:id="id59" draw:id="id59" draw:layer="layout" svg:width="1.4cm" svg:height="1.4cm" svg:x="17.4cm" svg:y="8.4cm">
          <text:p text:style-name="P2"><text:span text:style-name="T2">S2</text:span></text:p>
          <draw:enhanced-geometry svg:viewBox="0 0 21600 21600" draw:type="rectangle" draw:enhanced-path="M 0 0 L 21600 0 21600 21600 0 21600 0 0 Z N"/>
        </draw:custom-shape>
        <draw:custom-shape draw:style-name="gr6" draw:text-style-name="P4" xml:id="id55" draw:id="id55" draw:layer="layout" svg:width="1.4cm" svg:height="1.4cm" svg:x="12.6cm" svg:y="11cm">
          <text:p text:style-name="P2"><text:span text:style-name="T2">CB1</text:span></text:p>
          <draw:enhanced-geometry svg:viewBox="0 0 21600 21600" draw:type="rectangle" draw:enhanced-path="M 0 0 L 21600 0 21600 21600 0 21600 0 0 Z N"/>
        </draw:custom-shape>
        <draw:custom-shape draw:style-name="gr6" draw:text-style-name="P4" xml:id="id60" draw:id="id60" draw:layer="layout" svg:width="1.4cm" svg:height="1.4cm" svg:x="17cm" svg:y="11cm">
          <text:p text:style-name="P2"><text:span text:style-name="T2">CB2</text:span></text:p>
          <draw:enhanced-geometry svg:viewBox="0 0 21600 21600" draw:type="rectangle" draw:enhanced-path="M 0 0 L 21600 0 21600 21600 0 21600 0 0 Z N"/>
        </draw:custom-shape>
        <draw:custom-shape draw:style-name="gr6" draw:text-style-name="P4" xml:id="id57" draw:id="id57" draw:layer="layout" svg:width="1.4cm" svg:height="1.4cm" svg:x="14.6cm" svg:y="11cm">
          <text:p text:style-name="P2"><text:span text:style-name="T2">R1</text:span></text:p>
          <draw:enhanced-geometry svg:viewBox="0 0 21600 21600" draw:type="rectangle" draw:enhanced-path="M 0 0 L 21600 0 21600 21600 0 21600 0 0 Z N"/>
        </draw:custom-shape>
        <draw:custom-shape draw:style-name="gr6" draw:text-style-name="P4" xml:id="id61" draw:id="id61" draw:layer="layout" svg:width="1.4cm" svg:height="1.4cm" svg:x="19cm" svg:y="11cm">
          <text:p text:style-name="P2"><text:span text:style-name="T2">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55" draw:start-glue-point="0" draw:end-shape="id56" draw:end-glue-point="2" svg:d="M13300 11000v-501l1130-198v-501" svg:viewBox="0 0 1131 1201">
          <text:p/>
        </draw:connector>
        <draw:connector draw:style-name="gr7" draw:text-style-name="P2" draw:layer="layout" draw:type="lines" svg:x1="14.43cm" svg:y1="9.8cm" svg:x2="15.3cm" svg:y2="11cm" draw:start-shape="id56" draw:start-glue-point="2" draw:end-shape="id57" draw:end-glue-point="0" svg:d="M14430 9800v501l870 198v501" svg:viewBox="0 0 871 1201">
          <text:p/>
        </draw:connector>
        <draw:connector draw:style-name="gr7" draw:text-style-name="P2" draw:layer="layout" draw:type="lines" svg:x1="14.43cm" svg:y1="8.4cm" svg:x2="16.2cm" svg:y2="7cm" draw:start-shape="id56" draw:start-glue-point="0" draw:end-shape="id58" draw:end-glue-point="2" svg:d="M14430 8400v-501l1770-398v-501" svg:viewBox="0 0 1771 1401">
          <text:p/>
        </draw:connector>
        <draw:connector draw:style-name="gr7" draw:text-style-name="P2" draw:layer="layout" draw:type="lines" svg:x1="16.2cm" svg:y1="7cm" svg:x2="18.1cm" svg:y2="8.4cm" draw:start-shape="id58" draw:start-glue-point="2" draw:end-shape="id59" svg:d="M16200 7000v501l1900 398v501" svg:viewBox="0 0 1901 1401">
          <text:p/>
        </draw:connector>
        <draw:connector draw:style-name="gr7" draw:text-style-name="P2" draw:layer="layout" draw:type="lines" svg:x1="18.1cm" svg:y1="9.8cm" svg:x2="17.7cm" svg:y2="11cm" draw:start-shape="id59" draw:start-glue-point="2" draw:end-shape="id60" draw:end-glue-point="0" svg:d="M18100 9800v501l-400 198v501" svg:viewBox="0 0 401 1201">
          <text:p/>
        </draw:connector>
        <draw:custom-shape draw:style-name="gr6" draw:text-style-name="P4" xml:id="id63" draw:id="id63" draw:layer="layout" svg:width="1.4cm" svg:height="1.4cm" svg:x="19.9cm" svg:y="13.8cm">
          <text:p text:style-name="P2"><text:span text:style-name="T2">CB4</text:span></text:p>
          <draw:enhanced-geometry svg:viewBox="0 0 21600 21600" draw:type="rectangle" draw:enhanced-path="M 0 0 L 21600 0 21600 21600 0 21600 0 0 Z N"/>
        </draw:custom-shape>
        <draw:custom-shape draw:style-name="gr6" draw:text-style-name="P4" xml:id="id62" draw:id="id62" draw:layer="layout" svg:width="1.4cm" svg:height="1.4cm" svg:x="20.9cm" svg:y="11cm">
          <text:p text:style-name="P2"><text:span text:style-name="T2">S3</text:span></text:p>
          <draw:enhanced-geometry svg:viewBox="0 0 21600 21600" draw:type="rectangle" draw:enhanced-path="M 0 0 L 21600 0 21600 21600 0 21600 0 0 Z N"/>
        </draw:custom-shape>
        <draw:custom-shape draw:style-name="gr6" draw:text-style-name="P4" xml:id="id64" draw:id="id64" draw:layer="layout" svg:width="1.4cm" svg:height="1.4cm" svg:x="22.1cm" svg:y="13.8cm">
          <text:p text:style-name="P2"><text:span text:style-name="T2">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61" draw:start-glue-point="0" draw:end-shape="id59" draw:end-glue-point="2" svg:d="M19700 11000v-501l-1600-198v-501" svg:viewBox="0 0 1601 1201">
          <text:p/>
        </draw:connector>
        <draw:connector draw:style-name="gr7" draw:text-style-name="P2" draw:layer="layout" draw:type="lines" svg:x1="21.6cm" svg:y1="11cm" svg:x2="18.1cm" svg:y2="9.8cm" draw:start-shape="id62" draw:start-glue-point="0" draw:end-shape="id59" draw:end-glue-point="2" svg:d="M21600 11000v-501l-3500-198v-501" svg:viewBox="0 0 3501 1201">
          <text:p/>
        </draw:connector>
        <draw:connector draw:style-name="gr7" draw:text-style-name="P2" draw:layer="layout" draw:type="lines" svg:x1="21.6cm" svg:y1="12.4cm" svg:x2="20.6cm" svg:y2="13.8cm" draw:start-shape="id62" draw:start-glue-point="2" draw:end-shape="id63" draw:end-glue-point="0" svg:d="M21600 12400v501l-1000 398v501" svg:viewBox="0 0 1001 1401">
          <text:p/>
        </draw:connector>
        <draw:connector draw:style-name="gr7" draw:text-style-name="P2" draw:layer="layout" draw:type="lines" svg:x1="21.6cm" svg:y1="12.4cm" svg:x2="22.8cm" svg:y2="13.8cm" draw:start-shape="id62" draw:start-glue-point="2" draw:end-shape="id64" draw:end-glue-point="0" svg:d="M21600 12400v501l1200 398v501" svg:viewBox="0 0 1201 1401">
          <text:p/>
        </draw:connector>
        <draw:line draw:style-name="gr24" draw:text-style-name="P2" draw:layer="layout" svg:x1="12cm" svg:y1="5.6cm" svg:x2="12cm" svg:y2="15.4cm">
          <text:p/>
        </draw:line>
        <draw:custom-shape draw:style-name="gr8" draw:text-style-name="P4" xml:id="id65" draw:id="id65" draw:layer="layout" svg:width="1.4cm" svg:height="1.4cm" svg:x="4.6cm" svg:y="6.2cm">
          <text:p text:style-name="P2"><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xml:id="id71" draw:id="id71" draw:layer="layout" svg:width="1.4cm" svg:height="1.4cm" svg:x="2.4cm" svg:y="8.9cm">
          <text:p text:style-name="P2"><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xml:id="id67" draw:id="id67" draw:layer="layout" svg:width="1.4cm" svg:height="1.4cm" svg:x="6.2cm" svg:y="8.9cm">
          <text:p text:style-name="P2"><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xml:id="id69" draw:id="id69" draw:layer="layout" svg:width="1.4cm" svg:height="1.4cm" svg:x="6.2cm" svg:y="11.7cm">
          <text:p text:style-name="P2"><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5" draw:layer="layout" svg:width="24.8cm" svg:height="3.806cm" svg:x="1cm" svg:y="16.153cm">
          <draw:text-box>
            <text:p><text:span text:style-name="T4">Request</text:span><text:span text:style-name="T2"> keeps information on</text:span></text:p>
            <text:list text:style-name="L1">
              <text:list-item>
                <text:p><text:span text:style-name="T2">concrete values of </text:span><text:span text:style-name="T4">metaparameter</text:span><text:span text:style-name="T2">s (</text:span><text:span text:style-name="T5">list size, video resolution, particle count, …</text:span><text:span text:style-name="T2">)</text:span></text:p>
              </text:list-item>
              <text:list-item>
                <text:p><text:span text:style-name="T4">constraints</text:span><text:span text:style-name="T2"> on properties of called component (</text:span><text:span text:style-name="T5">response time max 400ms, precision min 0.4, …</text:span><text:span text:style-name="T2">) [optional]</text:span></text:p>
              </text:list-item>
              <text:list-item>
                <text:p><text:span text:style-name="T4">objective</text:span><text:span text:style-name="T2"> (</text:span><text:span text:style-name="T5">minimize energy, maximize precision, …</text:span><text:span text:style-name="T2">) [optional, energy is default]</text:span></text:p>
              </text:list-item>
            </text:list>
          </draw:text-box>
        </draw:frame>
        <draw:rect draw:style-name="gr47" draw:text-style-name="P6" xml:id="id66" draw:id="id66" draw:layer="layout" svg:width="3cm" svg:height="0.8cm" svg:x="5.6cm" svg:y="7cm" draw:corner-radius="0.5cm">
          <text:p text:style-name="P2"><text:span text:style-name="T3">I1.a#fast</text:span></text:p>
        </draw:rect>
        <draw:rect draw:style-name="gr48" draw:text-style-name="P6" draw:layer="layout" svg:width="1.8cm" svg:height="0.8cm" svg:x="5.6cm" svg:y="7.8cm" draw:corner-radius="0.5cm">
          <text:p text:style-name="P2"><text:span text:style-name="T3">I1.b</text:span></text:p>
        </draw:rect>
        <draw:rect draw:style-name="gr49" draw:text-style-name="P6" draw:layer="layout" svg:width="1.8cm" svg:height="0.8cm" svg:x="3cm" svg:y="9.9cm" draw:corner-radius="0.5cm">
          <text:p text:style-name="P2"><text:span text:style-name="T3">I2.a</text:span></text:p>
        </draw:rect>
        <draw:rect draw:style-name="gr50" draw:text-style-name="P6" xml:id="id72" draw:id="id72" draw:layer="layout" svg:width="3cm" svg:height="0.8cm" svg:x="3cm" svg:y="10.7cm" draw:corner-radius="0.5cm">
          <text:p text:style-name="P2"><text:span text:style-name="T3">I2.b#slow</text:span></text:p>
        </draw:rect>
        <draw:rect draw:style-name="gr51" draw:text-style-name="P6" xml:id="id68" draw:id="id68" draw:layer="layout" svg:width="1.8cm" svg:height="0.8cm" svg:x="6.9cm" svg:y="9.9cm" draw:corner-radius="0.5cm">
          <text:p text:style-name="P2"><text:span text:style-name="T3">I3.a</text:span></text:p>
        </draw:rect>
        <draw:rect draw:style-name="gr52" draw:text-style-name="P6" draw:layer="layout" svg:width="1.8cm" svg:height="0.8cm" svg:x="6.9cm" svg:y="10.7cm" draw:corner-radius="0.5cm">
          <text:p text:style-name="P2"><text:span text:style-name="T3">I3.b</text:span></text:p>
        </draw:rect>
        <draw:rect draw:style-name="gr53" draw:text-style-name="P6" xml:id="id70" draw:id="id70" draw:layer="layout" svg:width="1.8cm" svg:height="0.8cm" svg:x="6.9cm" svg:y="12.7cm" draw:corner-radius="0.5cm">
          <text:p text:style-name="P2"><text:span text:style-name="T3">I4.a</text:span></text:p>
        </draw:rect>
        <draw:rect draw:style-name="gr54" draw:text-style-name="P6" draw:layer="layout" svg:width="1.8cm" svg:height="0.8cm" svg:x="6.9cm" svg:y="13.5cm" draw:corner-radius="0.5cm">
          <text:p text:style-name="P2"><text:span text:style-name="T3">I4.b</text:span></text:p>
        </draw:rect>
        <draw:connector draw:style-name="gr46" draw:text-style-name="P2" draw:layer="layout" draw:type="curve" svg:x1="5.795cm" svg:y1="6.405cm" svg:x2="8.6cm" svg:y2="7.4cm" draw:start-shape="id65" draw:start-glue-point="11" draw:end-shape="id66" draw:end-glue-point="1" svg:d="M5795 6405c4959 0 3556 995 2805 995" svg:viewBox="0 0 3579 996">
          <text:p/>
        </draw:connector>
        <draw:connector draw:style-name="gr46" draw:text-style-name="P2" draw:layer="layout" draw:type="curve" svg:x1="7.395cm" svg:y1="9.105cm" svg:x2="8.7cm" svg:y2="10.3cm" draw:start-shape="id67" draw:start-glue-point="11" draw:end-shape="id68" draw:end-glue-point="1" svg:d="M7395 9105c2709 0 2056 1195 1305 1195" svg:viewBox="0 0 1963 1196">
          <text:p/>
        </draw:connector>
        <draw:connector draw:style-name="gr46" draw:text-style-name="P2" draw:layer="layout" draw:type="curve" svg:x1="7.6cm" svg:y1="12.4cm" svg:x2="8.7cm" svg:y2="13.1cm" draw:start-shape="id69" draw:start-glue-point="10" draw:end-shape="id70" draw:end-glue-point="1" svg:d="M7600 12400c2401 0 1851 700 1100 700" svg:viewBox="0 0 1742 701">
          <text:p/>
        </draw:connector>
        <draw:connector draw:style-name="gr46" draw:text-style-name="P2" draw:layer="layout" draw:type="curve" svg:x1="2.4cm" svg:y1="9.6cm" svg:x2="3cm" svg:y2="11.1cm" draw:start-shape="id71" draw:start-glue-point="6" draw:end-shape="id72" draw:end-glue-point="3" svg:d="M2400 9600c-751 0-1051 1500 600 1500" svg:viewBox="0 0 1205 1501">
          <text:p/>
        </draw:connector>
        <draw:line draw:style-name="gr55" draw:text-style-name="P2" draw:layer="layout" svg:x1="8.4cm" svg:y1="7.4cm" svg:x2="13cm" svg:y2="11.4cm">
          <text:p/>
        </draw:line>
        <draw:line draw:style-name="gr55" draw:text-style-name="P2" draw:layer="layout" svg:x1="8.4cm" svg:y1="10.3cm" svg:x2="12.972cm" svg:y2="11.359cm">
          <text:p/>
        </draw:line>
        <draw:polyline draw:style-name="gr55" draw:text-style-name="P2" draw:layer="layout" svg:width="6.647cm" svg:height="1.461cm" draw:transform="rotate (0.274191225488309) translate (8.6cm 13cm)" svg:viewBox="0 0 6648 1462" draw:points="0,0 5198,1462 6648,0">
          <text:p/>
        </draw:polyline>
        <draw:polyline draw:style-name="gr55" draw:text-style-name="P2"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2" draw:layer="layout" draw:type="lines" svg:x1="5.3cm" svg:y1="7.6cm" svg:x2="6.2cm" svg:y2="9.6cm" draw:start-shape="id65" draw:start-glue-point="8" draw:end-shape="id67" draw:end-glue-point="6" svg:d="M5300 7600v500l399 1500h501" svg:viewBox="0 0 901 2001">
          <text:p/>
        </draw:connector>
        <draw:connector draw:style-name="gr22" draw:text-style-name="P2" draw:layer="layout" draw:type="lines" svg:x1="5.3cm" svg:y1="7.6cm" svg:x2="3.8cm" svg:y2="9.6cm" draw:start-shape="id65" draw:start-glue-point="8" draw:end-shape="id71" draw:end-glue-point="10" svg:d="M5300 7600v500l-1000 1500h-500" svg:viewBox="0 0 1501 2001">
          <text:p/>
        </draw:connector>
        <draw:connector draw:style-name="gr22" draw:text-style-name="P2" draw:layer="layout" draw:type="lines" svg:x1="6.405cm" svg:y1="10.095cm" svg:x2="6.405cm" svg:y2="11.905cm" draw:start-shape="id67" draw:start-glue-point="7" draw:end-shape="id69" draw:end-glue-point="5" svg:d="M6405 10095v705 399 706" svg:viewBox="0 0 1 1811">
          <text:p/>
        </draw:connector>
        <draw:custom-shape draw:style-name="gr23" draw:text-style-name="P4" xml:id="id73" draw:id="id73" draw:layer="layout" svg:width="4.8cm" svg:height="1.4cm" svg:x="9.6cm" svg:y="4cm">
          <text:p text:style-name="P2"><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9.6cm" svg:y1="4.7cm" svg:x2="5.3cm" svg:y2="6.2cm" draw:start-shape="id73" draw:start-glue-point="5" draw:end-shape="id65" draw:end-glue-point="4" svg:d="M9600 4700h-501l-3799 999v501" svg:viewBox="0 0 4301 1501">
          <text:p/>
        </draw:connector>
        <draw:connector draw:style-name="gr7" draw:text-style-name="P2" draw:layer="layout" draw:type="lines" svg:x1="14.4cm" svg:y1="4.7cm" svg:x2="16.2cm" svg:y2="5.8cm" draw:start-shape="id73" draw:start-glue-point="7" draw:end-shape="id58" draw:end-glue-point="0" svg:d="M14400 4700h502l1298 599v501" svg:viewBox="0 0 1801 1101">
          <text:p/>
        </draw:connector>
        <draw:frame presentation:style-name="pr1" draw:layer="layout" svg:width="25.199cm" svg:height="3.506cm" svg:x="1.4cm" svg:y="0.837cm" presentation:class="title">
          <draw:text-box>
            <text:p>Model += Request</text:p>
          </draw:text-box>
        </draw:frame>
        <draw:custom-shape draw:style-name="gr56" draw:text-style-name="P1" xml:id="id74" draw:id="id74" draw:layer="layout" svg:width="3.4cm" svg:height="1.057cm" svg:x="19.6cm" svg:y="4.343cm">
          <draw:glue-point draw:id="10" svg:x="-3.823cm" svg:y="5.004cm"/>
          <text:p text:style-name="P1">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 xml:id="id75" draw:id="id75" draw:layer="layout" svg:width="4.8cm" svg:height="1.6cm" svg:x="20.6cm" svg:y="5.6cm">
          <text:p text:style-name="P1">MetaParameter-</text:p>
          <text:p text:style-name="P1">(key,value)</text:p>
          <draw:enhanced-geometry svg:viewBox="0 0 21600 21600" draw:type="rectangle" draw:enhanced-path="M 0 0 L 21600 0 21600 21600 0 21600 0 0 Z N"/>
        </draw:custom-shape>
        <draw:connector draw:style-name="gr57" draw:text-style-name="P2" draw:layer="layout" svg:x1="20.001cm" svg:y1="5.399cm" svg:x2="20.6cm" svg:y2="6.4cm" draw:start-shape="id74" draw:start-glue-point="10" draw:end-shape="id75" draw:end-glue-point="3" svg:d="M20001 5399v1001h599" svg:viewBox="0 0 600 1002">
          <text:p/>
        </draw:connector>
        <draw:custom-shape draw:style-name="gr56" draw:text-style-name="P1" xml:id="id76" draw:id="id76" draw:layer="layout" svg:width="3.8cm" svg:height="0.8cm" svg:x="20.6cm" svg:y="7.4cm">
          <text:p text:style-name="P1">Constraints</text:p>
          <draw:enhanced-geometry svg:viewBox="0 0 21600 21600" draw:type="rectangle" draw:enhanced-path="M 0 0 L 21600 0 21600 21600 0 21600 0 0 Z N"/>
        </draw:custom-shape>
        <draw:connector draw:style-name="gr57" draw:text-style-name="P2" draw:layer="layout" svg:x1="20.001cm" svg:y1="5.399cm" svg:x2="20.6cm" svg:y2="7.8cm" draw:start-shape="id74" draw:start-glue-point="10" draw:end-shape="id76" draw:end-glue-point="3" svg:d="M20001 5399v2401h599" svg:viewBox="0 0 600 2402">
          <text:p/>
        </draw:connector>
        <draw:custom-shape draw:style-name="gr56" draw:text-style-name="P1" xml:id="id77" draw:id="id77" draw:layer="layout" svg:width="3.8cm" svg:height="0.8cm" svg:x="20.6cm" svg:y="8.4cm">
          <text:p text:style-name="P1">Objective</text:p>
          <draw:enhanced-geometry svg:viewBox="0 0 21600 21600" draw:type="rectangle" draw:enhanced-path="M 0 0 L 21600 0 21600 21600 0 21600 0 0 Z N"/>
        </draw:custom-shape>
        <draw:connector draw:style-name="gr57" draw:text-style-name="P2" draw:layer="layout" svg:x1="20.001cm" svg:y1="5.399cm" svg:x2="20.6cm" svg:y2="8.8cm" draw:start-shape="id74" draw:start-glue-point="10" draw:end-shape="id77" draw:end-glue-point="3" svg:d="M20001 5399v3401h599" svg:viewBox="0 0 600 3402">
          <text:p/>
        </draw:connector>
        <draw:connector draw:style-name="gr7" draw:text-style-name="P2" draw:layer="layout" draw:type="lines" svg:x1="12cm" svg:y1="4cm" svg:x2="21.3cm" svg:y2="4.343cm" draw:start-shape="id73" draw:start-glue-point="4" draw:end-shape="id74" draw:end-glue-point="5" svg:d="M12000 4000v-501l9300 342v502" svg:viewBox="0 0 9301 845">
          <text:p/>
        </draw:connector>
        <draw:frame draw:style-name="gr2" draw:text-style-name="P11" draw:layer="layout" svg:width="0.748cm" svg:height="0.962cm" svg:x="20.073cm" svg:y="7.2cm">
          <draw:text-box>
            <text:p><text:span text:style-name="T11">*</text:span></text:p>
          </draw:text-box>
        </draw:frame>
        <draw:frame draw:style-name="gr2" draw:text-style-name="P11" draw:layer="layout" svg:width="0.748cm" svg:height="0.962cm" svg:x="20.073cm" svg:y="5.8cm">
          <draw:text-box>
            <text:p><text:span text:style-name="T11">*</text:span></text:p>
          </draw:text-box>
        </draw:frame>
        <draw:g>
          <draw:custom-shape draw:style-name="gr3" draw:text-style-name="P1" draw:layer="layout" svg:width="1cm" svg:height="1cm" svg:x="25.4cm" svg:y="17.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2" draw:layer="layout" svg:width="1cm" svg:height="1cm" svg:x="25.4cm" svg:y="17.6cm" draw:kind="section" draw:start-angle="21.05" draw:end-angle="82.31">
            <text:p/>
          </draw:circle>
        </draw:g>
        <draw:g>
          <draw:custom-shape draw:style-name="gr3" draw:text-style-name="P1" draw:layer="layout" svg:width="1cm" svg:height="1cm" svg:x="24cm" svg:y="18.95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2" draw:layer="layout" svg:width="1cm" svg:height="1cm" svg:x="24cm" svg:y="18.959cm" draw:kind="section" draw:start-angle="21.05" draw:end-angle="82.31">
            <text:p/>
          </draw:circle>
        </draw:g>
        <presentation:notes draw:style-name="dp2">
          <draw:page-thumbnail draw:style-name="gr5" draw:layer="layout" svg:width="14.848cm" svg:height="11.135cm" svg:x="3.075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9">
        <draw:custom-shape draw:style-name="gr6" draw:text-style-name="P4" xml:id="id81" draw:id="id81" draw:layer="layout" svg:width="1.6cm" svg:height="1.2cm" svg:x="15.4cm" svg:y="5.8cm">
          <text:p text:style-name="P2"><text:span text:style-name="T2">root</text:span></text:p>
          <draw:enhanced-geometry svg:viewBox="0 0 21600 21600" draw:type="rectangle" draw:enhanced-path="M 0 0 L 21600 0 21600 21600 0 21600 0 0 Z N"/>
        </draw:custom-shape>
        <draw:custom-shape draw:style-name="gr6" draw:text-style-name="P4" xml:id="id79" draw:id="id79" draw:layer="layout" svg:width="1.4cm" svg:height="1.4cm" svg:x="13.73cm" svg:y="8.4cm">
          <text:p text:style-name="P2"><text:span text:style-name="T2">S1</text:span></text:p>
          <draw:enhanced-geometry svg:viewBox="0 0 21600 21600" draw:type="rectangle" draw:enhanced-path="M 0 0 L 21600 0 21600 21600 0 21600 0 0 Z N"/>
        </draw:custom-shape>
        <draw:custom-shape draw:style-name="gr6" draw:text-style-name="P4" xml:id="id82" draw:id="id82" draw:layer="layout" svg:width="1.4cm" svg:height="1.4cm" svg:x="17.4cm" svg:y="8.4cm">
          <text:p text:style-name="P2"><text:span text:style-name="T2">S2</text:span></text:p>
          <draw:enhanced-geometry svg:viewBox="0 0 21600 21600" draw:type="rectangle" draw:enhanced-path="M 0 0 L 21600 0 21600 21600 0 21600 0 0 Z N"/>
        </draw:custom-shape>
        <draw:custom-shape draw:style-name="gr6" draw:text-style-name="P4" xml:id="id78" draw:id="id78" draw:layer="layout" svg:width="1.4cm" svg:height="1.4cm" svg:x="12.6cm" svg:y="11cm">
          <text:p text:style-name="P2"><text:span text:style-name="T2">CB1</text:span></text:p>
          <draw:enhanced-geometry svg:viewBox="0 0 21600 21600" draw:type="rectangle" draw:enhanced-path="M 0 0 L 21600 0 21600 21600 0 21600 0 0 Z N"/>
        </draw:custom-shape>
        <draw:custom-shape draw:style-name="gr6" draw:text-style-name="P4" xml:id="id83" draw:id="id83" draw:layer="layout" svg:width="1.4cm" svg:height="1.4cm" svg:x="17cm" svg:y="11cm">
          <text:p text:style-name="P2"><text:span text:style-name="T2">CB2</text:span></text:p>
          <draw:enhanced-geometry svg:viewBox="0 0 21600 21600" draw:type="rectangle" draw:enhanced-path="M 0 0 L 21600 0 21600 21600 0 21600 0 0 Z N"/>
        </draw:custom-shape>
        <draw:custom-shape draw:style-name="gr6" draw:text-style-name="P4" xml:id="id80" draw:id="id80" draw:layer="layout" svg:width="1.4cm" svg:height="1.4cm" svg:x="14.6cm" svg:y="11cm">
          <draw:glue-point draw:id="4" svg:x="-3.571cm" svg:y="5cm"/>
          <text:p text:style-name="P2"><text:span text:style-name="T2">R1</text:span></text:p>
          <draw:enhanced-geometry svg:viewBox="0 0 21600 21600" draw:type="rectangle" draw:enhanced-path="M 0 0 L 21600 0 21600 21600 0 21600 0 0 Z N"/>
        </draw:custom-shape>
        <draw:custom-shape draw:style-name="gr6" draw:text-style-name="P4" xml:id="id84" draw:id="id84" draw:layer="layout" svg:width="1.4cm" svg:height="1.4cm" svg:x="19cm" svg:y="11cm">
          <text:p text:style-name="P2"><text:span text:style-name="T2">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78" draw:start-glue-point="0" draw:end-shape="id79" draw:end-glue-point="2" svg:d="M13300 11000v-501l1130-198v-501" svg:viewBox="0 0 1131 1201">
          <text:p/>
        </draw:connector>
        <draw:connector draw:style-name="gr7" draw:text-style-name="P2" draw:layer="layout" draw:type="lines" svg:x1="14.43cm" svg:y1="9.8cm" svg:x2="15.3cm" svg:y2="11cm" draw:start-shape="id79" draw:start-glue-point="2" draw:end-shape="id80" draw:end-glue-point="0" svg:d="M14430 9800v501l870 198v501" svg:viewBox="0 0 871 1201">
          <text:p/>
        </draw:connector>
        <draw:connector draw:style-name="gr7" draw:text-style-name="P2" draw:layer="layout" draw:type="lines" svg:x1="14.43cm" svg:y1="8.4cm" svg:x2="16.2cm" svg:y2="7cm" draw:start-shape="id79" draw:start-glue-point="0" draw:end-shape="id81" draw:end-glue-point="2" svg:d="M14430 8400v-501l1770-398v-501" svg:viewBox="0 0 1771 1401">
          <text:p/>
        </draw:connector>
        <draw:connector draw:style-name="gr7" draw:text-style-name="P2" draw:layer="layout" draw:type="lines" svg:x1="16.2cm" svg:y1="7cm" svg:x2="18.1cm" svg:y2="8.4cm" draw:start-shape="id81" draw:start-glue-point="2" draw:end-shape="id82" svg:d="M16200 7000v501l1900 398v501" svg:viewBox="0 0 1901 1401">
          <text:p/>
        </draw:connector>
        <draw:connector draw:style-name="gr7" draw:text-style-name="P2" draw:layer="layout" draw:type="lines" svg:x1="18.1cm" svg:y1="9.8cm" svg:x2="17.7cm" svg:y2="11cm" draw:start-shape="id82" draw:start-glue-point="2" draw:end-shape="id83" draw:end-glue-point="0" svg:d="M18100 9800v501l-400 198v501" svg:viewBox="0 0 401 1201">
          <text:p/>
        </draw:connector>
        <draw:custom-shape draw:style-name="gr6" draw:text-style-name="P4" xml:id="id86" draw:id="id86" draw:layer="layout" svg:width="1.4cm" svg:height="1.4cm" svg:x="19.9cm" svg:y="13.8cm">
          <text:p text:style-name="P2"><text:span text:style-name="T2">CB4</text:span></text:p>
          <draw:enhanced-geometry svg:viewBox="0 0 21600 21600" draw:type="rectangle" draw:enhanced-path="M 0 0 L 21600 0 21600 21600 0 21600 0 0 Z N"/>
        </draw:custom-shape>
        <draw:custom-shape draw:style-name="gr6" draw:text-style-name="P4" xml:id="id85" draw:id="id85" draw:layer="layout" svg:width="1.4cm" svg:height="1.4cm" svg:x="20.9cm" svg:y="11cm">
          <text:p text:style-name="P2"><text:span text:style-name="T2">S3</text:span></text:p>
          <draw:enhanced-geometry svg:viewBox="0 0 21600 21600" draw:type="rectangle" draw:enhanced-path="M 0 0 L 21600 0 21600 21600 0 21600 0 0 Z N"/>
        </draw:custom-shape>
        <draw:custom-shape draw:style-name="gr6" draw:text-style-name="P4" xml:id="id87" draw:id="id87" draw:layer="layout" svg:width="1.4cm" svg:height="1.4cm" svg:x="22.1cm" svg:y="13.8cm">
          <text:p text:style-name="P2"><text:span text:style-name="T2">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84" draw:start-glue-point="0" draw:end-shape="id82" draw:end-glue-point="2" svg:d="M19700 11000v-501l-1600-198v-501" svg:viewBox="0 0 1601 1201">
          <text:p/>
        </draw:connector>
        <draw:connector draw:style-name="gr7" draw:text-style-name="P2" draw:layer="layout" draw:type="lines" svg:x1="21.6cm" svg:y1="11cm" svg:x2="18.1cm" svg:y2="9.8cm" draw:start-shape="id85" draw:start-glue-point="0" draw:end-shape="id82" draw:end-glue-point="2" svg:d="M21600 11000v-501l-3500-198v-501" svg:viewBox="0 0 3501 1201">
          <text:p/>
        </draw:connector>
        <draw:connector draw:style-name="gr7" draw:text-style-name="P2" draw:layer="layout" draw:type="lines" svg:x1="21.6cm" svg:y1="12.4cm" svg:x2="20.6cm" svg:y2="13.8cm" draw:start-shape="id85" draw:start-glue-point="2" draw:end-shape="id86" draw:end-glue-point="0" svg:d="M21600 12400v501l-1000 398v501" svg:viewBox="0 0 1001 1401">
          <text:p/>
        </draw:connector>
        <draw:connector draw:style-name="gr7" draw:text-style-name="P2" draw:layer="layout" draw:type="lines" svg:x1="21.6cm" svg:y1="12.4cm" svg:x2="22.8cm" svg:y2="13.8cm" draw:start-shape="id85" draw:start-glue-point="2" draw:end-shape="id87" draw:end-glue-point="0" svg:d="M21600 12400v501l1200 398v501" svg:viewBox="0 0 1201 1401">
          <text:p/>
        </draw:connector>
        <draw:line draw:style-name="gr24" draw:text-style-name="P2" draw:layer="layout" svg:x1="12cm" svg:y1="5.6cm" svg:x2="12cm" svg:y2="15.4cm">
          <text:p/>
        </draw:line>
        <draw:custom-shape draw:style-name="gr8" draw:text-style-name="P4" xml:id="id88" draw:id="id88" draw:layer="layout" svg:width="1.4cm" svg:height="1.4cm" svg:x="4.6cm" svg:y="6.2cm">
          <text:p text:style-name="P2"><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xml:id="id94" draw:id="id94" draw:layer="layout" svg:width="1.4cm" svg:height="1.4cm" svg:x="2.4cm" svg:y="8.9cm">
          <text:p text:style-name="P2"><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xml:id="id90" draw:id="id90" draw:layer="layout" svg:width="1.4cm" svg:height="1.4cm" svg:x="6.2cm" svg:y="8.9cm">
          <text:p text:style-name="P2"><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xml:id="id92" draw:id="id92" draw:layer="layout" svg:width="1.4cm" svg:height="1.4cm" svg:x="6.2cm" svg:y="11.7cm">
          <text:p text:style-name="P2"><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5" draw:layer="layout" svg:width="14.2cm" svg:height="3.806cm" svg:x="12.2cm" svg:y="15.553cm">
          <draw:text-box>
            <text:p><text:span text:style-name="T4">Contract</text:span><text:span text:style-name="T2"> defined on implementions</text:span></text:p>
            <text:list text:style-name="L1">
              <text:list-item>
                <text:p><text:span text:style-name="T2">comprising </text:span><text:span text:style-name="T4">mode</text:span><text:span text:style-name="T2">s for this </text:span><text:span text:style-name="T4">impl</text:span></text:p>
                <text:list>
                  <text:list-item>
                    <text:p><text:span text:style-name="T2">mode is a named set of clauses (either requirement or provision)</text:span></text:p>
                  </text:list-item>
                </text:list>
              </text:list-item>
            </text:list>
            <text:p><text:span text:style-name="T2">PEs have a set of properties</text:span></text:p>
          </draw:text-box>
        </draw:frame>
        <draw:rect draw:style-name="gr58" draw:text-style-name="P6" xml:id="id89" draw:id="id89" draw:layer="layout" svg:width="3cm" svg:height="0.8cm" svg:x="5.6cm" svg:y="7cm" draw:corner-radius="0.5cm">
          <text:p text:style-name="P2"><text:span text:style-name="T3">I1.a#fast</text:span></text:p>
        </draw:rect>
        <draw:rect draw:style-name="gr59" draw:text-style-name="P6" draw:layer="layout" svg:width="1.8cm" svg:height="0.8cm" svg:x="5.6cm" svg:y="7.8cm" draw:corner-radius="0.5cm">
          <text:p text:style-name="P2"><text:span text:style-name="T3">I1.b</text:span></text:p>
        </draw:rect>
        <draw:rect draw:style-name="gr60" draw:text-style-name="P6" draw:layer="layout" svg:width="1.8cm" svg:height="0.8cm" svg:x="3cm" svg:y="9.9cm" draw:corner-radius="0.5cm">
          <text:p text:style-name="P2"><text:span text:style-name="T3">I2.a</text:span></text:p>
        </draw:rect>
        <draw:rect draw:style-name="gr61" draw:text-style-name="P6" xml:id="id95" draw:id="id95" draw:layer="layout" svg:width="3cm" svg:height="0.8cm" svg:x="3cm" svg:y="10.7cm" draw:corner-radius="0.5cm">
          <text:p text:style-name="P2"><text:span text:style-name="T3">I2.b#slow</text:span></text:p>
        </draw:rect>
        <draw:rect draw:style-name="gr62" draw:text-style-name="P6" xml:id="id91" draw:id="id91" draw:layer="layout" svg:width="1.8cm" svg:height="0.8cm" svg:x="6.9cm" svg:y="9.9cm" draw:corner-radius="0.5cm">
          <text:p text:style-name="P2"><text:span text:style-name="T3">I3.a</text:span></text:p>
        </draw:rect>
        <draw:rect draw:style-name="gr63" draw:text-style-name="P6" draw:layer="layout" svg:width="1.8cm" svg:height="0.8cm" svg:x="6.9cm" svg:y="10.7cm" draw:corner-radius="0.5cm">
          <text:p text:style-name="P2"><text:span text:style-name="T3">I3.b</text:span></text:p>
        </draw:rect>
        <draw:rect draw:style-name="gr64" draw:text-style-name="P6" xml:id="id93" draw:id="id93" draw:layer="layout" svg:width="1.8cm" svg:height="0.8cm" svg:x="6.9cm" svg:y="12.7cm" draw:corner-radius="0.5cm">
          <text:p text:style-name="P2"><text:span text:style-name="T3">I4.a</text:span></text:p>
        </draw:rect>
        <draw:rect draw:style-name="gr65" draw:text-style-name="P6" draw:layer="layout" svg:width="1.8cm" svg:height="0.8cm" svg:x="6.9cm" svg:y="13.5cm" draw:corner-radius="0.5cm">
          <text:p text:style-name="P2"><text:span text:style-name="T3">I4.b</text:span></text:p>
        </draw:rect>
        <draw:connector draw:style-name="gr46" draw:text-style-name="P2" draw:layer="layout" draw:type="curve" svg:x1="5.795cm" svg:y1="6.405cm" svg:x2="8.6cm" svg:y2="7.4cm" draw:start-shape="id88" draw:start-glue-point="11" draw:end-shape="id89" draw:end-glue-point="1" svg:d="M5795 6405c4959 0 3556 995 2805 995" svg:viewBox="0 0 3579 996">
          <text:p/>
        </draw:connector>
        <draw:connector draw:style-name="gr46" draw:text-style-name="P2" draw:layer="layout" draw:type="curve" svg:x1="7.395cm" svg:y1="9.105cm" svg:x2="8.7cm" svg:y2="10.3cm" draw:start-shape="id90" draw:start-glue-point="11" draw:end-shape="id91" draw:end-glue-point="1" svg:d="M7395 9105c2709 0 2056 1195 1305 1195" svg:viewBox="0 0 1963 1196">
          <text:p/>
        </draw:connector>
        <draw:connector draw:style-name="gr46" draw:text-style-name="P2" draw:layer="layout" draw:type="curve" svg:x1="7.6cm" svg:y1="12.4cm" svg:x2="8.7cm" svg:y2="13.1cm" draw:start-shape="id92" draw:start-glue-point="10" draw:end-shape="id93" draw:end-glue-point="1" svg:d="M7600 12400c2401 0 1851 700 1100 700" svg:viewBox="0 0 1742 701">
          <text:p/>
        </draw:connector>
        <draw:connector draw:style-name="gr46" draw:text-style-name="P2" draw:layer="layout" draw:type="curve" svg:x1="2.4cm" svg:y1="9.6cm" svg:x2="3cm" svg:y2="11.1cm" draw:start-shape="id94" draw:start-glue-point="6" draw:end-shape="id95" draw:end-glue-point="3" svg:d="M2400 9600c-751 0-1051 1500 600 1500" svg:viewBox="0 0 1205 1501">
          <text:p/>
        </draw:connector>
        <draw:line draw:style-name="gr55" draw:text-style-name="P2" draw:layer="layout" svg:x1="8.4cm" svg:y1="7.4cm" svg:x2="13cm" svg:y2="11.4cm">
          <text:p/>
        </draw:line>
        <draw:line draw:style-name="gr55" draw:text-style-name="P2" draw:layer="layout" svg:x1="8.4cm" svg:y1="10.3cm" svg:x2="12.972cm" svg:y2="11.359cm">
          <text:p/>
        </draw:line>
        <draw:polyline draw:style-name="gr55" draw:text-style-name="P2" draw:layer="layout" svg:width="6.647cm" svg:height="1.461cm" draw:transform="rotate (0.274191225488309) translate (8.6cm 13cm)" svg:viewBox="0 0 6648 1462" draw:points="0,0 5198,1462 6648,0">
          <text:p/>
        </draw:polyline>
        <draw:polyline draw:style-name="gr55" draw:text-style-name="P2"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2" draw:layer="layout" draw:type="lines" svg:x1="5.3cm" svg:y1="7.6cm" svg:x2="6.2cm" svg:y2="9.6cm" draw:start-shape="id88" draw:start-glue-point="8" draw:end-shape="id90" draw:end-glue-point="6" svg:d="M5300 7600v500l399 1500h501" svg:viewBox="0 0 901 2001">
          <text:p/>
        </draw:connector>
        <draw:connector draw:style-name="gr22" draw:text-style-name="P2" draw:layer="layout" draw:type="lines" svg:x1="5.3cm" svg:y1="7.6cm" svg:x2="3.8cm" svg:y2="9.6cm" draw:start-shape="id88" draw:start-glue-point="8" draw:end-shape="id94" draw:end-glue-point="10" svg:d="M5300 7600v500l-1000 1500h-500" svg:viewBox="0 0 1501 2001">
          <text:p/>
        </draw:connector>
        <draw:connector draw:style-name="gr22" draw:text-style-name="P2" draw:layer="layout" draw:type="lines" svg:x1="6.405cm" svg:y1="10.095cm" svg:x2="6.405cm" svg:y2="11.905cm" draw:start-shape="id90" draw:start-glue-point="7" draw:end-shape="id92" draw:end-glue-point="5" svg:d="M6405 10095v705 399 706" svg:viewBox="0 0 1 1811">
          <text:p/>
        </draw:connector>
        <draw:custom-shape draw:style-name="gr23" draw:text-style-name="P4" xml:id="id96" draw:id="id96" draw:layer="layout" svg:width="4.8cm" svg:height="1.4cm" svg:x="9.6cm" svg:y="4cm">
          <text:p text:style-name="P2"><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9.6cm" svg:y1="4.7cm" svg:x2="5.3cm" svg:y2="6.2cm" draw:start-shape="id96" draw:start-glue-point="5" draw:end-shape="id88" draw:end-glue-point="4" svg:d="M9600 4700h-501l-3799 999v501" svg:viewBox="0 0 4301 1501">
          <text:p/>
        </draw:connector>
        <draw:connector draw:style-name="gr7" draw:text-style-name="P2" draw:layer="layout" draw:type="lines" svg:x1="14.4cm" svg:y1="4.7cm" svg:x2="16.2cm" svg:y2="5.8cm" draw:start-shape="id96" draw:start-glue-point="7" draw:end-shape="id81" draw:end-glue-point="0" svg:d="M14400 4700h502l1298 599v501" svg:viewBox="0 0 1801 1101">
          <text:p/>
        </draw:connector>
        <draw:frame presentation:style-name="pr1" draw:layer="layout" svg:width="25.199cm" svg:height="3.506cm" svg:x="1.4cm" svg:y="0.837cm" presentation:class="title">
          <draw:text-box>
            <text:p>Model += Contracts and Clauses</text:p>
          </draw:text-box>
        </draw:frame>
        <draw:custom-shape draw:style-name="gr56" draw:text-style-name="P1" xml:id="id97" draw:id="id97" draw:layer="layout" svg:width="3.4cm" svg:height="1.057cm" svg:x="19.6cm" svg:y="4.343cm">
          <draw:glue-point draw:id="10" svg:x="-3.823cm" svg:y="5.004cm"/>
          <text:p text:style-name="P1">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 xml:id="id98" draw:id="id98" draw:layer="layout" svg:width="4.8cm" svg:height="1.6cm" svg:x="20.6cm" svg:y="5.6cm">
          <text:p text:style-name="P1">MetaParameter-</text:p>
          <text:p text:style-name="P1">(key,value)</text:p>
          <draw:enhanced-geometry svg:viewBox="0 0 21600 21600" draw:type="rectangle" draw:enhanced-path="M 0 0 L 21600 0 21600 21600 0 21600 0 0 Z N"/>
        </draw:custom-shape>
        <draw:connector draw:style-name="gr57" draw:text-style-name="P2" draw:layer="layout" svg:x1="20.001cm" svg:y1="5.399cm" svg:x2="20.6cm" svg:y2="6.4cm" draw:start-shape="id97" draw:start-glue-point="10" draw:end-shape="id98" draw:end-glue-point="3" svg:d="M20001 5399v1001h599" svg:viewBox="0 0 600 1002">
          <text:p/>
        </draw:connector>
        <draw:custom-shape draw:style-name="gr56" draw:text-style-name="P1" xml:id="id99" draw:id="id99" draw:layer="layout" svg:width="3.8cm" svg:height="0.8cm" svg:x="20.6cm" svg:y="7.4cm">
          <text:p text:style-name="P1">Constraints</text:p>
          <draw:enhanced-geometry svg:viewBox="0 0 21600 21600" draw:type="rectangle" draw:enhanced-path="M 0 0 L 21600 0 21600 21600 0 21600 0 0 Z N"/>
        </draw:custom-shape>
        <draw:connector draw:style-name="gr57" draw:text-style-name="P2" draw:layer="layout" svg:x1="20.001cm" svg:y1="5.399cm" svg:x2="20.6cm" svg:y2="7.8cm" draw:start-shape="id97" draw:start-glue-point="10" draw:end-shape="id99" draw:end-glue-point="3" svg:d="M20001 5399v2401h599" svg:viewBox="0 0 600 2402">
          <text:p/>
        </draw:connector>
        <draw:custom-shape draw:style-name="gr56" draw:text-style-name="P1" xml:id="id100" draw:id="id100" draw:layer="layout" svg:width="3.8cm" svg:height="0.8cm" svg:x="20.6cm" svg:y="8.4cm">
          <text:p text:style-name="P1">Objective</text:p>
          <draw:enhanced-geometry svg:viewBox="0 0 21600 21600" draw:type="rectangle" draw:enhanced-path="M 0 0 L 21600 0 21600 21600 0 21600 0 0 Z N"/>
        </draw:custom-shape>
        <draw:connector draw:style-name="gr57" draw:text-style-name="P2" draw:layer="layout" svg:x1="20.001cm" svg:y1="5.399cm" svg:x2="20.6cm" svg:y2="8.8cm" draw:start-shape="id97" draw:start-glue-point="10" draw:end-shape="id100" draw:end-glue-point="3" svg:d="M20001 5399v3401h599" svg:viewBox="0 0 600 3402">
          <text:p/>
        </draw:connector>
        <draw:frame draw:style-name="gr2" draw:text-style-name="P11" draw:layer="layout" svg:width="0.748cm" svg:height="0.962cm" svg:x="20.073cm" svg:y="7.2cm">
          <draw:text-box>
            <text:p><text:span text:style-name="T11">*</text:span></text:p>
          </draw:text-box>
        </draw:frame>
        <draw:frame draw:style-name="gr2" draw:text-style-name="P11" draw:layer="layout" svg:width="0.748cm" svg:height="0.962cm" svg:x="20.073cm" svg:y="5.8cm">
          <draw:text-box>
            <text:p><text:span text:style-name="T11">*</text:span></text:p>
          </draw:text-box>
        </draw:frame>
        <draw:connector draw:style-name="gr7" draw:text-style-name="P2" draw:layer="layout" draw:type="lines" svg:x1="12cm" svg:y1="4cm" svg:x2="21.3cm" svg:y2="4.343cm" draw:start-shape="id96" draw:start-glue-point="4" draw:end-shape="id97" draw:end-glue-point="5" svg:d="M12000 4000v-501l9300 342v502" svg:viewBox="0 0 9301 845">
          <text:p/>
        </draw:connector>
        <draw:custom-shape draw:style-name="gr66" draw:text-style-name="P1" xml:id="id101" draw:id="id101" draw:layer="layout" svg:width="10cm" svg:height="4.8cm" svg:x="0.6cm" svg:y="15.2cm">
          <text:p text:style-name="P1">I1.a#fast (</text:p>
          <text:p text:style-name="P1"><text:s/>requires C2 { <text:span text:style-name="T12">p2 min 3</text:span> }</text:p>
          <text:p text:style-name="P1"><text:s/>requires C3 { p3 min 5 }</text:p>
          <text:p text:style-name="P1"><text:s/>requires PE { cpu-load max 0.5</text:p>
          <text:p text:style-name="P1"><text:s text:c="3"/>ram-free min 1.2*workload })</text:p>
          <text:p text:style-name="P1">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2" draw:layer="layout" svg:x1="8.6cm" svg:y1="7.4cm" svg:x2="10.6cm" svg:y2="17.6cm" draw:start-shape="id89" draw:start-glue-point="1" draw:end-shape="id101" svg:d="M8600 7400h2501v10200h-501" svg:viewBox="0 0 2502 10201">
          <text:p/>
        </draw:connector>
        <draw:custom-shape draw:style-name="gr68" draw:text-style-name="P6" xml:id="id102" draw:id="id102" draw:layer="layout" svg:width="3.8cm" svg:height="0.8cm" svg:x="15.3cm" svg:y="12.8cm">
          <text:p text:style-name="P2"><text:span text:style-name="T3">ProvClause</text:span></text:p>
          <draw:enhanced-geometry svg:viewBox="0 0 21600 21600" draw:type="rectangle" draw:enhanced-path="M 0 0 L 21600 0 21600 21600 0 21600 0 0 Z N"/>
        </draw:custom-shape>
        <draw:connector draw:style-name="gr69" draw:text-style-name="P2" draw:layer="layout" svg:x1="14.801cm" svg:y1="12.4cm" svg:x2="15.3cm" svg:y2="13.2cm" draw:start-shape="id80" draw:start-glue-point="4" draw:end-shape="id102" draw:end-glue-point="3" svg:d="M14801 12400v800h499" svg:viewBox="0 0 500 801">
          <text:p/>
        </draw:connector>
        <draw:frame draw:style-name="gr2" draw:text-style-name="P12" draw:layer="layout" svg:width="0.748cm" svg:height="0.962cm" svg:x="14.748cm" svg:y="12.665cm">
          <draw:text-box>
            <text:p><text:span text:style-name="T13">*</text:span></text:p>
          </draw:text-box>
        </draw:frame>
        <presentation:notes draw:style-name="dp2">
          <draw:page-thumbnail draw:style-name="gr5" draw:layer="layout" svg:width="14.848cm" svg:height="11.135cm" svg:x="3.075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9">
        <draw:custom-shape draw:style-name="gr6" draw:text-style-name="P4" xml:id="id106" draw:id="id106" draw:layer="layout" svg:width="1.6cm" svg:height="1.2cm" svg:x="15.4cm" svg:y="5.8cm">
          <text:p text:style-name="P2"><text:span text:style-name="T2">root</text:span></text:p>
          <draw:enhanced-geometry svg:viewBox="0 0 21600 21600" draw:type="rectangle" draw:enhanced-path="M 0 0 L 21600 0 21600 21600 0 21600 0 0 Z N"/>
        </draw:custom-shape>
        <draw:custom-shape draw:style-name="gr6" draw:text-style-name="P4" xml:id="id104" draw:id="id104" draw:layer="layout" svg:width="1.4cm" svg:height="1.4cm" svg:x="13.73cm" svg:y="8.4cm">
          <text:p text:style-name="P2"><text:span text:style-name="T2">S1</text:span></text:p>
          <draw:enhanced-geometry svg:viewBox="0 0 21600 21600" draw:type="rectangle" draw:enhanced-path="M 0 0 L 21600 0 21600 21600 0 21600 0 0 Z N"/>
        </draw:custom-shape>
        <draw:custom-shape draw:style-name="gr6" draw:text-style-name="P4" xml:id="id107" draw:id="id107" draw:layer="layout" svg:width="1.4cm" svg:height="1.4cm" svg:x="17.4cm" svg:y="8.4cm">
          <text:p text:style-name="P2"><text:span text:style-name="T2">S2</text:span></text:p>
          <draw:enhanced-geometry svg:viewBox="0 0 21600 21600" draw:type="rectangle" draw:enhanced-path="M 0 0 L 21600 0 21600 21600 0 21600 0 0 Z N"/>
        </draw:custom-shape>
        <draw:custom-shape draw:style-name="gr6" draw:text-style-name="P4" xml:id="id103" draw:id="id103" draw:layer="layout" svg:width="1.4cm" svg:height="1.4cm" svg:x="12.6cm" svg:y="11cm">
          <text:p text:style-name="P2"><text:span text:style-name="T2">CB1</text:span></text:p>
          <draw:enhanced-geometry svg:viewBox="0 0 21600 21600" draw:type="rectangle" draw:enhanced-path="M 0 0 L 21600 0 21600 21600 0 21600 0 0 Z N"/>
        </draw:custom-shape>
        <draw:custom-shape draw:style-name="gr6" draw:text-style-name="P4" xml:id="id108" draw:id="id108" draw:layer="layout" svg:width="1.4cm" svg:height="1.4cm" svg:x="17cm" svg:y="11cm">
          <text:p text:style-name="P2"><text:span text:style-name="T2">CB2</text:span></text:p>
          <draw:enhanced-geometry svg:viewBox="0 0 21600 21600" draw:type="rectangle" draw:enhanced-path="M 0 0 L 21600 0 21600 21600 0 21600 0 0 Z N"/>
        </draw:custom-shape>
        <draw:custom-shape draw:style-name="gr6" draw:text-style-name="P4" xml:id="id105" draw:id="id105" draw:layer="layout" svg:width="1.4cm" svg:height="1.4cm" svg:x="14.6cm" svg:y="11cm">
          <draw:glue-point draw:id="4" svg:x="-3.571cm" svg:y="5cm"/>
          <text:p text:style-name="P2"><text:span text:style-name="T2">R1</text:span></text:p>
          <draw:enhanced-geometry svg:viewBox="0 0 21600 21600" draw:type="rectangle" draw:enhanced-path="M 0 0 L 21600 0 21600 21600 0 21600 0 0 Z N"/>
        </draw:custom-shape>
        <draw:custom-shape draw:style-name="gr6" draw:text-style-name="P4" xml:id="id109" draw:id="id109" draw:layer="layout" svg:width="1.4cm" svg:height="1.4cm" svg:x="19cm" svg:y="11cm">
          <text:p text:style-name="P2"><text:span text:style-name="T2">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103" draw:start-glue-point="0" draw:end-shape="id104" draw:end-glue-point="2" svg:d="M13300 11000v-501l1130-198v-501" svg:viewBox="0 0 1131 1201">
          <text:p/>
        </draw:connector>
        <draw:connector draw:style-name="gr7" draw:text-style-name="P2" draw:layer="layout" draw:type="lines" svg:x1="14.43cm" svg:y1="9.8cm" svg:x2="15.3cm" svg:y2="11cm" draw:start-shape="id104" draw:start-glue-point="2" draw:end-shape="id105" draw:end-glue-point="0" svg:d="M14430 9800v501l870 198v501" svg:viewBox="0 0 871 1201">
          <text:p/>
        </draw:connector>
        <draw:connector draw:style-name="gr7" draw:text-style-name="P2" draw:layer="layout" draw:type="lines" svg:x1="14.43cm" svg:y1="8.4cm" svg:x2="16.2cm" svg:y2="7cm" draw:start-shape="id104" draw:start-glue-point="0" draw:end-shape="id106" draw:end-glue-point="2" svg:d="M14430 8400v-501l1770-398v-501" svg:viewBox="0 0 1771 1401">
          <text:p/>
        </draw:connector>
        <draw:connector draw:style-name="gr7" draw:text-style-name="P2" draw:layer="layout" draw:type="lines" svg:x1="16.2cm" svg:y1="7cm" svg:x2="18.1cm" svg:y2="8.4cm" draw:start-shape="id106" draw:start-glue-point="2" draw:end-shape="id107" svg:d="M16200 7000v501l1900 398v501" svg:viewBox="0 0 1901 1401">
          <text:p/>
        </draw:connector>
        <draw:connector draw:style-name="gr7" draw:text-style-name="P2" draw:layer="layout" draw:type="lines" svg:x1="18.1cm" svg:y1="9.8cm" svg:x2="17.7cm" svg:y2="11cm" draw:start-shape="id107" draw:start-glue-point="2" draw:end-shape="id108" draw:end-glue-point="0" svg:d="M18100 9800v501l-400 198v501" svg:viewBox="0 0 401 1201">
          <text:p/>
        </draw:connector>
        <draw:custom-shape draw:style-name="gr6" draw:text-style-name="P4" xml:id="id111" draw:id="id111" draw:layer="layout" svg:width="1.4cm" svg:height="1.4cm" svg:x="19.9cm" svg:y="13.8cm">
          <text:p text:style-name="P2"><text:span text:style-name="T2">CB4</text:span></text:p>
          <draw:enhanced-geometry svg:viewBox="0 0 21600 21600" draw:type="rectangle" draw:enhanced-path="M 0 0 L 21600 0 21600 21600 0 21600 0 0 Z N"/>
        </draw:custom-shape>
        <draw:custom-shape draw:style-name="gr6" draw:text-style-name="P4" xml:id="id110" draw:id="id110" draw:layer="layout" svg:width="1.4cm" svg:height="1.4cm" svg:x="20.9cm" svg:y="11cm">
          <text:p text:style-name="P2"><text:span text:style-name="T2">S3</text:span></text:p>
          <draw:enhanced-geometry svg:viewBox="0 0 21600 21600" draw:type="rectangle" draw:enhanced-path="M 0 0 L 21600 0 21600 21600 0 21600 0 0 Z N"/>
        </draw:custom-shape>
        <draw:custom-shape draw:style-name="gr6" draw:text-style-name="P4" xml:id="id112" draw:id="id112" draw:layer="layout" svg:width="1.4cm" svg:height="1.4cm" svg:x="22.1cm" svg:y="13.8cm">
          <text:p text:style-name="P2"><text:span text:style-name="T2">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109" draw:start-glue-point="0" draw:end-shape="id107" draw:end-glue-point="2" svg:d="M19700 11000v-501l-1600-198v-501" svg:viewBox="0 0 1601 1201">
          <text:p/>
        </draw:connector>
        <draw:connector draw:style-name="gr7" draw:text-style-name="P2" draw:layer="layout" draw:type="lines" svg:x1="21.6cm" svg:y1="11cm" svg:x2="18.1cm" svg:y2="9.8cm" draw:start-shape="id110" draw:start-glue-point="0" draw:end-shape="id107" draw:end-glue-point="2" svg:d="M21600 11000v-501l-3500-198v-501" svg:viewBox="0 0 3501 1201">
          <text:p/>
        </draw:connector>
        <draw:connector draw:style-name="gr7" draw:text-style-name="P2" draw:layer="layout" draw:type="lines" svg:x1="21.6cm" svg:y1="12.4cm" svg:x2="20.6cm" svg:y2="13.8cm" draw:start-shape="id110" draw:start-glue-point="2" draw:end-shape="id111" draw:end-glue-point="0" svg:d="M21600 12400v501l-1000 398v501" svg:viewBox="0 0 1001 1401">
          <text:p/>
        </draw:connector>
        <draw:connector draw:style-name="gr7" draw:text-style-name="P2" draw:layer="layout" draw:type="lines" svg:x1="21.6cm" svg:y1="12.4cm" svg:x2="22.8cm" svg:y2="13.8cm" draw:start-shape="id110" draw:start-glue-point="2" draw:end-shape="id112" draw:end-glue-point="0" svg:d="M21600 12400v501l1200 398v501" svg:viewBox="0 0 1201 1401">
          <text:p/>
        </draw:connector>
        <draw:line draw:style-name="gr24" draw:text-style-name="P2" draw:layer="layout" svg:x1="12cm" svg:y1="5.6cm" svg:x2="12cm" svg:y2="15.4cm">
          <text:p/>
        </draw:line>
        <draw:custom-shape draw:style-name="gr8" draw:text-style-name="P4" xml:id="id113" draw:id="id113" draw:layer="layout" svg:width="1.4cm" svg:height="1.4cm" svg:x="4.6cm" svg:y="6.2cm">
          <text:p text:style-name="P2"><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xml:id="id119" draw:id="id119" draw:layer="layout" svg:width="1.4cm" svg:height="1.4cm" svg:x="2.4cm" svg:y="8.9cm">
          <text:p text:style-name="P2"><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xml:id="id115" draw:id="id115" draw:layer="layout" svg:width="1.4cm" svg:height="1.4cm" svg:x="6.2cm" svg:y="8.9cm">
          <text:p text:style-name="P2"><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4" xml:id="id117" draw:id="id117" draw:layer="layout" svg:width="1.4cm" svg:height="1.4cm" svg:x="6.2cm" svg:y="11.7cm">
          <text:p text:style-name="P2"><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5" draw:layer="layout" svg:width="14.2cm" svg:height="5.228cm" svg:x="12.2cm" svg:y="15.553cm">
          <draw:text-box>
            <text:p><text:span text:style-name="T2">Clauses have a </text:span><text:span text:style-name="T4">comp</text:span><text:span text:style-name="T2">arator and a </text:span><text:span text:style-name="T4">value</text:span><text:span text:style-name="T2"> function</text:span></text:p>
            <text:list text:style-name="L1">
              <text:list-item>
                <text:p><text:span text:style-name="T2">value function takes request-metaparameters and returns a value</text:span></text:p>
              </text:list-item>
              <text:list-item>
                <text:p><text:span text:style-name="T2">comparator takes required and actual value and compares them (returning boolean)</text:span></text:p>
              </text:list-item>
              <text:list-item>
                <text:p><text:span text:style-name="T2">returned value of a </text:span><text:span text:style-name="T4">Property</text:span><text:span text:style-name="T6">, i.e. </text:span><text:span text:style-name="T4">ReturnType</text:span></text:p>
              </text:list-item>
              <text:list-item>
                <text:p><text:span text:style-name="T6">target (either Comp or ResourceType)</text:span></text:p>
              </text:list-item>
            </text:list>
          </draw:text-box>
        </draw:frame>
        <draw:rect draw:style-name="gr70" draw:text-style-name="P6" xml:id="id114" draw:id="id114" draw:layer="layout" svg:width="3cm" svg:height="0.8cm" svg:x="5.6cm" svg:y="7cm" draw:corner-radius="0.5cm">
          <text:p text:style-name="P2"><text:span text:style-name="T3">I1.a#fast</text:span></text:p>
        </draw:rect>
        <draw:rect draw:style-name="gr71" draw:text-style-name="P6" draw:layer="layout" svg:width="1.8cm" svg:height="0.8cm" svg:x="5.6cm" svg:y="7.8cm" draw:corner-radius="0.5cm">
          <text:p text:style-name="P2"><text:span text:style-name="T3">I1.b</text:span></text:p>
        </draw:rect>
        <draw:rect draw:style-name="gr72" draw:text-style-name="P6" draw:layer="layout" svg:width="1.8cm" svg:height="0.8cm" svg:x="3cm" svg:y="9.9cm" draw:corner-radius="0.5cm">
          <text:p text:style-name="P2"><text:span text:style-name="T3">I2.a</text:span></text:p>
        </draw:rect>
        <draw:rect draw:style-name="gr73" draw:text-style-name="P6" xml:id="id120" draw:id="id120" draw:layer="layout" svg:width="3cm" svg:height="0.8cm" svg:x="3cm" svg:y="10.7cm" draw:corner-radius="0.5cm">
          <text:p text:style-name="P2"><text:span text:style-name="T3">I2.b#slow</text:span></text:p>
        </draw:rect>
        <draw:rect draw:style-name="gr74" draw:text-style-name="P6" xml:id="id116" draw:id="id116" draw:layer="layout" svg:width="1.8cm" svg:height="0.8cm" svg:x="6.9cm" svg:y="9.9cm" draw:corner-radius="0.5cm">
          <text:p text:style-name="P2"><text:span text:style-name="T3">I3.a</text:span></text:p>
        </draw:rect>
        <draw:rect draw:style-name="gr75" draw:text-style-name="P6" draw:layer="layout" svg:width="1.8cm" svg:height="0.8cm" svg:x="6.9cm" svg:y="10.7cm" draw:corner-radius="0.5cm">
          <text:p text:style-name="P2"><text:span text:style-name="T3">I3.b</text:span></text:p>
        </draw:rect>
        <draw:rect draw:style-name="gr76" draw:text-style-name="P6" xml:id="id118" draw:id="id118" draw:layer="layout" svg:width="1.8cm" svg:height="0.8cm" svg:x="6.9cm" svg:y="12.7cm" draw:corner-radius="0.5cm">
          <text:p text:style-name="P2"><text:span text:style-name="T3">I4.a</text:span></text:p>
        </draw:rect>
        <draw:rect draw:style-name="gr77" draw:text-style-name="P6" draw:layer="layout" svg:width="1.8cm" svg:height="0.8cm" svg:x="6.9cm" svg:y="13.5cm" draw:corner-radius="0.5cm">
          <text:p text:style-name="P2"><text:span text:style-name="T3">I4.b</text:span></text:p>
        </draw:rect>
        <draw:connector draw:style-name="gr46" draw:text-style-name="P2" draw:layer="layout" draw:type="curve" svg:x1="5.795cm" svg:y1="6.405cm" svg:x2="8.6cm" svg:y2="7.4cm" draw:start-shape="id113" draw:start-glue-point="11" draw:end-shape="id114" draw:end-glue-point="1" svg:d="M5795 6405c4959 0 3556 995 2805 995" svg:viewBox="0 0 3579 996">
          <text:p/>
        </draw:connector>
        <draw:connector draw:style-name="gr46" draw:text-style-name="P2" draw:layer="layout" draw:type="curve" svg:x1="7.395cm" svg:y1="9.105cm" svg:x2="8.7cm" svg:y2="10.3cm" draw:start-shape="id115" draw:start-glue-point="11" draw:end-shape="id116" draw:end-glue-point="1" svg:d="M7395 9105c2709 0 2056 1195 1305 1195" svg:viewBox="0 0 1963 1196">
          <text:p/>
        </draw:connector>
        <draw:connector draw:style-name="gr46" draw:text-style-name="P2" draw:layer="layout" draw:type="curve" svg:x1="7.6cm" svg:y1="12.4cm" svg:x2="8.7cm" svg:y2="13.1cm" draw:start-shape="id117" draw:start-glue-point="10" draw:end-shape="id118" draw:end-glue-point="1" svg:d="M7600 12400c2401 0 1851 700 1100 700" svg:viewBox="0 0 1742 701">
          <text:p/>
        </draw:connector>
        <draw:connector draw:style-name="gr46" draw:text-style-name="P2" draw:layer="layout" draw:type="curve" svg:x1="2.4cm" svg:y1="9.6cm" svg:x2="3cm" svg:y2="11.1cm" draw:start-shape="id119" draw:start-glue-point="6" draw:end-shape="id120" draw:end-glue-point="3" svg:d="M2400 9600c-751 0-1051 1500 600 1500" svg:viewBox="0 0 1205 1501">
          <text:p/>
        </draw:connector>
        <draw:line draw:style-name="gr55" draw:text-style-name="P2" draw:layer="layout" svg:x1="8.4cm" svg:y1="7.4cm" svg:x2="13cm" svg:y2="11.4cm">
          <text:p/>
        </draw:line>
        <draw:line draw:style-name="gr55" draw:text-style-name="P2" draw:layer="layout" svg:x1="8.4cm" svg:y1="10.3cm" svg:x2="12.972cm" svg:y2="11.359cm">
          <text:p/>
        </draw:line>
        <draw:polyline draw:style-name="gr55" draw:text-style-name="P2" draw:layer="layout" svg:width="6.647cm" svg:height="1.461cm" draw:transform="rotate (0.274191225488309) translate (8.6cm 13cm)" svg:viewBox="0 0 6648 1462" draw:points="0,0 5198,1462 6648,0">
          <text:p/>
        </draw:polyline>
        <draw:polyline draw:style-name="gr55" draw:text-style-name="P2"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2" draw:layer="layout" draw:type="lines" svg:x1="5.3cm" svg:y1="7.6cm" svg:x2="6.2cm" svg:y2="9.6cm" draw:start-shape="id113" draw:start-glue-point="8" draw:end-shape="id115" draw:end-glue-point="6" svg:d="M5300 7600v500l399 1500h501" svg:viewBox="0 0 901 2001">
          <text:p/>
        </draw:connector>
        <draw:connector draw:style-name="gr22" draw:text-style-name="P2" draw:layer="layout" draw:type="lines" svg:x1="5.3cm" svg:y1="7.6cm" svg:x2="3.8cm" svg:y2="9.6cm" draw:start-shape="id113" draw:start-glue-point="8" draw:end-shape="id119" draw:end-glue-point="10" svg:d="M5300 7600v500l-1000 1500h-500" svg:viewBox="0 0 1501 2001">
          <text:p/>
        </draw:connector>
        <draw:connector draw:style-name="gr22" draw:text-style-name="P2" draw:layer="layout" draw:type="lines" svg:x1="6.405cm" svg:y1="10.095cm" svg:x2="6.405cm" svg:y2="11.905cm" draw:start-shape="id115" draw:start-glue-point="7" draw:end-shape="id117" draw:end-glue-point="5" svg:d="M6405 10095v705 399 706" svg:viewBox="0 0 1 1811">
          <text:p/>
        </draw:connector>
        <draw:custom-shape draw:style-name="gr23" draw:text-style-name="P4" xml:id="id121" draw:id="id121" draw:layer="layout" svg:width="4.8cm" svg:height="1.4cm" svg:x="9.6cm" svg:y="4cm">
          <text:p text:style-name="P2"><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9.6cm" svg:y1="4.7cm" svg:x2="5.3cm" svg:y2="6.2cm" draw:start-shape="id121" draw:start-glue-point="5" draw:end-shape="id113" draw:end-glue-point="4" svg:d="M9600 4700h-501l-3799 999v501" svg:viewBox="0 0 4301 1501">
          <text:p/>
        </draw:connector>
        <draw:connector draw:style-name="gr7" draw:text-style-name="P2" draw:layer="layout" draw:type="lines" svg:x1="14.4cm" svg:y1="4.7cm" svg:x2="16.2cm" svg:y2="5.8cm" draw:start-shape="id121" draw:start-glue-point="7" draw:end-shape="id106"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6" draw:text-style-name="P1" xml:id="id122" draw:id="id122" draw:layer="layout" svg:width="3.4cm" svg:height="1.057cm" svg:x="19.6cm" svg:y="4.343cm">
          <draw:glue-point draw:id="10" svg:x="-3.823cm" svg:y="5.004cm"/>
          <text:p text:style-name="P1">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 xml:id="id123" draw:id="id123" draw:layer="layout" svg:width="4.8cm" svg:height="1.6cm" svg:x="20.6cm" svg:y="5.6cm">
          <text:p text:style-name="P1">MetaParameter-</text:p>
          <text:p text:style-name="P1">(key,value)</text:p>
          <draw:enhanced-geometry svg:viewBox="0 0 21600 21600" draw:type="rectangle" draw:enhanced-path="M 0 0 L 21600 0 21600 21600 0 21600 0 0 Z N"/>
        </draw:custom-shape>
        <draw:connector draw:style-name="gr57" draw:text-style-name="P2" draw:layer="layout" svg:x1="20.001cm" svg:y1="5.399cm" svg:x2="20.6cm" svg:y2="6.4cm" draw:start-shape="id122" draw:start-glue-point="10" draw:end-shape="id123" draw:end-glue-point="3" svg:d="M20001 5399v1001h599" svg:viewBox="0 0 600 1002">
          <text:p/>
        </draw:connector>
        <draw:custom-shape draw:style-name="gr56" draw:text-style-name="P1" xml:id="id124" draw:id="id124" draw:layer="layout" svg:width="3.8cm" svg:height="0.8cm" svg:x="20.6cm" svg:y="7.4cm">
          <text:p text:style-name="P1">Constraints</text:p>
          <draw:enhanced-geometry svg:viewBox="0 0 21600 21600" draw:type="rectangle" draw:enhanced-path="M 0 0 L 21600 0 21600 21600 0 21600 0 0 Z N"/>
        </draw:custom-shape>
        <draw:connector draw:style-name="gr57" draw:text-style-name="P2" draw:layer="layout" svg:x1="20.001cm" svg:y1="5.399cm" svg:x2="20.6cm" svg:y2="7.8cm" draw:start-shape="id122" draw:start-glue-point="10" draw:end-shape="id124" draw:end-glue-point="3" svg:d="M20001 5399v2401h599" svg:viewBox="0 0 600 2402">
          <text:p/>
        </draw:connector>
        <draw:custom-shape draw:style-name="gr56" draw:text-style-name="P1" xml:id="id125" draw:id="id125" draw:layer="layout" svg:width="3.8cm" svg:height="0.8cm" svg:x="20.6cm" svg:y="8.4cm">
          <text:p text:style-name="P1">Objective</text:p>
          <draw:enhanced-geometry svg:viewBox="0 0 21600 21600" draw:type="rectangle" draw:enhanced-path="M 0 0 L 21600 0 21600 21600 0 21600 0 0 Z N"/>
        </draw:custom-shape>
        <draw:connector draw:style-name="gr57" draw:text-style-name="P2" draw:layer="layout" svg:x1="20.001cm" svg:y1="5.399cm" svg:x2="20.6cm" svg:y2="8.8cm" draw:start-shape="id122" draw:start-glue-point="10" draw:end-shape="id125" draw:end-glue-point="3" svg:d="M20001 5399v3401h599" svg:viewBox="0 0 600 3402">
          <text:p/>
        </draw:connector>
        <draw:frame draw:style-name="gr2" draw:text-style-name="P11" draw:layer="layout" svg:width="0.748cm" svg:height="0.962cm" svg:x="20.073cm" svg:y="7.2cm">
          <draw:text-box>
            <text:p><text:span text:style-name="T11">*</text:span></text:p>
          </draw:text-box>
        </draw:frame>
        <draw:frame draw:style-name="gr2" draw:text-style-name="P11" draw:layer="layout" svg:width="0.748cm" svg:height="0.962cm" svg:x="20.073cm" svg:y="5.8cm">
          <draw:text-box>
            <text:p><text:span text:style-name="T11">*</text:span></text:p>
          </draw:text-box>
        </draw:frame>
        <draw:connector draw:style-name="gr7" draw:text-style-name="P2" draw:layer="layout" draw:type="lines" svg:x1="12cm" svg:y1="4cm" svg:x2="21.3cm" svg:y2="4.343cm" draw:start-shape="id121" draw:start-glue-point="4" draw:end-shape="id122" draw:end-glue-point="5" svg:d="M12000 4000v-501l9300 342v502" svg:viewBox="0 0 9301 845">
          <text:p/>
        </draw:connector>
        <draw:custom-shape draw:style-name="gr66" draw:text-style-name="P1" xml:id="id126" draw:id="id126" draw:layer="layout" svg:width="10cm" svg:height="4.8cm" svg:x="0.6cm" svg:y="15.2cm">
          <text:p text:style-name="P1">I1.a#fast (</text:p>
          <text:p text:style-name="P1"><text:s/>requires C2 { <text:span text:style-name="T12">p2 comp-min</text:span></text:p>
          <text:p text:style-name="P1"><text:span text:style-name="T12">f(params) = 3</text:span> }</text:p>
          <text:p text:style-name="P1"><text:s/>requires PE { ram-free comp-min</text:p>
          <text:p text:style-name="P1">f(params) = 1.2 * workload })</text:p>
          <text:p text:style-name="P1">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2" draw:layer="layout" svg:x1="8.6cm" svg:y1="7.4cm" svg:x2="10.6cm" svg:y2="17.6cm" draw:start-shape="id114" draw:start-glue-point="1" draw:end-shape="id126" svg:d="M8600 7400h2501v10200h-501" svg:viewBox="0 0 2502 10201">
          <text:p/>
        </draw:connector>
        <draw:custom-shape draw:style-name="gr78" draw:text-style-name="P6" xml:id="id127" draw:id="id127" draw:layer="layout" svg:width="3.8cm" svg:height="0.8cm" svg:x="15.3cm" svg:y="12.8cm">
          <text:p text:style-name="P2"><text:span text:style-name="T3">ProvClause</text:span></text:p>
          <draw:enhanced-geometry svg:viewBox="0 0 21600 21600" draw:type="rectangle" draw:enhanced-path="M 0 0 L 21600 0 21600 21600 0 21600 0 0 Z N"/>
        </draw:custom-shape>
        <draw:connector draw:style-name="gr69" draw:text-style-name="P2" draw:layer="layout" svg:x1="14.801cm" svg:y1="12.4cm" svg:x2="15.3cm" svg:y2="13.2cm" draw:start-shape="id105" draw:start-glue-point="4" draw:end-shape="id127" draw:end-glue-point="3" svg:d="M14801 12400v800h499" svg:viewBox="0 0 500 801">
          <text:p/>
        </draw:connector>
        <draw:frame draw:style-name="gr2" draw:text-style-name="P12" draw:layer="layout" svg:width="0.748cm" svg:height="0.962cm" svg:x="14.748cm" svg:y="12.665cm">
          <draw:text-box>
            <text:p><text:span text:style-name="T13">*</text:span></text:p>
          </draw:text-box>
        </draw:frame>
        <presentation:notes draw:style-name="dp2">
          <draw:page-thumbnail draw:style-name="gr5" draw:layer="layout" svg:width="14.848cm" svg:height="11.135cm" svg:x="3.075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9">
        <draw:custom-shape draw:style-name="gr79" draw:text-style-name="P4" xml:id="id131" draw:id="id131" draw:layer="Layout" svg:width="1.6cm" svg:height="1.2cm" svg:x="15.4cm" svg:y="5.8cm">
          <text:p text:style-name="P2"><text:span text:style-name="T2">root</text:span></text:p>
          <draw:enhanced-geometry svg:viewBox="0 0 21600 21600" draw:type="rectangle" draw:enhanced-path="M 0 0 L 21600 0 21600 21600 0 21600 0 0 Z N"/>
        </draw:custom-shape>
        <draw:custom-shape draw:style-name="gr79" draw:text-style-name="P4" xml:id="id129" draw:id="id129" draw:layer="Layout" svg:width="1.4cm" svg:height="1.4cm" svg:x="13.73cm" svg:y="8.4cm">
          <text:p text:style-name="P2"><text:span text:style-name="T2">S1</text:span></text:p>
          <draw:enhanced-geometry svg:viewBox="0 0 21600 21600" draw:type="rectangle" draw:enhanced-path="M 0 0 L 21600 0 21600 21600 0 21600 0 0 Z N"/>
        </draw:custom-shape>
        <draw:custom-shape draw:style-name="gr79" draw:text-style-name="P4" xml:id="id132" draw:id="id132" draw:layer="Layout" svg:width="1.4cm" svg:height="1.4cm" svg:x="17.4cm" svg:y="8.4cm">
          <text:p text:style-name="P2"><text:span text:style-name="T2">S2</text:span></text:p>
          <draw:enhanced-geometry svg:viewBox="0 0 21600 21600" draw:type="rectangle" draw:enhanced-path="M 0 0 L 21600 0 21600 21600 0 21600 0 0 Z N"/>
        </draw:custom-shape>
        <draw:custom-shape draw:style-name="gr79" draw:text-style-name="P4" xml:id="id128" draw:id="id128" draw:layer="Layout" svg:width="1.4cm" svg:height="1.4cm" svg:x="12.6cm" svg:y="11cm">
          <text:p text:style-name="P2"><text:span text:style-name="T2">CB1</text:span></text:p>
          <draw:enhanced-geometry svg:viewBox="0 0 21600 21600" draw:type="rectangle" draw:enhanced-path="M 0 0 L 21600 0 21600 21600 0 21600 0 0 Z N"/>
        </draw:custom-shape>
        <draw:custom-shape draw:style-name="gr79" draw:text-style-name="P4" xml:id="id133" draw:id="id133" draw:layer="Layout" svg:width="1.4cm" svg:height="1.4cm" svg:x="17cm" svg:y="11cm">
          <text:p text:style-name="P2"><text:span text:style-name="T2">CB2</text:span></text:p>
          <draw:enhanced-geometry svg:viewBox="0 0 21600 21600" draw:type="rectangle" draw:enhanced-path="M 0 0 L 21600 0 21600 21600 0 21600 0 0 Z N"/>
        </draw:custom-shape>
        <draw:custom-shape draw:style-name="gr79" draw:text-style-name="P4" xml:id="id130" draw:id="id130" draw:layer="Layout" svg:width="1.4cm" svg:height="1.4cm" svg:x="14.6cm" svg:y="11cm">
          <draw:glue-point draw:id="4" svg:x="-3.571cm" svg:y="5cm"/>
          <text:p text:style-name="P2"><text:span text:style-name="T2">R1</text:span></text:p>
          <draw:enhanced-geometry svg:viewBox="0 0 21600 21600" draw:type="rectangle" draw:enhanced-path="M 0 0 L 21600 0 21600 21600 0 21600 0 0 Z N"/>
        </draw:custom-shape>
        <draw:custom-shape draw:style-name="gr79" draw:text-style-name="P4" xml:id="id134" draw:id="id134" draw:layer="Layout" svg:width="1.4cm" svg:height="1.4cm" svg:x="19cm" svg:y="11cm">
          <text:p text:style-name="P2"><text:span text:style-name="T2">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128" draw:start-glue-point="0" draw:end-shape="id129" draw:end-glue-point="2" svg:d="M13300 11000v-501l1130-198v-501" svg:viewBox="0 0 1131 1201">
          <text:p/>
        </draw:connector>
        <draw:connector draw:style-name="gr7" draw:text-style-name="P2" draw:layer="layout" draw:type="lines" svg:x1="14.43cm" svg:y1="9.8cm" svg:x2="15.3cm" svg:y2="11cm" draw:start-shape="id129" draw:start-glue-point="2" draw:end-shape="id130" draw:end-glue-point="0" svg:d="M14430 9800v501l870 198v501" svg:viewBox="0 0 871 1201">
          <text:p/>
        </draw:connector>
        <draw:connector draw:style-name="gr7" draw:text-style-name="P2" draw:layer="layout" draw:type="lines" svg:x1="14.43cm" svg:y1="8.4cm" svg:x2="16.2cm" svg:y2="7cm" draw:start-shape="id129" draw:start-glue-point="0" draw:end-shape="id131" draw:end-glue-point="2" svg:d="M14430 8400v-501l1770-398v-501" svg:viewBox="0 0 1771 1401">
          <text:p/>
        </draw:connector>
        <draw:connector draw:style-name="gr7" draw:text-style-name="P2" draw:layer="layout" draw:type="lines" svg:x1="16.2cm" svg:y1="7cm" svg:x2="18.1cm" svg:y2="8.4cm" draw:start-shape="id131" draw:start-glue-point="2" draw:end-shape="id132" svg:d="M16200 7000v501l1900 398v501" svg:viewBox="0 0 1901 1401">
          <text:p/>
        </draw:connector>
        <draw:connector draw:style-name="gr7" draw:text-style-name="P2" draw:layer="layout" draw:type="lines" svg:x1="18.1cm" svg:y1="9.8cm" svg:x2="17.7cm" svg:y2="11cm" draw:start-shape="id132" draw:start-glue-point="2" draw:end-shape="id133" draw:end-glue-point="0" svg:d="M18100 9800v501l-400 198v501" svg:viewBox="0 0 401 1201">
          <text:p/>
        </draw:connector>
        <draw:custom-shape draw:style-name="gr79" draw:text-style-name="P4" xml:id="id136" draw:id="id136" draw:layer="Layout" svg:width="1.4cm" svg:height="1.4cm" svg:x="19.9cm" svg:y="13.8cm">
          <text:p text:style-name="P2"><text:span text:style-name="T2">CB4</text:span></text:p>
          <draw:enhanced-geometry svg:viewBox="0 0 21600 21600" draw:type="rectangle" draw:enhanced-path="M 0 0 L 21600 0 21600 21600 0 21600 0 0 Z N"/>
        </draw:custom-shape>
        <draw:custom-shape draw:style-name="gr79" draw:text-style-name="P4" xml:id="id135" draw:id="id135" draw:layer="Layout" svg:width="1.4cm" svg:height="1.4cm" svg:x="20.9cm" svg:y="11cm">
          <text:p text:style-name="P2"><text:span text:style-name="T2">S3</text:span></text:p>
          <draw:enhanced-geometry svg:viewBox="0 0 21600 21600" draw:type="rectangle" draw:enhanced-path="M 0 0 L 21600 0 21600 21600 0 21600 0 0 Z N"/>
        </draw:custom-shape>
        <draw:custom-shape draw:style-name="gr79" draw:text-style-name="P4" xml:id="id137" draw:id="id137" draw:layer="Layout" svg:width="1.4cm" svg:height="1.4cm" svg:x="22.1cm" svg:y="13.8cm">
          <text:p text:style-name="P2"><text:span text:style-name="T2">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134" draw:start-glue-point="0" draw:end-shape="id132" draw:end-glue-point="2" svg:d="M19700 11000v-501l-1600-198v-501" svg:viewBox="0 0 1601 1201">
          <text:p/>
        </draw:connector>
        <draw:connector draw:style-name="gr7" draw:text-style-name="P2" draw:layer="layout" draw:type="lines" svg:x1="21.6cm" svg:y1="11cm" svg:x2="18.1cm" svg:y2="9.8cm" draw:start-shape="id135" draw:start-glue-point="0" draw:end-shape="id132" draw:end-glue-point="2" svg:d="M21600 11000v-501l-3500-198v-501" svg:viewBox="0 0 3501 1201">
          <text:p/>
        </draw:connector>
        <draw:connector draw:style-name="gr7" draw:text-style-name="P2" draw:layer="layout" draw:type="lines" svg:x1="21.6cm" svg:y1="12.4cm" svg:x2="20.6cm" svg:y2="13.8cm" draw:start-shape="id135" draw:start-glue-point="2" draw:end-shape="id136" draw:end-glue-point="0" svg:d="M21600 12400v501l-1000 398v501" svg:viewBox="0 0 1001 1401">
          <text:p/>
        </draw:connector>
        <draw:connector draw:style-name="gr7" draw:text-style-name="P2" draw:layer="layout" draw:type="lines" svg:x1="21.6cm" svg:y1="12.4cm" svg:x2="22.8cm" svg:y2="13.8cm" draw:start-shape="id135" draw:start-glue-point="2" draw:end-shape="id137" draw:end-glue-point="0" svg:d="M21600 12400v501l1200 398v501" svg:viewBox="0 0 1201 1401">
          <text:p/>
        </draw:connector>
        <draw:line draw:style-name="gr24" draw:text-style-name="P2" draw:layer="layout" svg:x1="12cm" svg:y1="5.6cm" svg:x2="12cm" svg:y2="15.4cm">
          <text:p/>
        </draw:line>
        <draw:custom-shape draw:style-name="gr80" draw:text-style-name="P4" xml:id="id138" draw:id="id138" draw:layer="Layout" svg:width="1.4cm" svg:height="1.4cm" svg:x="4.6cm" svg:y="6.2cm">
          <text:p text:style-name="P2"><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4" xml:id="id144" draw:id="id144" draw:layer="Layout" svg:width="1.4cm" svg:height="1.4cm" svg:x="2.4cm" svg:y="8.9cm">
          <text:p text:style-name="P2"><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4" xml:id="id140" draw:id="id140" draw:layer="Layout" svg:width="1.4cm" svg:height="1.4cm" svg:x="6.2cm" svg:y="8.9cm">
          <text:p text:style-name="P2"><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4" xml:id="id142" draw:id="id142" draw:layer="Layout" svg:width="1.4cm" svg:height="1.4cm" svg:x="6.2cm" svg:y="11.7cm">
          <text:p text:style-name="P2"><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5" draw:layer="layout" svg:width="14.2cm" svg:height="5.228cm" svg:x="12.2cm" svg:y="15.553cm">
          <draw:text-box>
            <text:p><text:span text:style-name="T2">Clauses have a </text:span><text:span text:style-name="T4">comp</text:span><text:span text:style-name="T2">arator and a </text:span><text:span text:style-name="T4">value</text:span><text:span text:style-name="T2"> function</text:span></text:p>
            <text:list text:style-name="L1">
              <text:list-item>
                <text:p><text:span text:style-name="T2">value function takes request-metaparameters and returns a value</text:span></text:p>
              </text:list-item>
              <text:list-item>
                <text:p><text:span text:style-name="T2">comparator takes required and actual value and compares them (returning boolean)</text:span></text:p>
              </text:list-item>
              <text:list-item>
                <text:p><text:span text:style-name="T2">returned value of a </text:span><text:span text:style-name="T4">Property</text:span><text:span text:style-name="T6">, i.e. </text:span><text:span text:style-name="T14">ReturnType</text:span></text:p>
              </text:list-item>
              <text:list-item>
                <text:p><text:span text:style-name="T15">target (either Comp or ResourceType)</text:span></text:p>
              </text:list-item>
            </text:list>
          </draw:text-box>
        </draw:frame>
        <draw:rect draw:style-name="gr84" draw:text-style-name="P6" xml:id="id139" draw:id="id139" draw:layer="layout" svg:width="3cm" svg:height="0.8cm" svg:x="5.6cm" svg:y="7cm" draw:corner-radius="0.5cm">
          <text:p text:style-name="P2"><text:span text:style-name="T3">I1.a#fast</text:span></text:p>
        </draw:rect>
        <draw:rect draw:style-name="gr85" draw:text-style-name="P6" draw:layer="layout" svg:width="1.8cm" svg:height="0.8cm" svg:x="5.6cm" svg:y="7.8cm" draw:corner-radius="0.5cm">
          <text:p text:style-name="P2"><text:span text:style-name="T3">I1.b</text:span></text:p>
        </draw:rect>
        <draw:rect draw:style-name="gr86" draw:text-style-name="P6" draw:layer="layout" svg:width="1.8cm" svg:height="0.8cm" svg:x="3cm" svg:y="9.9cm" draw:corner-radius="0.5cm">
          <text:p text:style-name="P2"><text:span text:style-name="T3">I2.a</text:span></text:p>
        </draw:rect>
        <draw:rect draw:style-name="gr87" draw:text-style-name="P6" xml:id="id145" draw:id="id145" draw:layer="layout" svg:width="3cm" svg:height="0.8cm" svg:x="3cm" svg:y="10.7cm" draw:corner-radius="0.5cm">
          <text:p text:style-name="P2"><text:span text:style-name="T3">I2.b#slow</text:span></text:p>
        </draw:rect>
        <draw:rect draw:style-name="gr88" draw:text-style-name="P6" xml:id="id141" draw:id="id141" draw:layer="layout" svg:width="1.8cm" svg:height="0.8cm" svg:x="6.9cm" svg:y="9.9cm" draw:corner-radius="0.5cm">
          <text:p text:style-name="P2"><text:span text:style-name="T3">I3.a</text:span></text:p>
        </draw:rect>
        <draw:rect draw:style-name="gr89" draw:text-style-name="P6" draw:layer="layout" svg:width="1.8cm" svg:height="0.8cm" svg:x="6.9cm" svg:y="10.7cm" draw:corner-radius="0.5cm">
          <text:p text:style-name="P2"><text:span text:style-name="T3">I3.b</text:span></text:p>
        </draw:rect>
        <draw:rect draw:style-name="gr90" draw:text-style-name="P6" xml:id="id143" draw:id="id143" draw:layer="layout" svg:width="1.8cm" svg:height="0.8cm" svg:x="6.9cm" svg:y="12.7cm" draw:corner-radius="0.5cm">
          <text:p text:style-name="P2"><text:span text:style-name="T3">I4.a</text:span></text:p>
        </draw:rect>
        <draw:rect draw:style-name="gr91" draw:text-style-name="P6" draw:layer="layout" svg:width="1.8cm" svg:height="0.8cm" svg:x="6.9cm" svg:y="13.5cm" draw:corner-radius="0.5cm">
          <text:p text:style-name="P2"><text:span text:style-name="T3">I4.b</text:span></text:p>
        </draw:rect>
        <draw:connector draw:style-name="gr46" draw:text-style-name="P2" draw:layer="layout" draw:type="curve" svg:x1="5.795cm" svg:y1="6.405cm" svg:x2="8.6cm" svg:y2="7.4cm" draw:start-shape="id138" draw:start-glue-point="11" draw:end-shape="id139" draw:end-glue-point="1" svg:d="M5795 6405c4959 0 3556 995 2805 995" svg:viewBox="0 0 3579 996">
          <text:p/>
        </draw:connector>
        <draw:connector draw:style-name="gr46" draw:text-style-name="P2" draw:layer="layout" draw:type="curve" svg:x1="7.395cm" svg:y1="9.105cm" svg:x2="8.7cm" svg:y2="10.3cm" draw:start-shape="id140" draw:start-glue-point="11" draw:end-shape="id141" draw:end-glue-point="1" svg:d="M7395 9105c2709 0 2056 1195 1305 1195" svg:viewBox="0 0 1963 1196">
          <text:p/>
        </draw:connector>
        <draw:connector draw:style-name="gr46" draw:text-style-name="P2" draw:layer="layout" draw:type="curve" svg:x1="7.6cm" svg:y1="12.4cm" svg:x2="8.7cm" svg:y2="13.1cm" draw:start-shape="id142" draw:start-glue-point="10" draw:end-shape="id143" draw:end-glue-point="1" svg:d="M7600 12400c2401 0 1851 700 1100 700" svg:viewBox="0 0 1742 701">
          <text:p/>
        </draw:connector>
        <draw:connector draw:style-name="gr46" draw:text-style-name="P2" draw:layer="layout" draw:type="curve" svg:x1="2.4cm" svg:y1="9.6cm" svg:x2="3cm" svg:y2="11.1cm" draw:start-shape="id144" draw:start-glue-point="6" draw:end-shape="id145" draw:end-glue-point="3" svg:d="M2400 9600c-751 0-1051 1500 600 1500" svg:viewBox="0 0 1205 1501">
          <text:p/>
        </draw:connector>
        <draw:line draw:style-name="gr55" draw:text-style-name="P2" draw:layer="layout" svg:x1="8.4cm" svg:y1="7.4cm" svg:x2="13cm" svg:y2="11.4cm">
          <text:p/>
        </draw:line>
        <draw:line draw:style-name="gr55" draw:text-style-name="P2" draw:layer="layout" svg:x1="8.4cm" svg:y1="10.3cm" svg:x2="12.972cm" svg:y2="11.359cm">
          <text:p/>
        </draw:line>
        <draw:polyline draw:style-name="gr55" draw:text-style-name="P2" draw:layer="layout" svg:width="6.647cm" svg:height="1.461cm" draw:transform="rotate (0.274191225488309) translate (8.6cm 13cm)" svg:viewBox="0 0 6648 1462" draw:points="0,0 5198,1462 6648,0">
          <text:p/>
        </draw:polyline>
        <draw:polyline draw:style-name="gr55" draw:text-style-name="P2"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2" draw:layer="layout" draw:type="lines" svg:x1="5.3cm" svg:y1="7.6cm" svg:x2="6.2cm" svg:y2="9.6cm" draw:start-shape="id138" draw:start-glue-point="8" draw:end-shape="id140" draw:end-glue-point="6" svg:d="M5300 7600v500l399 1500h501" svg:viewBox="0 0 901 2001">
          <text:p/>
        </draw:connector>
        <draw:connector draw:style-name="gr22" draw:text-style-name="P2" draw:layer="layout" draw:type="lines" svg:x1="5.3cm" svg:y1="7.6cm" svg:x2="3.8cm" svg:y2="9.6cm" draw:start-shape="id138" draw:start-glue-point="8" draw:end-shape="id144" draw:end-glue-point="10" svg:d="M5300 7600v500l-1000 1500h-500" svg:viewBox="0 0 1501 2001">
          <text:p/>
        </draw:connector>
        <draw:connector draw:style-name="gr22" draw:text-style-name="P2" draw:layer="layout" draw:type="lines" svg:x1="6.405cm" svg:y1="10.095cm" svg:x2="6.405cm" svg:y2="11.905cm" draw:start-shape="id140" draw:start-glue-point="7" draw:end-shape="id142" draw:end-glue-point="5" svg:d="M6405 10095v705 399 706" svg:viewBox="0 0 1 1811">
          <text:p/>
        </draw:connector>
        <draw:custom-shape draw:style-name="gr92" draw:text-style-name="P4" xml:id="id146" draw:id="id146" draw:layer="Layout" svg:width="4.8cm" svg:height="1.4cm" svg:x="9.6cm" svg:y="4cm">
          <text:p text:style-name="P2"><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9.6cm" svg:y1="4.7cm" svg:x2="5.3cm" svg:y2="6.2cm" draw:start-shape="id146" draw:start-glue-point="5" draw:end-shape="id138" draw:end-glue-point="4" svg:d="M9600 4700h-501l-3799 999v501" svg:viewBox="0 0 4301 1501">
          <text:p/>
        </draw:connector>
        <draw:connector draw:style-name="gr7" draw:text-style-name="P2" draw:layer="layout" draw:type="lines" svg:x1="14.4cm" svg:y1="4.7cm" svg:x2="16.2cm" svg:y2="5.8cm" draw:start-shape="id146" draw:start-glue-point="7" draw:end-shape="id131"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93" draw:text-style-name="P1" xml:id="id147" draw:id="id147" draw:layer="Layout" svg:width="3.4cm" svg:height="1.057cm" svg:x="19.6cm" svg:y="4.343cm">
          <draw:glue-point draw:id="10" svg:x="-3.823cm" svg:y="5.004cm"/>
          <text:p text:style-name="P1">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3" draw:text-style-name="P1" xml:id="id148" draw:id="id148" draw:layer="Layout" svg:width="4.8cm" svg:height="1.6cm" svg:x="20.6cm" svg:y="5.6cm">
          <text:p text:style-name="P1">MetaParameter-</text:p>
          <text:p text:style-name="P1">(key,value)</text:p>
          <draw:enhanced-geometry svg:viewBox="0 0 21600 21600" draw:type="rectangle" draw:enhanced-path="M 0 0 L 21600 0 21600 21600 0 21600 0 0 Z N"/>
        </draw:custom-shape>
        <draw:connector draw:style-name="gr57" draw:text-style-name="P2" draw:layer="layout" svg:x1="20.001cm" svg:y1="5.399cm" svg:x2="20.6cm" svg:y2="6.4cm" draw:start-shape="id147" draw:start-glue-point="10" draw:end-shape="id148" draw:end-glue-point="3" svg:d="M20001 5399v1001h599" svg:viewBox="0 0 600 1002">
          <text:p/>
        </draw:connector>
        <draw:custom-shape draw:style-name="gr93" draw:text-style-name="P1" xml:id="id149" draw:id="id149" draw:layer="Layout" svg:width="3.8cm" svg:height="0.8cm" svg:x="20.6cm" svg:y="7.4cm">
          <text:p text:style-name="P1">Constraints</text:p>
          <draw:enhanced-geometry svg:viewBox="0 0 21600 21600" draw:type="rectangle" draw:enhanced-path="M 0 0 L 21600 0 21600 21600 0 21600 0 0 Z N"/>
        </draw:custom-shape>
        <draw:connector draw:style-name="gr57" draw:text-style-name="P2" draw:layer="layout" svg:x1="20.001cm" svg:y1="5.399cm" svg:x2="20.6cm" svg:y2="7.8cm" draw:start-shape="id147" draw:start-glue-point="10" draw:end-shape="id149" draw:end-glue-point="3" svg:d="M20001 5399v2401h599" svg:viewBox="0 0 600 2402">
          <text:p/>
        </draw:connector>
        <draw:custom-shape draw:style-name="gr93" draw:text-style-name="P1" xml:id="id150" draw:id="id150" draw:layer="Layout" svg:width="3.8cm" svg:height="0.8cm" svg:x="20.6cm" svg:y="8.4cm">
          <text:p text:style-name="P1">Objective</text:p>
          <draw:enhanced-geometry svg:viewBox="0 0 21600 21600" draw:type="rectangle" draw:enhanced-path="M 0 0 L 21600 0 21600 21600 0 21600 0 0 Z N"/>
        </draw:custom-shape>
        <draw:connector draw:style-name="gr57" draw:text-style-name="P2" draw:layer="layout" svg:x1="20.001cm" svg:y1="5.399cm" svg:x2="20.6cm" svg:y2="8.8cm" draw:start-shape="id147" draw:start-glue-point="10" draw:end-shape="id150" draw:end-glue-point="3" svg:d="M20001 5399v3401h599" svg:viewBox="0 0 600 3402">
          <text:p/>
        </draw:connector>
        <draw:frame draw:style-name="gr2" draw:text-style-name="P11" draw:layer="layout" svg:width="0.748cm" svg:height="0.962cm" svg:x="20.073cm" svg:y="7.2cm">
          <draw:text-box>
            <text:p><text:span text:style-name="T11">*</text:span></text:p>
          </draw:text-box>
        </draw:frame>
        <draw:frame draw:style-name="gr2" draw:text-style-name="P11" draw:layer="layout" svg:width="0.748cm" svg:height="0.962cm" svg:x="20.073cm" svg:y="5.8cm">
          <draw:text-box>
            <text:p><text:span text:style-name="T11">*</text:span></text:p>
          </draw:text-box>
        </draw:frame>
        <draw:connector draw:style-name="gr7" draw:text-style-name="P2" draw:layer="layout" draw:type="lines" svg:x1="12cm" svg:y1="4cm" svg:x2="21.3cm" svg:y2="4.343cm" draw:start-shape="id146" draw:start-glue-point="4" draw:end-shape="id147" draw:end-glue-point="5" svg:d="M12000 4000v-501l9300 342v502" svg:viewBox="0 0 9301 845">
          <text:p/>
        </draw:connector>
        <draw:custom-shape draw:style-name="gr94" draw:text-style-name="P1" xml:id="id151" draw:id="id151" draw:layer="Layout" svg:width="10cm" svg:height="4.8cm" svg:x="0.6cm" svg:y="15.2cm">
          <text:p text:style-name="P1">I1.a#fast (</text:p>
          <text:p text:style-name="P1"><text:s/>requires C2 { <text:span text:style-name="T12">p2 comp-min</text:span></text:p>
          <text:p text:style-name="P1"><text:span text:style-name="T12">f(params) = 3</text:span> }</text:p>
          <text:p text:style-name="P1"><text:s/>requires PE { ram-free comp-min</text:p>
          <text:p text:style-name="P1">f(params) = 1.2 * workload })</text:p>
          <text:p text:style-name="P1">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2" draw:layer="layout" svg:x1="8.6cm" svg:y1="7.4cm" svg:x2="10.6cm" svg:y2="17.6cm" draw:start-shape="id139" draw:start-glue-point="1" draw:end-shape="id151" svg:d="M8600 7400h2501v10200h-501" svg:viewBox="0 0 2502 10201">
          <text:p/>
        </draw:connector>
        <draw:custom-shape draw:style-name="gr95" draw:text-style-name="P6" xml:id="id152" draw:id="id152" draw:layer="Layout" svg:width="3.8cm" svg:height="0.8cm" svg:x="15.3cm" svg:y="12.8cm">
          <text:p text:style-name="P2"><text:span text:style-name="T3">ProvClause</text:span></text:p>
          <draw:enhanced-geometry svg:viewBox="0 0 21600 21600" draw:type="rectangle" draw:enhanced-path="M 0 0 L 21600 0 21600 21600 0 21600 0 0 Z N"/>
        </draw:custom-shape>
        <draw:connector draw:style-name="gr69" draw:text-style-name="P2" draw:layer="layout" svg:x1="14.801cm" svg:y1="12.4cm" svg:x2="15.3cm" svg:y2="13.2cm" draw:start-shape="id130" draw:start-glue-point="4" draw:end-shape="id152" draw:end-glue-point="3" svg:d="M14801 12400v800h499" svg:viewBox="0 0 500 801">
          <text:p/>
        </draw:connector>
        <draw:frame draw:style-name="gr2" draw:text-style-name="P12" draw:layer="layout" svg:width="0.748cm" svg:height="0.962cm" svg:x="14.748cm" svg:y="12.665cm">
          <draw:text-box>
            <text:p><text:span text:style-name="T13">*</text:span></text:p>
          </draw:text-box>
        </draw:frame>
        <draw:g xml:id="id228" draw:id="id228">
          <draw:custom-shape draw:style-name="gr96" draw:text-style-name="P2" draw:layer="layout" svg:width="1.2cm" svg:height="0.8cm" svg:x="4.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7" draw:text-style-name="P2" draw:layer="layout" svg:x1="4.826cm" svg:y1="16.026cm" svg:x2="3.426cm" svg:y2="14.426cm">
            <text:p/>
          </draw:line>
          <draw:frame draw:style-name="gr98" draw:text-style-name="P13" draw:layer="layout" svg:width="3.6cm" svg:height="0.962cm" svg:x="1.6cm" svg:y="13.6cm">
            <draw:text-box>
              <text:p><text:span text:style-name="T16">returnType</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8" smil:attributeName="visibility" smil:to="visible"/>
                </anim:par>
                <anim:par smil:begin="0s" smil:fill="hold" presentation:node-type="with-previous" presentation:preset-class="exit" presentation:preset-id="ooo-exit-disappear">
                  <anim:set smil:begin="0s" smil:dur="0.001s" smil:fill="hold" smil:targetElement="id228" smil:attributeName="visibility" smil:to="hidden"/>
                </anim:par>
              </anim:par>
            </anim:par>
          </anim:seq>
        </anim:par>
        <presentation:notes draw:style-name="dp2">
          <draw:page-thumbnail draw:style-name="gr5" draw:layer="layout" svg:width="14.848cm" svg:height="11.135cm" svg:x="3.075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9">
        <draw:custom-shape draw:style-name="gr79" draw:text-style-name="P4" xml:id="id156" draw:id="id156" draw:layer="Layout" svg:width="1.6cm" svg:height="1.2cm" svg:x="15.4cm" svg:y="5.8cm">
          <text:p text:style-name="P2"><text:span text:style-name="T2">root</text:span></text:p>
          <draw:enhanced-geometry svg:viewBox="0 0 21600 21600" draw:type="rectangle" draw:enhanced-path="M 0 0 L 21600 0 21600 21600 0 21600 0 0 Z N"/>
        </draw:custom-shape>
        <draw:custom-shape draw:style-name="gr79" draw:text-style-name="P4" xml:id="id154" draw:id="id154" draw:layer="Layout" svg:width="1.4cm" svg:height="1.4cm" svg:x="13.73cm" svg:y="8.4cm">
          <text:p text:style-name="P2"><text:span text:style-name="T2">S1</text:span></text:p>
          <draw:enhanced-geometry svg:viewBox="0 0 21600 21600" draw:type="rectangle" draw:enhanced-path="M 0 0 L 21600 0 21600 21600 0 21600 0 0 Z N"/>
        </draw:custom-shape>
        <draw:custom-shape draw:style-name="gr79" draw:text-style-name="P4" xml:id="id157" draw:id="id157" draw:layer="Layout" svg:width="1.4cm" svg:height="1.4cm" svg:x="17.4cm" svg:y="8.4cm">
          <text:p text:style-name="P2"><text:span text:style-name="T2">S2</text:span></text:p>
          <draw:enhanced-geometry svg:viewBox="0 0 21600 21600" draw:type="rectangle" draw:enhanced-path="M 0 0 L 21600 0 21600 21600 0 21600 0 0 Z N"/>
        </draw:custom-shape>
        <draw:custom-shape draw:style-name="gr79" draw:text-style-name="P4" xml:id="id153" draw:id="id153" draw:layer="Layout" svg:width="1.4cm" svg:height="1.4cm" svg:x="12.6cm" svg:y="11cm">
          <text:p text:style-name="P2"><text:span text:style-name="T2">CB1</text:span></text:p>
          <draw:enhanced-geometry svg:viewBox="0 0 21600 21600" draw:type="rectangle" draw:enhanced-path="M 0 0 L 21600 0 21600 21600 0 21600 0 0 Z N"/>
        </draw:custom-shape>
        <draw:custom-shape draw:style-name="gr79" draw:text-style-name="P4" xml:id="id158" draw:id="id158" draw:layer="Layout" svg:width="1.4cm" svg:height="1.4cm" svg:x="17cm" svg:y="11cm">
          <text:p text:style-name="P2"><text:span text:style-name="T2">CB2</text:span></text:p>
          <draw:enhanced-geometry svg:viewBox="0 0 21600 21600" draw:type="rectangle" draw:enhanced-path="M 0 0 L 21600 0 21600 21600 0 21600 0 0 Z N"/>
        </draw:custom-shape>
        <draw:custom-shape draw:style-name="gr79" draw:text-style-name="P4" xml:id="id155" draw:id="id155" draw:layer="Layout" svg:width="1.4cm" svg:height="1.4cm" svg:x="14.6cm" svg:y="11cm">
          <draw:glue-point draw:id="4" svg:x="-3.571cm" svg:y="5cm"/>
          <text:p text:style-name="P2"><text:span text:style-name="T2">R1</text:span></text:p>
          <draw:enhanced-geometry svg:viewBox="0 0 21600 21600" draw:type="rectangle" draw:enhanced-path="M 0 0 L 21600 0 21600 21600 0 21600 0 0 Z N"/>
        </draw:custom-shape>
        <draw:custom-shape draw:style-name="gr79" draw:text-style-name="P4" xml:id="id159" draw:id="id159" draw:layer="Layout" svg:width="1.4cm" svg:height="1.4cm" svg:x="19cm" svg:y="11cm">
          <text:p text:style-name="P2"><text:span text:style-name="T2">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153" draw:start-glue-point="0" draw:end-shape="id154" draw:end-glue-point="2" svg:d="M13300 11000v-501l1130-198v-501" svg:viewBox="0 0 1131 1201">
          <text:p/>
        </draw:connector>
        <draw:connector draw:style-name="gr7" draw:text-style-name="P2" draw:layer="layout" draw:type="lines" svg:x1="14.43cm" svg:y1="9.8cm" svg:x2="15.3cm" svg:y2="11cm" draw:start-shape="id154" draw:start-glue-point="2" draw:end-shape="id155" draw:end-glue-point="0" svg:d="M14430 9800v501l870 198v501" svg:viewBox="0 0 871 1201">
          <text:p/>
        </draw:connector>
        <draw:connector draw:style-name="gr7" draw:text-style-name="P2" draw:layer="layout" draw:type="lines" svg:x1="14.43cm" svg:y1="8.4cm" svg:x2="16.2cm" svg:y2="7cm" draw:start-shape="id154" draw:start-glue-point="0" draw:end-shape="id156" draw:end-glue-point="2" svg:d="M14430 8400v-501l1770-398v-501" svg:viewBox="0 0 1771 1401">
          <text:p/>
        </draw:connector>
        <draw:connector draw:style-name="gr7" draw:text-style-name="P2" draw:layer="layout" draw:type="lines" svg:x1="16.2cm" svg:y1="7cm" svg:x2="18.1cm" svg:y2="8.4cm" draw:start-shape="id156" draw:start-glue-point="2" draw:end-shape="id157" svg:d="M16200 7000v501l1900 398v501" svg:viewBox="0 0 1901 1401">
          <text:p/>
        </draw:connector>
        <draw:connector draw:style-name="gr7" draw:text-style-name="P2" draw:layer="layout" draw:type="lines" svg:x1="18.1cm" svg:y1="9.8cm" svg:x2="17.7cm" svg:y2="11cm" draw:start-shape="id157" draw:start-glue-point="2" draw:end-shape="id158" draw:end-glue-point="0" svg:d="M18100 9800v501l-400 198v501" svg:viewBox="0 0 401 1201">
          <text:p/>
        </draw:connector>
        <draw:custom-shape draw:style-name="gr79" draw:text-style-name="P4" xml:id="id161" draw:id="id161" draw:layer="Layout" svg:width="1.4cm" svg:height="1.4cm" svg:x="19.9cm" svg:y="13.8cm">
          <text:p text:style-name="P2"><text:span text:style-name="T2">CB4</text:span></text:p>
          <draw:enhanced-geometry svg:viewBox="0 0 21600 21600" draw:type="rectangle" draw:enhanced-path="M 0 0 L 21600 0 21600 21600 0 21600 0 0 Z N"/>
        </draw:custom-shape>
        <draw:custom-shape draw:style-name="gr79" draw:text-style-name="P4" xml:id="id160" draw:id="id160" draw:layer="Layout" svg:width="1.4cm" svg:height="1.4cm" svg:x="20.9cm" svg:y="11cm">
          <text:p text:style-name="P2"><text:span text:style-name="T2">S3</text:span></text:p>
          <draw:enhanced-geometry svg:viewBox="0 0 21600 21600" draw:type="rectangle" draw:enhanced-path="M 0 0 L 21600 0 21600 21600 0 21600 0 0 Z N"/>
        </draw:custom-shape>
        <draw:custom-shape draw:style-name="gr79" draw:text-style-name="P4" xml:id="id162" draw:id="id162" draw:layer="Layout" svg:width="1.4cm" svg:height="1.4cm" svg:x="22.1cm" svg:y="13.8cm">
          <text:p text:style-name="P2"><text:span text:style-name="T2">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159" draw:start-glue-point="0" draw:end-shape="id157" draw:end-glue-point="2" svg:d="M19700 11000v-501l-1600-198v-501" svg:viewBox="0 0 1601 1201">
          <text:p/>
        </draw:connector>
        <draw:connector draw:style-name="gr7" draw:text-style-name="P2" draw:layer="layout" draw:type="lines" svg:x1="21.6cm" svg:y1="11cm" svg:x2="18.1cm" svg:y2="9.8cm" draw:start-shape="id160" draw:start-glue-point="0" draw:end-shape="id157" draw:end-glue-point="2" svg:d="M21600 11000v-501l-3500-198v-501" svg:viewBox="0 0 3501 1201">
          <text:p/>
        </draw:connector>
        <draw:connector draw:style-name="gr7" draw:text-style-name="P2" draw:layer="layout" draw:type="lines" svg:x1="21.6cm" svg:y1="12.4cm" svg:x2="20.6cm" svg:y2="13.8cm" draw:start-shape="id160" draw:start-glue-point="2" draw:end-shape="id161" draw:end-glue-point="0" svg:d="M21600 12400v501l-1000 398v501" svg:viewBox="0 0 1001 1401">
          <text:p/>
        </draw:connector>
        <draw:connector draw:style-name="gr7" draw:text-style-name="P2" draw:layer="layout" draw:type="lines" svg:x1="21.6cm" svg:y1="12.4cm" svg:x2="22.8cm" svg:y2="13.8cm" draw:start-shape="id160" draw:start-glue-point="2" draw:end-shape="id162" draw:end-glue-point="0" svg:d="M21600 12400v501l1200 398v501" svg:viewBox="0 0 1201 1401">
          <text:p/>
        </draw:connector>
        <draw:line draw:style-name="gr24" draw:text-style-name="P2" draw:layer="layout" svg:x1="12cm" svg:y1="5.6cm" svg:x2="12cm" svg:y2="15.4cm">
          <text:p/>
        </draw:line>
        <draw:custom-shape draw:style-name="gr80" draw:text-style-name="P4" xml:id="id163" draw:id="id163" draw:layer="Layout" svg:width="1.4cm" svg:height="1.4cm" svg:x="4.6cm" svg:y="6.2cm">
          <text:p text:style-name="P2"><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4" xml:id="id169" draw:id="id169" draw:layer="Layout" svg:width="1.4cm" svg:height="1.4cm" svg:x="2.4cm" svg:y="8.9cm">
          <text:p text:style-name="P2"><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4" xml:id="id165" draw:id="id165" draw:layer="Layout" svg:width="1.4cm" svg:height="1.4cm" svg:x="6.2cm" svg:y="8.9cm">
          <text:p text:style-name="P2"><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4" xml:id="id167" draw:id="id167" draw:layer="Layout" svg:width="1.4cm" svg:height="1.4cm" svg:x="6.2cm" svg:y="11.7cm">
          <text:p text:style-name="P2"><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5" draw:layer="layout" svg:width="14.2cm" svg:height="5.228cm" svg:x="12.2cm" svg:y="15.553cm">
          <draw:text-box>
            <text:p><text:span text:style-name="T2">Clauses have a </text:span><text:span text:style-name="T4">comp</text:span><text:span text:style-name="T2">arator and a </text:span><text:span text:style-name="T4">value</text:span><text:span text:style-name="T2"> function</text:span></text:p>
            <text:list text:style-name="L1">
              <text:list-item>
                <text:p><text:span text:style-name="T2">value function takes request-metaparameters and returns a value</text:span></text:p>
              </text:list-item>
              <text:list-item>
                <text:p><text:span text:style-name="T17">comparator</text:span><text:span text:style-name="T2"> takes required and actual value and compares them (returning boolean)</text:span></text:p>
              </text:list-item>
              <text:list-item>
                <text:p><text:span text:style-name="T2">returned value of a </text:span><text:span text:style-name="T4">Property</text:span><text:span text:style-name="T6">, i.e. </text:span><text:span text:style-name="T4">ReturnType</text:span></text:p>
              </text:list-item>
              <text:list-item>
                <text:p><text:span text:style-name="T6">target (either Comp or ResourceType)</text:span></text:p>
              </text:list-item>
            </text:list>
          </draw:text-box>
        </draw:frame>
        <draw:rect draw:style-name="gr99" draw:text-style-name="P6" xml:id="id164" draw:id="id164" draw:layer="layout" svg:width="3cm" svg:height="0.8cm" svg:x="5.6cm" svg:y="7cm" draw:corner-radius="0.5cm">
          <text:p text:style-name="P2"><text:span text:style-name="T3">I1.a#fast</text:span></text:p>
        </draw:rect>
        <draw:rect draw:style-name="gr100" draw:text-style-name="P6" draw:layer="layout" svg:width="1.8cm" svg:height="0.8cm" svg:x="5.6cm" svg:y="7.8cm" draw:corner-radius="0.5cm">
          <text:p text:style-name="P2"><text:span text:style-name="T3">I1.b</text:span></text:p>
        </draw:rect>
        <draw:rect draw:style-name="gr101" draw:text-style-name="P6" draw:layer="layout" svg:width="1.8cm" svg:height="0.8cm" svg:x="3cm" svg:y="9.9cm" draw:corner-radius="0.5cm">
          <text:p text:style-name="P2"><text:span text:style-name="T3">I2.a</text:span></text:p>
        </draw:rect>
        <draw:rect draw:style-name="gr102" draw:text-style-name="P6" xml:id="id170" draw:id="id170" draw:layer="layout" svg:width="3cm" svg:height="0.8cm" svg:x="3cm" svg:y="10.7cm" draw:corner-radius="0.5cm">
          <text:p text:style-name="P2"><text:span text:style-name="T3">I2.b#slow</text:span></text:p>
        </draw:rect>
        <draw:rect draw:style-name="gr103" draw:text-style-name="P6" xml:id="id166" draw:id="id166" draw:layer="layout" svg:width="1.8cm" svg:height="0.8cm" svg:x="6.9cm" svg:y="9.9cm" draw:corner-radius="0.5cm">
          <text:p text:style-name="P2"><text:span text:style-name="T3">I3.a</text:span></text:p>
        </draw:rect>
        <draw:rect draw:style-name="gr104" draw:text-style-name="P6" draw:layer="layout" svg:width="1.8cm" svg:height="0.8cm" svg:x="6.9cm" svg:y="10.7cm" draw:corner-radius="0.5cm">
          <text:p text:style-name="P2"><text:span text:style-name="T3">I3.b</text:span></text:p>
        </draw:rect>
        <draw:rect draw:style-name="gr105" draw:text-style-name="P6" xml:id="id168" draw:id="id168" draw:layer="layout" svg:width="1.8cm" svg:height="0.8cm" svg:x="6.9cm" svg:y="12.7cm" draw:corner-radius="0.5cm">
          <text:p text:style-name="P2"><text:span text:style-name="T3">I4.a</text:span></text:p>
        </draw:rect>
        <draw:rect draw:style-name="gr106" draw:text-style-name="P6" draw:layer="layout" svg:width="1.8cm" svg:height="0.8cm" svg:x="6.9cm" svg:y="13.5cm" draw:corner-radius="0.5cm">
          <text:p text:style-name="P2"><text:span text:style-name="T3">I4.b</text:span></text:p>
        </draw:rect>
        <draw:connector draw:style-name="gr46" draw:text-style-name="P2" draw:layer="layout" draw:type="curve" svg:x1="5.795cm" svg:y1="6.405cm" svg:x2="8.6cm" svg:y2="7.4cm" draw:start-shape="id163" draw:start-glue-point="11" draw:end-shape="id164" draw:end-glue-point="1" svg:d="M5795 6405c4959 0 3556 995 2805 995" svg:viewBox="0 0 3579 996">
          <text:p/>
        </draw:connector>
        <draw:connector draw:style-name="gr46" draw:text-style-name="P2" draw:layer="layout" draw:type="curve" svg:x1="7.395cm" svg:y1="9.105cm" svg:x2="8.7cm" svg:y2="10.3cm" draw:start-shape="id165" draw:start-glue-point="11" draw:end-shape="id166" draw:end-glue-point="1" svg:d="M7395 9105c2709 0 2056 1195 1305 1195" svg:viewBox="0 0 1963 1196">
          <text:p/>
        </draw:connector>
        <draw:connector draw:style-name="gr46" draw:text-style-name="P2" draw:layer="layout" draw:type="curve" svg:x1="7.6cm" svg:y1="12.4cm" svg:x2="8.7cm" svg:y2="13.1cm" draw:start-shape="id167" draw:start-glue-point="10" draw:end-shape="id168" draw:end-glue-point="1" svg:d="M7600 12400c2401 0 1851 700 1100 700" svg:viewBox="0 0 1742 701">
          <text:p/>
        </draw:connector>
        <draw:connector draw:style-name="gr46" draw:text-style-name="P2" draw:layer="layout" draw:type="curve" svg:x1="2.4cm" svg:y1="9.6cm" svg:x2="3cm" svg:y2="11.1cm" draw:start-shape="id169" draw:start-glue-point="6" draw:end-shape="id170" draw:end-glue-point="3" svg:d="M2400 9600c-751 0-1051 1500 600 1500" svg:viewBox="0 0 1205 1501">
          <text:p/>
        </draw:connector>
        <draw:line draw:style-name="gr55" draw:text-style-name="P2" draw:layer="layout" svg:x1="8.4cm" svg:y1="7.4cm" svg:x2="13cm" svg:y2="11.4cm">
          <text:p/>
        </draw:line>
        <draw:line draw:style-name="gr55" draw:text-style-name="P2" draw:layer="layout" svg:x1="8.4cm" svg:y1="10.3cm" svg:x2="12.972cm" svg:y2="11.359cm">
          <text:p/>
        </draw:line>
        <draw:polyline draw:style-name="gr55" draw:text-style-name="P2" draw:layer="layout" svg:width="6.647cm" svg:height="1.461cm" draw:transform="rotate (0.274191225488309) translate (8.6cm 13cm)" svg:viewBox="0 0 6648 1462" draw:points="0,0 5198,1462 6648,0">
          <text:p/>
        </draw:polyline>
        <draw:polyline draw:style-name="gr55" draw:text-style-name="P2"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2" draw:layer="layout" draw:type="lines" svg:x1="5.3cm" svg:y1="7.6cm" svg:x2="6.2cm" svg:y2="9.6cm" draw:start-shape="id163" draw:start-glue-point="8" draw:end-shape="id165" draw:end-glue-point="6" svg:d="M5300 7600v500l399 1500h501" svg:viewBox="0 0 901 2001">
          <text:p/>
        </draw:connector>
        <draw:connector draw:style-name="gr22" draw:text-style-name="P2" draw:layer="layout" draw:type="lines" svg:x1="5.3cm" svg:y1="7.6cm" svg:x2="3.8cm" svg:y2="9.6cm" draw:start-shape="id163" draw:start-glue-point="8" draw:end-shape="id169" draw:end-glue-point="10" svg:d="M5300 7600v500l-1000 1500h-500" svg:viewBox="0 0 1501 2001">
          <text:p/>
        </draw:connector>
        <draw:connector draw:style-name="gr22" draw:text-style-name="P2" draw:layer="layout" draw:type="lines" svg:x1="6.405cm" svg:y1="10.095cm" svg:x2="6.405cm" svg:y2="11.905cm" draw:start-shape="id165" draw:start-glue-point="7" draw:end-shape="id167" draw:end-glue-point="5" svg:d="M6405 10095v705 399 706" svg:viewBox="0 0 1 1811">
          <text:p/>
        </draw:connector>
        <draw:custom-shape draw:style-name="gr92" draw:text-style-name="P4" xml:id="id171" draw:id="id171" draw:layer="Layout" svg:width="4.8cm" svg:height="1.4cm" svg:x="9.6cm" svg:y="4cm">
          <text:p text:style-name="P2"><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9.6cm" svg:y1="4.7cm" svg:x2="5.3cm" svg:y2="6.2cm" draw:start-shape="id171" draw:start-glue-point="5" draw:end-shape="id163" draw:end-glue-point="4" svg:d="M9600 4700h-501l-3799 999v501" svg:viewBox="0 0 4301 1501">
          <text:p/>
        </draw:connector>
        <draw:connector draw:style-name="gr7" draw:text-style-name="P2" draw:layer="layout" draw:type="lines" svg:x1="14.4cm" svg:y1="4.7cm" svg:x2="16.2cm" svg:y2="5.8cm" draw:start-shape="id171" draw:start-glue-point="7" draw:end-shape="id156"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93" draw:text-style-name="P1" xml:id="id172" draw:id="id172" draw:layer="Layout" svg:width="3.4cm" svg:height="1.057cm" svg:x="19.6cm" svg:y="4.343cm">
          <draw:glue-point draw:id="10" svg:x="-3.823cm" svg:y="5.004cm"/>
          <text:p text:style-name="P1">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3" draw:text-style-name="P1" xml:id="id173" draw:id="id173" draw:layer="Layout" svg:width="4.8cm" svg:height="1.6cm" svg:x="20.6cm" svg:y="5.6cm">
          <text:p text:style-name="P1">MetaParameter-</text:p>
          <text:p text:style-name="P1">(key,value)</text:p>
          <draw:enhanced-geometry svg:viewBox="0 0 21600 21600" draw:type="rectangle" draw:enhanced-path="M 0 0 L 21600 0 21600 21600 0 21600 0 0 Z N"/>
        </draw:custom-shape>
        <draw:connector draw:style-name="gr57" draw:text-style-name="P2" draw:layer="layout" svg:x1="20.001cm" svg:y1="5.399cm" svg:x2="20.6cm" svg:y2="6.4cm" draw:start-shape="id172" draw:start-glue-point="10" draw:end-shape="id173" draw:end-glue-point="3" svg:d="M20001 5399v1001h599" svg:viewBox="0 0 600 1002">
          <text:p/>
        </draw:connector>
        <draw:custom-shape draw:style-name="gr93" draw:text-style-name="P1" xml:id="id174" draw:id="id174" draw:layer="Layout" svg:width="3.8cm" svg:height="0.8cm" svg:x="20.6cm" svg:y="7.4cm">
          <text:p text:style-name="P1">Constraints</text:p>
          <draw:enhanced-geometry svg:viewBox="0 0 21600 21600" draw:type="rectangle" draw:enhanced-path="M 0 0 L 21600 0 21600 21600 0 21600 0 0 Z N"/>
        </draw:custom-shape>
        <draw:connector draw:style-name="gr57" draw:text-style-name="P2" draw:layer="layout" svg:x1="20.001cm" svg:y1="5.399cm" svg:x2="20.6cm" svg:y2="7.8cm" draw:start-shape="id172" draw:start-glue-point="10" draw:end-shape="id174" draw:end-glue-point="3" svg:d="M20001 5399v2401h599" svg:viewBox="0 0 600 2402">
          <text:p/>
        </draw:connector>
        <draw:custom-shape draw:style-name="gr93" draw:text-style-name="P1" xml:id="id175" draw:id="id175" draw:layer="Layout" svg:width="3.8cm" svg:height="0.8cm" svg:x="20.6cm" svg:y="8.4cm">
          <text:p text:style-name="P1">Objective</text:p>
          <draw:enhanced-geometry svg:viewBox="0 0 21600 21600" draw:type="rectangle" draw:enhanced-path="M 0 0 L 21600 0 21600 21600 0 21600 0 0 Z N"/>
        </draw:custom-shape>
        <draw:connector draw:style-name="gr57" draw:text-style-name="P2" draw:layer="layout" svg:x1="20.001cm" svg:y1="5.399cm" svg:x2="20.6cm" svg:y2="8.8cm" draw:start-shape="id172" draw:start-glue-point="10" draw:end-shape="id175" draw:end-glue-point="3" svg:d="M20001 5399v3401h599" svg:viewBox="0 0 600 3402">
          <text:p/>
        </draw:connector>
        <draw:frame draw:style-name="gr2" draw:text-style-name="P11" draw:layer="layout" svg:width="0.748cm" svg:height="0.962cm" svg:x="20.073cm" svg:y="7.2cm">
          <draw:text-box>
            <text:p><text:span text:style-name="T11">*</text:span></text:p>
          </draw:text-box>
        </draw:frame>
        <draw:frame draw:style-name="gr2" draw:text-style-name="P11" draw:layer="layout" svg:width="0.748cm" svg:height="0.962cm" svg:x="20.073cm" svg:y="5.8cm">
          <draw:text-box>
            <text:p><text:span text:style-name="T11">*</text:span></text:p>
          </draw:text-box>
        </draw:frame>
        <draw:connector draw:style-name="gr7" draw:text-style-name="P2" draw:layer="layout" draw:type="lines" svg:x1="12cm" svg:y1="4cm" svg:x2="21.3cm" svg:y2="4.343cm" draw:start-shape="id171" draw:start-glue-point="4" draw:end-shape="id172" draw:end-glue-point="5" svg:d="M12000 4000v-501l9300 342v502" svg:viewBox="0 0 9301 845">
          <text:p/>
        </draw:connector>
        <draw:custom-shape draw:style-name="gr94" draw:text-style-name="P1" xml:id="id176" draw:id="id176" draw:layer="Layout" svg:width="10cm" svg:height="4.8cm" svg:x="0.6cm" svg:y="15.2cm">
          <text:p text:style-name="P1">I1.a#fast (</text:p>
          <text:p text:style-name="P1"><text:s/>requires C2 { <text:span text:style-name="T12">p2 comp-min</text:span></text:p>
          <text:p text:style-name="P1"><text:span text:style-name="T12">f(params) = 3</text:span> }</text:p>
          <text:p text:style-name="P1"><text:s/>requires PE { ram-free comp-min</text:p>
          <text:p text:style-name="P1">f(params) = 1.2 * workload })</text:p>
          <text:p text:style-name="P1">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2" draw:layer="layout" svg:x1="8.6cm" svg:y1="7.4cm" svg:x2="10.6cm" svg:y2="17.6cm" draw:start-shape="id164" draw:start-glue-point="1" draw:end-shape="id176" svg:d="M8600 7400h2501v10200h-501" svg:viewBox="0 0 2502 10201">
          <text:p/>
        </draw:connector>
        <draw:custom-shape draw:style-name="gr107" draw:text-style-name="P6" xml:id="id177" draw:id="id177" draw:layer="Layout" svg:width="3.8cm" svg:height="0.8cm" svg:x="15.3cm" svg:y="12.8cm">
          <text:p text:style-name="P2"><text:span text:style-name="T3">ProvClause</text:span></text:p>
          <draw:enhanced-geometry svg:viewBox="0 0 21600 21600" draw:type="rectangle" draw:enhanced-path="M 0 0 L 21600 0 21600 21600 0 21600 0 0 Z N"/>
        </draw:custom-shape>
        <draw:connector draw:style-name="gr69" draw:text-style-name="P2" draw:layer="layout" svg:x1="14.801cm" svg:y1="12.4cm" svg:x2="15.3cm" svg:y2="13.2cm" draw:start-shape="id155" draw:start-glue-point="4" draw:end-shape="id177" draw:end-glue-point="3" svg:d="M14801 12400v800h499" svg:viewBox="0 0 500 801">
          <text:p/>
        </draw:connector>
        <draw:frame draw:style-name="gr2" draw:text-style-name="P12" draw:layer="layout" svg:width="0.748cm" svg:height="0.962cm" svg:x="14.748cm" svg:y="12.665cm">
          <draw:text-box>
            <text:p><text:span text:style-name="T13">*</text:span></text:p>
          </draw:text-box>
        </draw:frame>
        <draw:g xml:id="id229" draw:id="id229">
          <draw:custom-shape draw:style-name="gr96" draw:text-style-name="P2" draw:layer="layout" svg:width="3.2cm" svg:height="0.8cm" svg:x="5.6cm" svg:y="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7" draw:text-style-name="P2" draw:layer="layout" svg:x1="6.4cm" svg:y1="16cm" svg:x2="4.526cm" svg:y2="14.426cm">
            <text:p/>
          </draw:line>
          <draw:frame draw:style-name="gr98" draw:text-style-name="P13" draw:layer="layout" svg:width="3.9cm" svg:height="0.962cm" svg:x="2.7cm" svg:y="13.6cm">
            <draw:text-box>
              <text:p><text:span text:style-name="T16">comparator</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9" smil:attributeName="visibility" smil:to="visible"/>
                </anim:par>
                <anim:par smil:begin="0s" smil:fill="hold" presentation:node-type="with-previous" presentation:preset-class="exit" presentation:preset-id="ooo-exit-disappear">
                  <anim:set smil:begin="0s" smil:dur="0.001s" smil:fill="hold" smil:targetElement="id229" smil:attributeName="visibility" smil:to="hidden"/>
                </anim:par>
              </anim:par>
            </anim:par>
          </anim:seq>
        </anim:par>
        <presentation:notes draw:style-name="dp2">
          <draw:page-thumbnail draw:style-name="gr5" draw:layer="layout" svg:width="14.848cm" svg:height="11.135cm" svg:x="3.075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9">
        <draw:custom-shape draw:style-name="gr79" draw:text-style-name="P4" xml:id="id181" draw:id="id181" draw:layer="Layout" svg:width="1.6cm" svg:height="1.2cm" svg:x="15.4cm" svg:y="5.8cm">
          <text:p text:style-name="P2"><text:span text:style-name="T2">root</text:span></text:p>
          <draw:enhanced-geometry svg:viewBox="0 0 21600 21600" draw:type="rectangle" draw:enhanced-path="M 0 0 L 21600 0 21600 21600 0 21600 0 0 Z N"/>
        </draw:custom-shape>
        <draw:custom-shape draw:style-name="gr79" draw:text-style-name="P4" xml:id="id179" draw:id="id179" draw:layer="Layout" svg:width="1.4cm" svg:height="1.4cm" svg:x="13.73cm" svg:y="8.4cm">
          <text:p text:style-name="P2"><text:span text:style-name="T2">S1</text:span></text:p>
          <draw:enhanced-geometry svg:viewBox="0 0 21600 21600" draw:type="rectangle" draw:enhanced-path="M 0 0 L 21600 0 21600 21600 0 21600 0 0 Z N"/>
        </draw:custom-shape>
        <draw:custom-shape draw:style-name="gr79" draw:text-style-name="P4" xml:id="id182" draw:id="id182" draw:layer="Layout" svg:width="1.4cm" svg:height="1.4cm" svg:x="17.4cm" svg:y="8.4cm">
          <text:p text:style-name="P2"><text:span text:style-name="T2">S2</text:span></text:p>
          <draw:enhanced-geometry svg:viewBox="0 0 21600 21600" draw:type="rectangle" draw:enhanced-path="M 0 0 L 21600 0 21600 21600 0 21600 0 0 Z N"/>
        </draw:custom-shape>
        <draw:custom-shape draw:style-name="gr79" draw:text-style-name="P4" xml:id="id178" draw:id="id178" draw:layer="Layout" svg:width="1.4cm" svg:height="1.4cm" svg:x="12.6cm" svg:y="11cm">
          <text:p text:style-name="P2"><text:span text:style-name="T2">CB1</text:span></text:p>
          <draw:enhanced-geometry svg:viewBox="0 0 21600 21600" draw:type="rectangle" draw:enhanced-path="M 0 0 L 21600 0 21600 21600 0 21600 0 0 Z N"/>
        </draw:custom-shape>
        <draw:custom-shape draw:style-name="gr79" draw:text-style-name="P4" xml:id="id183" draw:id="id183" draw:layer="Layout" svg:width="1.4cm" svg:height="1.4cm" svg:x="17cm" svg:y="11cm">
          <text:p text:style-name="P2"><text:span text:style-name="T2">CB2</text:span></text:p>
          <draw:enhanced-geometry svg:viewBox="0 0 21600 21600" draw:type="rectangle" draw:enhanced-path="M 0 0 L 21600 0 21600 21600 0 21600 0 0 Z N"/>
        </draw:custom-shape>
        <draw:custom-shape draw:style-name="gr79" draw:text-style-name="P4" xml:id="id180" draw:id="id180" draw:layer="Layout" svg:width="1.4cm" svg:height="1.4cm" svg:x="14.6cm" svg:y="11cm">
          <draw:glue-point draw:id="4" svg:x="-3.571cm" svg:y="5cm"/>
          <text:p text:style-name="P2"><text:span text:style-name="T2">R1</text:span></text:p>
          <draw:enhanced-geometry svg:viewBox="0 0 21600 21600" draw:type="rectangle" draw:enhanced-path="M 0 0 L 21600 0 21600 21600 0 21600 0 0 Z N"/>
        </draw:custom-shape>
        <draw:custom-shape draw:style-name="gr79" draw:text-style-name="P4" xml:id="id184" draw:id="id184" draw:layer="Layout" svg:width="1.4cm" svg:height="1.4cm" svg:x="19cm" svg:y="11cm">
          <text:p text:style-name="P2"><text:span text:style-name="T2">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178" draw:start-glue-point="0" draw:end-shape="id179" draw:end-glue-point="2" svg:d="M13300 11000v-501l1130-198v-501" svg:viewBox="0 0 1131 1201">
          <text:p/>
        </draw:connector>
        <draw:connector draw:style-name="gr7" draw:text-style-name="P2" draw:layer="layout" draw:type="lines" svg:x1="14.43cm" svg:y1="9.8cm" svg:x2="15.3cm" svg:y2="11cm" draw:start-shape="id179" draw:start-glue-point="2" draw:end-shape="id180" draw:end-glue-point="0" svg:d="M14430 9800v501l870 198v501" svg:viewBox="0 0 871 1201">
          <text:p/>
        </draw:connector>
        <draw:connector draw:style-name="gr7" draw:text-style-name="P2" draw:layer="layout" draw:type="lines" svg:x1="14.43cm" svg:y1="8.4cm" svg:x2="16.2cm" svg:y2="7cm" draw:start-shape="id179" draw:start-glue-point="0" draw:end-shape="id181" draw:end-glue-point="2" svg:d="M14430 8400v-501l1770-398v-501" svg:viewBox="0 0 1771 1401">
          <text:p/>
        </draw:connector>
        <draw:connector draw:style-name="gr7" draw:text-style-name="P2" draw:layer="layout" draw:type="lines" svg:x1="16.2cm" svg:y1="7cm" svg:x2="18.1cm" svg:y2="8.4cm" draw:start-shape="id181" draw:start-glue-point="2" draw:end-shape="id182" svg:d="M16200 7000v501l1900 398v501" svg:viewBox="0 0 1901 1401">
          <text:p/>
        </draw:connector>
        <draw:connector draw:style-name="gr7" draw:text-style-name="P2" draw:layer="layout" draw:type="lines" svg:x1="18.1cm" svg:y1="9.8cm" svg:x2="17.7cm" svg:y2="11cm" draw:start-shape="id182" draw:start-glue-point="2" draw:end-shape="id183" draw:end-glue-point="0" svg:d="M18100 9800v501l-400 198v501" svg:viewBox="0 0 401 1201">
          <text:p/>
        </draw:connector>
        <draw:custom-shape draw:style-name="gr79" draw:text-style-name="P4" xml:id="id186" draw:id="id186" draw:layer="Layout" svg:width="1.4cm" svg:height="1.4cm" svg:x="19.9cm" svg:y="13.8cm">
          <text:p text:style-name="P2"><text:span text:style-name="T2">CB4</text:span></text:p>
          <draw:enhanced-geometry svg:viewBox="0 0 21600 21600" draw:type="rectangle" draw:enhanced-path="M 0 0 L 21600 0 21600 21600 0 21600 0 0 Z N"/>
        </draw:custom-shape>
        <draw:custom-shape draw:style-name="gr79" draw:text-style-name="P4" xml:id="id185" draw:id="id185" draw:layer="Layout" svg:width="1.4cm" svg:height="1.4cm" svg:x="20.9cm" svg:y="11cm">
          <text:p text:style-name="P2"><text:span text:style-name="T2">S3</text:span></text:p>
          <draw:enhanced-geometry svg:viewBox="0 0 21600 21600" draw:type="rectangle" draw:enhanced-path="M 0 0 L 21600 0 21600 21600 0 21600 0 0 Z N"/>
        </draw:custom-shape>
        <draw:custom-shape draw:style-name="gr79" draw:text-style-name="P4" xml:id="id187" draw:id="id187" draw:layer="Layout" svg:width="1.4cm" svg:height="1.4cm" svg:x="22.1cm" svg:y="13.8cm">
          <text:p text:style-name="P2"><text:span text:style-name="T2">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184" draw:start-glue-point="0" draw:end-shape="id182" draw:end-glue-point="2" svg:d="M19700 11000v-501l-1600-198v-501" svg:viewBox="0 0 1601 1201">
          <text:p/>
        </draw:connector>
        <draw:connector draw:style-name="gr7" draw:text-style-name="P2" draw:layer="layout" draw:type="lines" svg:x1="21.6cm" svg:y1="11cm" svg:x2="18.1cm" svg:y2="9.8cm" draw:start-shape="id185" draw:start-glue-point="0" draw:end-shape="id182" draw:end-glue-point="2" svg:d="M21600 11000v-501l-3500-198v-501" svg:viewBox="0 0 3501 1201">
          <text:p/>
        </draw:connector>
        <draw:connector draw:style-name="gr7" draw:text-style-name="P2" draw:layer="layout" draw:type="lines" svg:x1="21.6cm" svg:y1="12.4cm" svg:x2="20.6cm" svg:y2="13.8cm" draw:start-shape="id185" draw:start-glue-point="2" draw:end-shape="id186" draw:end-glue-point="0" svg:d="M21600 12400v501l-1000 398v501" svg:viewBox="0 0 1001 1401">
          <text:p/>
        </draw:connector>
        <draw:connector draw:style-name="gr7" draw:text-style-name="P2" draw:layer="layout" draw:type="lines" svg:x1="21.6cm" svg:y1="12.4cm" svg:x2="22.8cm" svg:y2="13.8cm" draw:start-shape="id185" draw:start-glue-point="2" draw:end-shape="id187" draw:end-glue-point="0" svg:d="M21600 12400v501l1200 398v501" svg:viewBox="0 0 1201 1401">
          <text:p/>
        </draw:connector>
        <draw:line draw:style-name="gr24" draw:text-style-name="P2" draw:layer="layout" svg:x1="12cm" svg:y1="5.6cm" svg:x2="12cm" svg:y2="15.4cm">
          <text:p/>
        </draw:line>
        <draw:custom-shape draw:style-name="gr80" draw:text-style-name="P4" xml:id="id188" draw:id="id188" draw:layer="Layout" svg:width="1.4cm" svg:height="1.4cm" svg:x="4.6cm" svg:y="6.2cm">
          <text:p text:style-name="P2"><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4" xml:id="id194" draw:id="id194" draw:layer="Layout" svg:width="1.4cm" svg:height="1.4cm" svg:x="2.4cm" svg:y="8.9cm">
          <text:p text:style-name="P2"><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4" xml:id="id190" draw:id="id190" draw:layer="Layout" svg:width="1.4cm" svg:height="1.4cm" svg:x="6.2cm" svg:y="8.9cm">
          <text:p text:style-name="P2"><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4" xml:id="id192" draw:id="id192" draw:layer="Layout" svg:width="1.4cm" svg:height="1.4cm" svg:x="6.2cm" svg:y="11.7cm">
          <text:p text:style-name="P2"><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5" draw:layer="layout" svg:width="14.2cm" svg:height="5.228cm" svg:x="12.2cm" svg:y="15.553cm">
          <draw:text-box>
            <text:p><text:span text:style-name="T2">Clauses have a </text:span><text:span text:style-name="T4">comp</text:span><text:span text:style-name="T2">arator and a </text:span><text:span text:style-name="T4">value</text:span><text:span text:style-name="T2"> function</text:span></text:p>
            <text:list text:style-name="L1">
              <text:list-item>
                <text:p><text:span text:style-name="T17">value function</text:span><text:span text:style-name="T2"> takes request-metaparameters and returns a value</text:span></text:p>
              </text:list-item>
              <text:list-item>
                <text:p><text:span text:style-name="T2">comparator takes required and actual value and compares them (returning boolean)</text:span></text:p>
              </text:list-item>
              <text:list-item>
                <text:p><text:span text:style-name="T2">returned value of a </text:span><text:span text:style-name="T4">Property</text:span><text:span text:style-name="T6">, i.e. </text:span><text:span text:style-name="T4">ReturnType</text:span></text:p>
              </text:list-item>
              <text:list-item>
                <text:p><text:span text:style-name="T6">target (either Comp or ResourceType)</text:span></text:p>
              </text:list-item>
            </text:list>
          </draw:text-box>
        </draw:frame>
        <draw:rect draw:style-name="gr108" draw:text-style-name="P6" xml:id="id189" draw:id="id189" draw:layer="layout" svg:width="3cm" svg:height="0.8cm" svg:x="5.6cm" svg:y="7cm" draw:corner-radius="0.5cm">
          <text:p text:style-name="P2"><text:span text:style-name="T3">I1.a#fast</text:span></text:p>
        </draw:rect>
        <draw:rect draw:style-name="gr109" draw:text-style-name="P6" draw:layer="layout" svg:width="1.8cm" svg:height="0.8cm" svg:x="5.6cm" svg:y="7.8cm" draw:corner-radius="0.5cm">
          <text:p text:style-name="P2"><text:span text:style-name="T3">I1.b</text:span></text:p>
        </draw:rect>
        <draw:rect draw:style-name="gr110" draw:text-style-name="P6" draw:layer="layout" svg:width="1.8cm" svg:height="0.8cm" svg:x="3cm" svg:y="9.9cm" draw:corner-radius="0.5cm">
          <text:p text:style-name="P2"><text:span text:style-name="T3">I2.a</text:span></text:p>
        </draw:rect>
        <draw:rect draw:style-name="gr111" draw:text-style-name="P6" xml:id="id195" draw:id="id195" draw:layer="layout" svg:width="3cm" svg:height="0.8cm" svg:x="3cm" svg:y="10.7cm" draw:corner-radius="0.5cm">
          <text:p text:style-name="P2"><text:span text:style-name="T3">I2.b#slow</text:span></text:p>
        </draw:rect>
        <draw:rect draw:style-name="gr112" draw:text-style-name="P6" xml:id="id191" draw:id="id191" draw:layer="layout" svg:width="1.8cm" svg:height="0.8cm" svg:x="6.9cm" svg:y="9.9cm" draw:corner-radius="0.5cm">
          <text:p text:style-name="P2"><text:span text:style-name="T3">I3.a</text:span></text:p>
        </draw:rect>
        <draw:rect draw:style-name="gr113" draw:text-style-name="P6" draw:layer="layout" svg:width="1.8cm" svg:height="0.8cm" svg:x="6.9cm" svg:y="10.7cm" draw:corner-radius="0.5cm">
          <text:p text:style-name="P2"><text:span text:style-name="T3">I3.b</text:span></text:p>
        </draw:rect>
        <draw:rect draw:style-name="gr114" draw:text-style-name="P6" xml:id="id193" draw:id="id193" draw:layer="layout" svg:width="1.8cm" svg:height="0.8cm" svg:x="6.9cm" svg:y="12.7cm" draw:corner-radius="0.5cm">
          <text:p text:style-name="P2"><text:span text:style-name="T3">I4.a</text:span></text:p>
        </draw:rect>
        <draw:rect draw:style-name="gr115" draw:text-style-name="P6" draw:layer="layout" svg:width="1.8cm" svg:height="0.8cm" svg:x="6.9cm" svg:y="13.5cm" draw:corner-radius="0.5cm">
          <text:p text:style-name="P2"><text:span text:style-name="T3">I4.b</text:span></text:p>
        </draw:rect>
        <draw:connector draw:style-name="gr46" draw:text-style-name="P2" draw:layer="layout" draw:type="curve" svg:x1="5.795cm" svg:y1="6.405cm" svg:x2="8.6cm" svg:y2="7.4cm" draw:start-shape="id188" draw:start-glue-point="11" draw:end-shape="id189" draw:end-glue-point="1" svg:d="M5795 6405c4959 0 3556 995 2805 995" svg:viewBox="0 0 3579 996">
          <text:p/>
        </draw:connector>
        <draw:connector draw:style-name="gr46" draw:text-style-name="P2" draw:layer="layout" draw:type="curve" svg:x1="7.395cm" svg:y1="9.105cm" svg:x2="8.7cm" svg:y2="10.3cm" draw:start-shape="id190" draw:start-glue-point="11" draw:end-shape="id191" draw:end-glue-point="1" svg:d="M7395 9105c2709 0 2056 1195 1305 1195" svg:viewBox="0 0 1963 1196">
          <text:p/>
        </draw:connector>
        <draw:connector draw:style-name="gr46" draw:text-style-name="P2" draw:layer="layout" draw:type="curve" svg:x1="7.6cm" svg:y1="12.4cm" svg:x2="8.7cm" svg:y2="13.1cm" draw:start-shape="id192" draw:start-glue-point="10" draw:end-shape="id193" draw:end-glue-point="1" svg:d="M7600 12400c2401 0 1851 700 1100 700" svg:viewBox="0 0 1742 701">
          <text:p/>
        </draw:connector>
        <draw:connector draw:style-name="gr46" draw:text-style-name="P2" draw:layer="layout" draw:type="curve" svg:x1="2.4cm" svg:y1="9.6cm" svg:x2="3cm" svg:y2="11.1cm" draw:start-shape="id194" draw:start-glue-point="6" draw:end-shape="id195" draw:end-glue-point="3" svg:d="M2400 9600c-751 0-1051 1500 600 1500" svg:viewBox="0 0 1205 1501">
          <text:p/>
        </draw:connector>
        <draw:line draw:style-name="gr55" draw:text-style-name="P2" draw:layer="layout" svg:x1="8.4cm" svg:y1="7.4cm" svg:x2="13cm" svg:y2="11.4cm">
          <text:p/>
        </draw:line>
        <draw:line draw:style-name="gr55" draw:text-style-name="P2" draw:layer="layout" svg:x1="8.4cm" svg:y1="10.3cm" svg:x2="12.972cm" svg:y2="11.359cm">
          <text:p/>
        </draw:line>
        <draw:polyline draw:style-name="gr55" draw:text-style-name="P2" draw:layer="layout" svg:width="6.647cm" svg:height="1.461cm" draw:transform="rotate (0.274191225488309) translate (8.6cm 13cm)" svg:viewBox="0 0 6648 1462" draw:points="0,0 5198,1462 6648,0">
          <text:p/>
        </draw:polyline>
        <draw:polyline draw:style-name="gr55" draw:text-style-name="P2"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2" draw:layer="layout" draw:type="lines" svg:x1="5.3cm" svg:y1="7.6cm" svg:x2="6.2cm" svg:y2="9.6cm" draw:start-shape="id188" draw:start-glue-point="8" draw:end-shape="id190" draw:end-glue-point="6" svg:d="M5300 7600v500l399 1500h501" svg:viewBox="0 0 901 2001">
          <text:p/>
        </draw:connector>
        <draw:connector draw:style-name="gr22" draw:text-style-name="P2" draw:layer="layout" draw:type="lines" svg:x1="5.3cm" svg:y1="7.6cm" svg:x2="3.8cm" svg:y2="9.6cm" draw:start-shape="id188" draw:start-glue-point="8" draw:end-shape="id194" draw:end-glue-point="10" svg:d="M5300 7600v500l-1000 1500h-500" svg:viewBox="0 0 1501 2001">
          <text:p/>
        </draw:connector>
        <draw:connector draw:style-name="gr22" draw:text-style-name="P2" draw:layer="layout" draw:type="lines" svg:x1="6.405cm" svg:y1="10.095cm" svg:x2="6.405cm" svg:y2="11.905cm" draw:start-shape="id190" draw:start-glue-point="7" draw:end-shape="id192" draw:end-glue-point="5" svg:d="M6405 10095v705 399 706" svg:viewBox="0 0 1 1811">
          <text:p/>
        </draw:connector>
        <draw:custom-shape draw:style-name="gr92" draw:text-style-name="P4" xml:id="id196" draw:id="id196" draw:layer="Layout" svg:width="4.8cm" svg:height="1.4cm" svg:x="9.6cm" svg:y="4cm">
          <text:p text:style-name="P2"><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9.6cm" svg:y1="4.7cm" svg:x2="5.3cm" svg:y2="6.2cm" draw:start-shape="id196" draw:start-glue-point="5" draw:end-shape="id188" draw:end-glue-point="4" svg:d="M9600 4700h-501l-3799 999v501" svg:viewBox="0 0 4301 1501">
          <text:p/>
        </draw:connector>
        <draw:connector draw:style-name="gr7" draw:text-style-name="P2" draw:layer="layout" draw:type="lines" svg:x1="14.4cm" svg:y1="4.7cm" svg:x2="16.2cm" svg:y2="5.8cm" draw:start-shape="id196" draw:start-glue-point="7" draw:end-shape="id181"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93" draw:text-style-name="P1" xml:id="id197" draw:id="id197" draw:layer="Layout" svg:width="3.4cm" svg:height="1.057cm" svg:x="19.6cm" svg:y="4.343cm">
          <draw:glue-point draw:id="10" svg:x="-3.823cm" svg:y="5.004cm"/>
          <text:p text:style-name="P1">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3" draw:text-style-name="P1" xml:id="id198" draw:id="id198" draw:layer="Layout" svg:width="4.8cm" svg:height="1.6cm" svg:x="20.6cm" svg:y="5.6cm">
          <text:p text:style-name="P1">MetaParameter-</text:p>
          <text:p text:style-name="P1">(key,value)</text:p>
          <draw:enhanced-geometry svg:viewBox="0 0 21600 21600" draw:type="rectangle" draw:enhanced-path="M 0 0 L 21600 0 21600 21600 0 21600 0 0 Z N"/>
        </draw:custom-shape>
        <draw:connector draw:style-name="gr57" draw:text-style-name="P2" draw:layer="layout" svg:x1="20.001cm" svg:y1="5.399cm" svg:x2="20.6cm" svg:y2="6.4cm" draw:start-shape="id197" draw:start-glue-point="10" draw:end-shape="id198" draw:end-glue-point="3" svg:d="M20001 5399v1001h599" svg:viewBox="0 0 600 1002">
          <text:p/>
        </draw:connector>
        <draw:custom-shape draw:style-name="gr93" draw:text-style-name="P1" xml:id="id199" draw:id="id199" draw:layer="Layout" svg:width="3.8cm" svg:height="0.8cm" svg:x="20.6cm" svg:y="7.4cm">
          <text:p text:style-name="P1">Constraints</text:p>
          <draw:enhanced-geometry svg:viewBox="0 0 21600 21600" draw:type="rectangle" draw:enhanced-path="M 0 0 L 21600 0 21600 21600 0 21600 0 0 Z N"/>
        </draw:custom-shape>
        <draw:connector draw:style-name="gr57" draw:text-style-name="P2" draw:layer="layout" svg:x1="20.001cm" svg:y1="5.399cm" svg:x2="20.6cm" svg:y2="7.8cm" draw:start-shape="id197" draw:start-glue-point="10" draw:end-shape="id199" draw:end-glue-point="3" svg:d="M20001 5399v2401h599" svg:viewBox="0 0 600 2402">
          <text:p/>
        </draw:connector>
        <draw:custom-shape draw:style-name="gr93" draw:text-style-name="P1" xml:id="id200" draw:id="id200" draw:layer="Layout" svg:width="3.8cm" svg:height="0.8cm" svg:x="20.6cm" svg:y="8.4cm">
          <text:p text:style-name="P1">Objective</text:p>
          <draw:enhanced-geometry svg:viewBox="0 0 21600 21600" draw:type="rectangle" draw:enhanced-path="M 0 0 L 21600 0 21600 21600 0 21600 0 0 Z N"/>
        </draw:custom-shape>
        <draw:connector draw:style-name="gr57" draw:text-style-name="P2" draw:layer="layout" svg:x1="20.001cm" svg:y1="5.399cm" svg:x2="20.6cm" svg:y2="8.8cm" draw:start-shape="id197" draw:start-glue-point="10" draw:end-shape="id200" draw:end-glue-point="3" svg:d="M20001 5399v3401h599" svg:viewBox="0 0 600 3402">
          <text:p/>
        </draw:connector>
        <draw:frame draw:style-name="gr2" draw:text-style-name="P11" draw:layer="layout" svg:width="0.748cm" svg:height="0.962cm" svg:x="20.073cm" svg:y="7.2cm">
          <draw:text-box>
            <text:p><text:span text:style-name="T11">*</text:span></text:p>
          </draw:text-box>
        </draw:frame>
        <draw:frame draw:style-name="gr2" draw:text-style-name="P11" draw:layer="layout" svg:width="0.748cm" svg:height="0.962cm" svg:x="20.073cm" svg:y="5.8cm">
          <draw:text-box>
            <text:p><text:span text:style-name="T11">*</text:span></text:p>
          </draw:text-box>
        </draw:frame>
        <draw:connector draw:style-name="gr7" draw:text-style-name="P2" draw:layer="layout" draw:type="lines" svg:x1="12cm" svg:y1="4cm" svg:x2="21.3cm" svg:y2="4.343cm" draw:start-shape="id196" draw:start-glue-point="4" draw:end-shape="id197" draw:end-glue-point="5" svg:d="M12000 4000v-501l9300 342v502" svg:viewBox="0 0 9301 845">
          <text:p/>
        </draw:connector>
        <draw:custom-shape draw:style-name="gr94" draw:text-style-name="P1" xml:id="id201" draw:id="id201" draw:layer="Layout" svg:width="10cm" svg:height="4.8cm" svg:x="0.6cm" svg:y="15.2cm">
          <text:p text:style-name="P1">I1.a#fast (</text:p>
          <text:p text:style-name="P1"><text:s/>requires C2 { <text:span text:style-name="T12">p2 comp-min</text:span></text:p>
          <text:p text:style-name="P1"><text:span text:style-name="T12">f(params) = 3</text:span> }</text:p>
          <text:p text:style-name="P1"><text:s/>requires PE { ram-free comp-min</text:p>
          <text:p text:style-name="P1">f(params) = 1.2 * workload })</text:p>
          <text:p text:style-name="P1">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2" draw:layer="layout" svg:x1="8.6cm" svg:y1="7.4cm" svg:x2="10.6cm" svg:y2="17.6cm" draw:start-shape="id189" draw:start-glue-point="1" draw:end-shape="id201" svg:d="M8600 7400h2501v10200h-501" svg:viewBox="0 0 2502 10201">
          <text:p/>
        </draw:connector>
        <draw:custom-shape draw:style-name="gr116" draw:text-style-name="P6" xml:id="id202" draw:id="id202" draw:layer="Layout" svg:width="3.8cm" svg:height="0.8cm" svg:x="15.3cm" svg:y="12.8cm">
          <text:p text:style-name="P2"><text:span text:style-name="T3">ProvClause</text:span></text:p>
          <draw:enhanced-geometry svg:viewBox="0 0 21600 21600" draw:type="rectangle" draw:enhanced-path="M 0 0 L 21600 0 21600 21600 0 21600 0 0 Z N"/>
        </draw:custom-shape>
        <draw:connector draw:style-name="gr69" draw:text-style-name="P2" draw:layer="layout" svg:x1="14.801cm" svg:y1="12.4cm" svg:x2="15.3cm" svg:y2="13.2cm" draw:start-shape="id180" draw:start-glue-point="4" draw:end-shape="id202" draw:end-glue-point="3" svg:d="M14801 12400v800h499" svg:viewBox="0 0 500 801">
          <text:p/>
        </draw:connector>
        <draw:frame draw:style-name="gr2" draw:text-style-name="P12" draw:layer="layout" svg:width="0.748cm" svg:height="0.962cm" svg:x="14.748cm" svg:y="12.665cm">
          <draw:text-box>
            <text:p><text:span text:style-name="T13">*</text:span></text:p>
          </draw:text-box>
        </draw:frame>
        <draw:g xml:id="id230" draw:id="id230">
          <draw:custom-shape draw:style-name="gr96" draw:text-style-name="P2" draw:layer="layout" svg:width="4.6cm" svg:height="0.8cm" svg:x="0.4cm" svg:y="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7" draw:text-style-name="P2" draw:layer="layout" svg:x1="4cm" svg:y1="16.7cm" svg:x2="6.4cm" svg:y2="15.2cm">
            <text:p/>
          </draw:line>
          <draw:frame draw:style-name="gr98" draw:text-style-name="P13" draw:layer="layout" svg:width="7cm" svg:height="0.962cm" svg:x="0.8cm" svg:y="14.3cm">
            <draw:text-box>
              <text:p text:style-name="P14"><text:span text:style-name="T16">value function</text:span></text:p>
            </draw:text-box>
          </draw:frame>
          <draw:custom-shape draw:style-name="gr96" draw:text-style-name="P2" draw:layer="layout" svg:width="8.2cm" svg:height="1cm" svg:x="0.4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7" draw:text-style-name="P2" draw:layer="layout" svg:x1="5.8cm" svg:y1="18cm" svg:x2="6.4cm" svg:y2="15.2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0" smil:attributeName="visibility" smil:to="visible"/>
                </anim:par>
                <anim:par smil:begin="0s" smil:fill="hold" presentation:node-type="with-previous" presentation:preset-class="exit" presentation:preset-id="ooo-exit-disappear">
                  <anim:set smil:begin="0s" smil:dur="0.001s" smil:fill="hold" smil:targetElement="id230" smil:attributeName="visibility" smil:to="hidden"/>
                </anim:par>
              </anim:par>
            </anim:par>
          </anim:seq>
        </anim:par>
        <presentation:notes draw:style-name="dp2">
          <draw:page-thumbnail draw:style-name="gr5" draw:layer="layout" svg:width="14.848cm" svg:height="11.135cm" svg:x="3.075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9">
        <draw:custom-shape draw:style-name="gr79" draw:text-style-name="P4" xml:id="id206" draw:id="id206" draw:layer="Layout" svg:width="1.6cm" svg:height="1.2cm" svg:x="15.4cm" svg:y="5.8cm">
          <text:p text:style-name="P2"><text:span text:style-name="T2">root</text:span></text:p>
          <draw:enhanced-geometry svg:viewBox="0 0 21600 21600" draw:type="rectangle" draw:enhanced-path="M 0 0 L 21600 0 21600 21600 0 21600 0 0 Z N"/>
        </draw:custom-shape>
        <draw:custom-shape draw:style-name="gr79" draw:text-style-name="P4" xml:id="id204" draw:id="id204" draw:layer="Layout" svg:width="1.4cm" svg:height="1.4cm" svg:x="13.73cm" svg:y="8.4cm">
          <text:p text:style-name="P2"><text:span text:style-name="T2">S1</text:span></text:p>
          <draw:enhanced-geometry svg:viewBox="0 0 21600 21600" draw:type="rectangle" draw:enhanced-path="M 0 0 L 21600 0 21600 21600 0 21600 0 0 Z N"/>
        </draw:custom-shape>
        <draw:custom-shape draw:style-name="gr79" draw:text-style-name="P4" xml:id="id207" draw:id="id207" draw:layer="Layout" svg:width="1.4cm" svg:height="1.4cm" svg:x="17.4cm" svg:y="8.4cm">
          <text:p text:style-name="P2"><text:span text:style-name="T2">S2</text:span></text:p>
          <draw:enhanced-geometry svg:viewBox="0 0 21600 21600" draw:type="rectangle" draw:enhanced-path="M 0 0 L 21600 0 21600 21600 0 21600 0 0 Z N"/>
        </draw:custom-shape>
        <draw:custom-shape draw:style-name="gr79" draw:text-style-name="P4" xml:id="id203" draw:id="id203" draw:layer="Layout" svg:width="1.4cm" svg:height="1.4cm" svg:x="12.6cm" svg:y="11cm">
          <text:p text:style-name="P2"><text:span text:style-name="T2">CB1</text:span></text:p>
          <draw:enhanced-geometry svg:viewBox="0 0 21600 21600" draw:type="rectangle" draw:enhanced-path="M 0 0 L 21600 0 21600 21600 0 21600 0 0 Z N"/>
        </draw:custom-shape>
        <draw:custom-shape draw:style-name="gr79" draw:text-style-name="P4" xml:id="id208" draw:id="id208" draw:layer="Layout" svg:width="1.4cm" svg:height="1.4cm" svg:x="17cm" svg:y="11cm">
          <text:p text:style-name="P2"><text:span text:style-name="T2">CB2</text:span></text:p>
          <draw:enhanced-geometry svg:viewBox="0 0 21600 21600" draw:type="rectangle" draw:enhanced-path="M 0 0 L 21600 0 21600 21600 0 21600 0 0 Z N"/>
        </draw:custom-shape>
        <draw:custom-shape draw:style-name="gr79" draw:text-style-name="P4" xml:id="id205" draw:id="id205" draw:layer="Layout" svg:width="1.4cm" svg:height="1.4cm" svg:x="14.6cm" svg:y="11cm">
          <draw:glue-point draw:id="4" svg:x="-3.571cm" svg:y="5cm"/>
          <text:p text:style-name="P2"><text:span text:style-name="T2">R1</text:span></text:p>
          <draw:enhanced-geometry svg:viewBox="0 0 21600 21600" draw:type="rectangle" draw:enhanced-path="M 0 0 L 21600 0 21600 21600 0 21600 0 0 Z N"/>
        </draw:custom-shape>
        <draw:custom-shape draw:style-name="gr79" draw:text-style-name="P4" xml:id="id209" draw:id="id209" draw:layer="Layout" svg:width="1.4cm" svg:height="1.4cm" svg:x="19cm" svg:y="11cm">
          <text:p text:style-name="P2"><text:span text:style-name="T2">CB3</text:span></text:p>
          <draw:enhanced-geometry svg:viewBox="0 0 21600 21600" draw:type="rectangle" draw:enhanced-path="M 0 0 L 21600 0 21600 21600 0 21600 0 0 Z N"/>
        </draw:custom-shape>
        <draw:connector draw:style-name="gr7" draw:text-style-name="P2" draw:layer="layout" draw:type="lines" svg:x1="13.3cm" svg:y1="11cm" svg:x2="14.43cm" svg:y2="9.8cm" draw:start-shape="id203" draw:start-glue-point="0" draw:end-shape="id204" draw:end-glue-point="2" svg:d="M13300 11000v-501l1130-198v-501" svg:viewBox="0 0 1131 1201">
          <text:p/>
        </draw:connector>
        <draw:connector draw:style-name="gr7" draw:text-style-name="P2" draw:layer="layout" draw:type="lines" svg:x1="14.43cm" svg:y1="9.8cm" svg:x2="15.3cm" svg:y2="11cm" draw:start-shape="id204" draw:start-glue-point="2" draw:end-shape="id205" draw:end-glue-point="0" svg:d="M14430 9800v501l870 198v501" svg:viewBox="0 0 871 1201">
          <text:p/>
        </draw:connector>
        <draw:connector draw:style-name="gr7" draw:text-style-name="P2" draw:layer="layout" draw:type="lines" svg:x1="14.43cm" svg:y1="8.4cm" svg:x2="16.2cm" svg:y2="7cm" draw:start-shape="id204" draw:start-glue-point="0" draw:end-shape="id206" draw:end-glue-point="2" svg:d="M14430 8400v-501l1770-398v-501" svg:viewBox="0 0 1771 1401">
          <text:p/>
        </draw:connector>
        <draw:connector draw:style-name="gr7" draw:text-style-name="P2" draw:layer="layout" draw:type="lines" svg:x1="16.2cm" svg:y1="7cm" svg:x2="18.1cm" svg:y2="8.4cm" draw:start-shape="id206" draw:start-glue-point="2" draw:end-shape="id207" svg:d="M16200 7000v501l1900 398v501" svg:viewBox="0 0 1901 1401">
          <text:p/>
        </draw:connector>
        <draw:connector draw:style-name="gr7" draw:text-style-name="P2" draw:layer="layout" draw:type="lines" svg:x1="18.1cm" svg:y1="9.8cm" svg:x2="17.7cm" svg:y2="11cm" draw:start-shape="id207" draw:start-glue-point="2" draw:end-shape="id208" draw:end-glue-point="0" svg:d="M18100 9800v501l-400 198v501" svg:viewBox="0 0 401 1201">
          <text:p/>
        </draw:connector>
        <draw:custom-shape draw:style-name="gr79" draw:text-style-name="P4" xml:id="id211" draw:id="id211" draw:layer="Layout" svg:width="1.4cm" svg:height="1.4cm" svg:x="19.9cm" svg:y="13.8cm">
          <text:p text:style-name="P2"><text:span text:style-name="T2">CB4</text:span></text:p>
          <draw:enhanced-geometry svg:viewBox="0 0 21600 21600" draw:type="rectangle" draw:enhanced-path="M 0 0 L 21600 0 21600 21600 0 21600 0 0 Z N"/>
        </draw:custom-shape>
        <draw:custom-shape draw:style-name="gr79" draw:text-style-name="P4" xml:id="id210" draw:id="id210" draw:layer="Layout" svg:width="1.4cm" svg:height="1.4cm" svg:x="20.9cm" svg:y="11cm">
          <text:p text:style-name="P2"><text:span text:style-name="T2">S3</text:span></text:p>
          <draw:enhanced-geometry svg:viewBox="0 0 21600 21600" draw:type="rectangle" draw:enhanced-path="M 0 0 L 21600 0 21600 21600 0 21600 0 0 Z N"/>
        </draw:custom-shape>
        <draw:custom-shape draw:style-name="gr79" draw:text-style-name="P4" xml:id="id212" draw:id="id212" draw:layer="Layout" svg:width="1.4cm" svg:height="1.4cm" svg:x="22.1cm" svg:y="13.8cm">
          <text:p text:style-name="P2"><text:span text:style-name="T2">CB5</text:span></text:p>
          <draw:enhanced-geometry svg:viewBox="0 0 21600 21600" draw:type="rectangle" draw:enhanced-path="M 0 0 L 21600 0 21600 21600 0 21600 0 0 Z N"/>
        </draw:custom-shape>
        <draw:connector draw:style-name="gr7" draw:text-style-name="P2" draw:layer="layout" draw:type="lines" svg:x1="19.7cm" svg:y1="11cm" svg:x2="18.1cm" svg:y2="9.8cm" draw:start-shape="id209" draw:start-glue-point="0" draw:end-shape="id207" draw:end-glue-point="2" svg:d="M19700 11000v-501l-1600-198v-501" svg:viewBox="0 0 1601 1201">
          <text:p/>
        </draw:connector>
        <draw:connector draw:style-name="gr7" draw:text-style-name="P2" draw:layer="layout" draw:type="lines" svg:x1="21.6cm" svg:y1="11cm" svg:x2="18.1cm" svg:y2="9.8cm" draw:start-shape="id210" draw:start-glue-point="0" draw:end-shape="id207" draw:end-glue-point="2" svg:d="M21600 11000v-501l-3500-198v-501" svg:viewBox="0 0 3501 1201">
          <text:p/>
        </draw:connector>
        <draw:connector draw:style-name="gr7" draw:text-style-name="P2" draw:layer="layout" draw:type="lines" svg:x1="21.6cm" svg:y1="12.4cm" svg:x2="20.6cm" svg:y2="13.8cm" draw:start-shape="id210" draw:start-glue-point="2" draw:end-shape="id211" draw:end-glue-point="0" svg:d="M21600 12400v501l-1000 398v501" svg:viewBox="0 0 1001 1401">
          <text:p/>
        </draw:connector>
        <draw:connector draw:style-name="gr7" draw:text-style-name="P2" draw:layer="layout" draw:type="lines" svg:x1="21.6cm" svg:y1="12.4cm" svg:x2="22.8cm" svg:y2="13.8cm" draw:start-shape="id210" draw:start-glue-point="2" draw:end-shape="id212" draw:end-glue-point="0" svg:d="M21600 12400v501l1200 398v501" svg:viewBox="0 0 1201 1401">
          <text:p/>
        </draw:connector>
        <draw:line draw:style-name="gr24" draw:text-style-name="P2" draw:layer="layout" svg:x1="12cm" svg:y1="5.6cm" svg:x2="12cm" svg:y2="15.4cm">
          <text:p/>
        </draw:line>
        <draw:custom-shape draw:style-name="gr80" draw:text-style-name="P4" xml:id="id213" draw:id="id213" draw:layer="Layout" svg:width="1.4cm" svg:height="1.4cm" svg:x="4.6cm" svg:y="6.2cm">
          <text:p text:style-name="P2"><text:span text:style-name="T3">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4" xml:id="id219" draw:id="id219" draw:layer="Layout" svg:width="1.4cm" svg:height="1.4cm" svg:x="2.4cm" svg:y="8.9cm">
          <text:p text:style-name="P2"><text:span text:style-name="T3">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4" xml:id="id215" draw:id="id215" draw:layer="Layout" svg:width="1.4cm" svg:height="1.4cm" svg:x="6.2cm" svg:y="8.9cm">
          <text:p text:style-name="P2"><text:span text:style-name="T3">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4" xml:id="id217" draw:id="id217" draw:layer="Layout" svg:width="1.4cm" svg:height="1.4cm" svg:x="6.2cm" svg:y="11.7cm">
          <text:p text:style-name="P2"><text:span text:style-name="T3">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5" draw:layer="layout" svg:width="14.2cm" svg:height="5.228cm" svg:x="12.2cm" svg:y="15.553cm">
          <draw:text-box>
            <text:p><text:span text:style-name="T2">Clauses have a </text:span><text:span text:style-name="T4">comp</text:span><text:span text:style-name="T2">arator and a </text:span><text:span text:style-name="T4">value</text:span><text:span text:style-name="T2"> function</text:span></text:p>
            <text:list text:style-name="L1">
              <text:list-item>
                <text:p><text:span text:style-name="T8">value function</text:span><text:span text:style-name="T2"> takes request-metaparameters and returns a value</text:span></text:p>
              </text:list-item>
              <text:list-item>
                <text:p><text:span text:style-name="T2">comparator takes required and actual value and compares them (returning boolean)</text:span></text:p>
              </text:list-item>
              <text:list-item>
                <text:p><text:span text:style-name="T2">returned value of a </text:span><text:span text:style-name="T4">Property</text:span><text:span text:style-name="T6">, i.e. </text:span><text:span text:style-name="T4">ReturnType</text:span></text:p>
              </text:list-item>
              <text:list-item>
                <text:p><text:span text:style-name="T18">target</text:span><text:span text:style-name="T6"> (either Comp or ResourceType)</text:span></text:p>
              </text:list-item>
            </text:list>
          </draw:text-box>
        </draw:frame>
        <draw:rect draw:style-name="gr117" draw:text-style-name="P6" xml:id="id214" draw:id="id214" draw:layer="layout" svg:width="3cm" svg:height="0.8cm" svg:x="5.6cm" svg:y="7cm" draw:corner-radius="0.5cm">
          <text:p text:style-name="P2"><text:span text:style-name="T3">I1.a#fast</text:span></text:p>
        </draw:rect>
        <draw:rect draw:style-name="gr118" draw:text-style-name="P6" draw:layer="layout" svg:width="1.8cm" svg:height="0.8cm" svg:x="5.6cm" svg:y="7.8cm" draw:corner-radius="0.5cm">
          <text:p text:style-name="P2"><text:span text:style-name="T3">I1.b</text:span></text:p>
        </draw:rect>
        <draw:rect draw:style-name="gr119" draw:text-style-name="P6" draw:layer="layout" svg:width="1.8cm" svg:height="0.8cm" svg:x="3cm" svg:y="9.9cm" draw:corner-radius="0.5cm">
          <text:p text:style-name="P2"><text:span text:style-name="T3">I2.a</text:span></text:p>
        </draw:rect>
        <draw:rect draw:style-name="gr120" draw:text-style-name="P6" xml:id="id220" draw:id="id220" draw:layer="layout" svg:width="3cm" svg:height="0.8cm" svg:x="3cm" svg:y="10.7cm" draw:corner-radius="0.5cm">
          <text:p text:style-name="P2"><text:span text:style-name="T3">I2.b#slow</text:span></text:p>
        </draw:rect>
        <draw:rect draw:style-name="gr121" draw:text-style-name="P6" xml:id="id216" draw:id="id216" draw:layer="layout" svg:width="1.8cm" svg:height="0.8cm" svg:x="6.9cm" svg:y="9.9cm" draw:corner-radius="0.5cm">
          <text:p text:style-name="P2"><text:span text:style-name="T3">I3.a</text:span></text:p>
        </draw:rect>
        <draw:rect draw:style-name="gr122" draw:text-style-name="P6" draw:layer="layout" svg:width="1.8cm" svg:height="0.8cm" svg:x="6.9cm" svg:y="10.7cm" draw:corner-radius="0.5cm">
          <text:p text:style-name="P2"><text:span text:style-name="T3">I3.b</text:span></text:p>
        </draw:rect>
        <draw:rect draw:style-name="gr123" draw:text-style-name="P6" xml:id="id218" draw:id="id218" draw:layer="layout" svg:width="1.8cm" svg:height="0.8cm" svg:x="6.9cm" svg:y="12.7cm" draw:corner-radius="0.5cm">
          <text:p text:style-name="P2"><text:span text:style-name="T3">I4.a</text:span></text:p>
        </draw:rect>
        <draw:rect draw:style-name="gr124" draw:text-style-name="P6" draw:layer="layout" svg:width="1.8cm" svg:height="0.8cm" svg:x="6.9cm" svg:y="13.5cm" draw:corner-radius="0.5cm">
          <text:p text:style-name="P2"><text:span text:style-name="T3">I4.b</text:span></text:p>
        </draw:rect>
        <draw:connector draw:style-name="gr46" draw:text-style-name="P2" draw:layer="layout" draw:type="curve" svg:x1="5.795cm" svg:y1="6.405cm" svg:x2="8.6cm" svg:y2="7.4cm" draw:start-shape="id213" draw:start-glue-point="11" draw:end-shape="id214" draw:end-glue-point="1" svg:d="M5795 6405c4959 0 3556 995 2805 995" svg:viewBox="0 0 3579 996">
          <text:p/>
        </draw:connector>
        <draw:connector draw:style-name="gr46" draw:text-style-name="P2" draw:layer="layout" draw:type="curve" svg:x1="7.395cm" svg:y1="9.105cm" svg:x2="8.7cm" svg:y2="10.3cm" draw:start-shape="id215" draw:start-glue-point="11" draw:end-shape="id216" draw:end-glue-point="1" svg:d="M7395 9105c2709 0 2056 1195 1305 1195" svg:viewBox="0 0 1963 1196">
          <text:p/>
        </draw:connector>
        <draw:connector draw:style-name="gr46" draw:text-style-name="P2" draw:layer="layout" draw:type="curve" svg:x1="7.6cm" svg:y1="12.4cm" svg:x2="8.7cm" svg:y2="13.1cm" draw:start-shape="id217" draw:start-glue-point="10" draw:end-shape="id218" draw:end-glue-point="1" svg:d="M7600 12400c2401 0 1851 700 1100 700" svg:viewBox="0 0 1742 701">
          <text:p/>
        </draw:connector>
        <draw:connector draw:style-name="gr46" draw:text-style-name="P2" draw:layer="layout" draw:type="curve" svg:x1="2.4cm" svg:y1="9.6cm" svg:x2="3cm" svg:y2="11.1cm" draw:start-shape="id219" draw:start-glue-point="6" draw:end-shape="id220" draw:end-glue-point="3" svg:d="M2400 9600c-751 0-1051 1500 600 1500" svg:viewBox="0 0 1205 1501">
          <text:p/>
        </draw:connector>
        <draw:line draw:style-name="gr55" draw:text-style-name="P2" draw:layer="layout" svg:x1="8.4cm" svg:y1="7.4cm" svg:x2="13cm" svg:y2="11.4cm">
          <text:p/>
        </draw:line>
        <draw:line draw:style-name="gr55" draw:text-style-name="P2" draw:layer="layout" svg:x1="8.4cm" svg:y1="10.3cm" svg:x2="12.972cm" svg:y2="11.359cm">
          <text:p/>
        </draw:line>
        <draw:polyline draw:style-name="gr55" draw:text-style-name="P2" draw:layer="layout" svg:width="6.647cm" svg:height="1.461cm" draw:transform="rotate (0.274191225488309) translate (8.6cm 13cm)" svg:viewBox="0 0 6648 1462" draw:points="0,0 5198,1462 6648,0">
          <text:p/>
        </draw:polyline>
        <draw:polyline draw:style-name="gr55" draw:text-style-name="P2"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2" draw:layer="layout" draw:type="lines" svg:x1="5.3cm" svg:y1="7.6cm" svg:x2="6.2cm" svg:y2="9.6cm" draw:start-shape="id213" draw:start-glue-point="8" draw:end-shape="id215" draw:end-glue-point="6" svg:d="M5300 7600v500l399 1500h501" svg:viewBox="0 0 901 2001">
          <text:p/>
        </draw:connector>
        <draw:connector draw:style-name="gr22" draw:text-style-name="P2" draw:layer="layout" draw:type="lines" svg:x1="5.3cm" svg:y1="7.6cm" svg:x2="3.8cm" svg:y2="9.6cm" draw:start-shape="id213" draw:start-glue-point="8" draw:end-shape="id219" draw:end-glue-point="10" svg:d="M5300 7600v500l-1000 1500h-500" svg:viewBox="0 0 1501 2001">
          <text:p/>
        </draw:connector>
        <draw:connector draw:style-name="gr22" draw:text-style-name="P2" draw:layer="layout" draw:type="lines" svg:x1="6.405cm" svg:y1="10.095cm" svg:x2="6.405cm" svg:y2="11.905cm" draw:start-shape="id215" draw:start-glue-point="7" draw:end-shape="id217" draw:end-glue-point="5" svg:d="M6405 10095v705 399 706" svg:viewBox="0 0 1 1811">
          <text:p/>
        </draw:connector>
        <draw:custom-shape draw:style-name="gr92" draw:text-style-name="P4" xml:id="id221" draw:id="id221" draw:layer="Layout" svg:width="4.8cm" svg:height="1.4cm" svg:x="9.6cm" svg:y="4cm">
          <text:p text:style-name="P2"><text:span text:style-name="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2" draw:layer="layout" draw:type="lines" svg:x1="9.6cm" svg:y1="4.7cm" svg:x2="5.3cm" svg:y2="6.2cm" draw:start-shape="id221" draw:start-glue-point="5" draw:end-shape="id213" draw:end-glue-point="4" svg:d="M9600 4700h-501l-3799 999v501" svg:viewBox="0 0 4301 1501">
          <text:p/>
        </draw:connector>
        <draw:connector draw:style-name="gr7" draw:text-style-name="P2" draw:layer="layout" draw:type="lines" svg:x1="14.4cm" svg:y1="4.7cm" svg:x2="16.2cm" svg:y2="5.8cm" draw:start-shape="id221" draw:start-glue-point="7" draw:end-shape="id206"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93" draw:text-style-name="P1" xml:id="id222" draw:id="id222" draw:layer="Layout" svg:width="3.4cm" svg:height="1.057cm" svg:x="19.6cm" svg:y="4.343cm">
          <draw:glue-point draw:id="10" svg:x="-3.823cm" svg:y="5.004cm"/>
          <text:p text:style-name="P1">Request</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3" draw:text-style-name="P1" xml:id="id223" draw:id="id223" draw:layer="Layout" svg:width="4.8cm" svg:height="1.6cm" svg:x="20.6cm" svg:y="5.6cm">
          <text:p text:style-name="P1">MetaParameter-</text:p>
          <text:p text:style-name="P1">(key,value)</text:p>
          <draw:enhanced-geometry svg:viewBox="0 0 21600 21600" draw:type="rectangle" draw:enhanced-path="M 0 0 L 21600 0 21600 21600 0 21600 0 0 Z N"/>
        </draw:custom-shape>
        <draw:connector draw:style-name="gr57" draw:text-style-name="P2" draw:layer="layout" svg:x1="20.001cm" svg:y1="5.399cm" svg:x2="20.6cm" svg:y2="6.4cm" draw:start-shape="id222" draw:start-glue-point="10" draw:end-shape="id223" draw:end-glue-point="3" svg:d="M20001 5399v1001h599" svg:viewBox="0 0 600 1002">
          <text:p/>
        </draw:connector>
        <draw:custom-shape draw:style-name="gr93" draw:text-style-name="P1" xml:id="id224" draw:id="id224" draw:layer="Layout" svg:width="3.8cm" svg:height="0.8cm" svg:x="20.6cm" svg:y="7.4cm">
          <text:p text:style-name="P1">Constraints</text:p>
          <draw:enhanced-geometry svg:viewBox="0 0 21600 21600" draw:type="rectangle" draw:enhanced-path="M 0 0 L 21600 0 21600 21600 0 21600 0 0 Z N"/>
        </draw:custom-shape>
        <draw:connector draw:style-name="gr57" draw:text-style-name="P2" draw:layer="layout" svg:x1="20.001cm" svg:y1="5.399cm" svg:x2="20.6cm" svg:y2="7.8cm" draw:start-shape="id222" draw:start-glue-point="10" draw:end-shape="id224" draw:end-glue-point="3" svg:d="M20001 5399v2401h599" svg:viewBox="0 0 600 2402">
          <text:p/>
        </draw:connector>
        <draw:custom-shape draw:style-name="gr93" draw:text-style-name="P1" xml:id="id225" draw:id="id225" draw:layer="Layout" svg:width="3.8cm" svg:height="0.8cm" svg:x="20.6cm" svg:y="8.4cm">
          <text:p text:style-name="P1">Objective</text:p>
          <draw:enhanced-geometry svg:viewBox="0 0 21600 21600" draw:type="rectangle" draw:enhanced-path="M 0 0 L 21600 0 21600 21600 0 21600 0 0 Z N"/>
        </draw:custom-shape>
        <draw:connector draw:style-name="gr57" draw:text-style-name="P2" draw:layer="layout" svg:x1="20.001cm" svg:y1="5.399cm" svg:x2="20.6cm" svg:y2="8.8cm" draw:start-shape="id222" draw:start-glue-point="10" draw:end-shape="id225" draw:end-glue-point="3" svg:d="M20001 5399v3401h599" svg:viewBox="0 0 600 3402">
          <text:p/>
        </draw:connector>
        <draw:frame draw:style-name="gr2" draw:text-style-name="P11" draw:layer="layout" svg:width="0.748cm" svg:height="0.962cm" svg:x="20.073cm" svg:y="7.2cm">
          <draw:text-box>
            <text:p><text:span text:style-name="T11">*</text:span></text:p>
          </draw:text-box>
        </draw:frame>
        <draw:frame draw:style-name="gr2" draw:text-style-name="P11" draw:layer="layout" svg:width="0.748cm" svg:height="0.962cm" svg:x="20.073cm" svg:y="5.8cm">
          <draw:text-box>
            <text:p><text:span text:style-name="T11">*</text:span></text:p>
          </draw:text-box>
        </draw:frame>
        <draw:connector draw:style-name="gr7" draw:text-style-name="P2" draw:layer="layout" draw:type="lines" svg:x1="12cm" svg:y1="4cm" svg:x2="21.3cm" svg:y2="4.343cm" draw:start-shape="id221" draw:start-glue-point="4" draw:end-shape="id222" draw:end-glue-point="5" svg:d="M12000 4000v-501l9300 342v502" svg:viewBox="0 0 9301 845">
          <text:p/>
        </draw:connector>
        <draw:custom-shape draw:style-name="gr94" draw:text-style-name="P1" xml:id="id226" draw:id="id226" draw:layer="Layout" svg:width="10cm" svg:height="4.8cm" svg:x="0.6cm" svg:y="15.2cm">
          <text:p text:style-name="P1">I1.a#fast (</text:p>
          <text:p text:style-name="P1"><text:s/>requires C2 { <text:span text:style-name="T12">p2 comp-min</text:span></text:p>
          <text:p text:style-name="P1"><text:span text:style-name="T12">f(params) = 3</text:span> }</text:p>
          <text:p text:style-name="P1"><text:s/>requires PE { ram-free comp-min</text:p>
          <text:p text:style-name="P1">f(params) = 1.2 * workload })</text:p>
          <text:p text:style-name="P1">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2" draw:layer="layout" svg:x1="8.6cm" svg:y1="7.4cm" svg:x2="10.6cm" svg:y2="17.6cm" draw:start-shape="id214" draw:start-glue-point="1" draw:end-shape="id226" svg:d="M8600 7400h2501v10200h-501" svg:viewBox="0 0 2502 10201">
          <text:p/>
        </draw:connector>
        <draw:custom-shape draw:style-name="gr125" draw:text-style-name="P6" xml:id="id227" draw:id="id227" draw:layer="Layout" svg:width="3.8cm" svg:height="0.8cm" svg:x="15.3cm" svg:y="12.8cm">
          <text:p text:style-name="P2"><text:span text:style-name="T3">ProvClause</text:span></text:p>
          <draw:enhanced-geometry svg:viewBox="0 0 21600 21600" draw:type="rectangle" draw:enhanced-path="M 0 0 L 21600 0 21600 21600 0 21600 0 0 Z N"/>
        </draw:custom-shape>
        <draw:connector draw:style-name="gr69" draw:text-style-name="P2" draw:layer="layout" svg:x1="14.801cm" svg:y1="12.4cm" svg:x2="15.3cm" svg:y2="13.2cm" draw:start-shape="id205" draw:start-glue-point="4" draw:end-shape="id227" draw:end-glue-point="3" svg:d="M14801 12400v800h499" svg:viewBox="0 0 500 801">
          <text:p/>
        </draw:connector>
        <draw:frame draw:style-name="gr2" draw:text-style-name="P12" draw:layer="layout" svg:width="0.748cm" svg:height="0.962cm" svg:x="14.748cm" svg:y="12.665cm">
          <draw:text-box>
            <text:p><text:span text:style-name="T13">*</text:span></text:p>
          </draw:text-box>
        </draw:frame>
        <draw:g>
          <draw:custom-shape draw:style-name="gr96" draw:text-style-name="P2" draw:layer="layout" svg:width="1.08cm" svg:height="0.8cm" svg:x="3.32cm" svg:y="16.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7" draw:text-style-name="P2" draw:layer="layout" svg:x1="3.6cm" svg:y1="16.021cm" svg:x2="2.2cm" svg:y2="14.4cm">
            <text:p/>
          </draw:line>
          <draw:frame draw:style-name="gr98" draw:text-style-name="P13" draw:layer="layout" svg:width="3.9cm" svg:height="0.962cm" svg:x="0.72cm" svg:y="13.621cm">
            <draw:text-box>
              <text:p><text:span text:style-name="T16">comparator</text:span></text:p>
            </draw:text-box>
          </draw:frame>
          <draw:custom-shape draw:style-name="gr96" draw:text-style-name="P2" draw:layer="layout" svg:width="1.3cm" svg:height="0.8cm" svg:x="3.3cm" svg:y="17.4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7" draw:text-style-name="P2" draw:layer="layout" svg:x1="3.4cm" svg:y1="17.6cm" svg:x2="2.2cm" svg:y2="14.4cm">
            <text:p/>
          </draw:line>
        </draw:g>
        <presentation:notes draw:style-name="dp2">
          <draw:page-thumbnail draw:style-name="gr5" draw:layer="layout" svg:width="14.848cm" svg:height="11.135cm" svg:x="3.075cm" svg:y="2.257cm" draw:page-number="11"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opacity draw:name="Transparency_20_6" draw:display-name="Transparency 6" draw:style="rectangular" draw:cx="50%" draw:cy="50%" draw:start="100%" draw:end="0%" draw:angle="0" draw:border="0%"/>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ené Schöne</meta:initial-creator>
    <meta:creation-date>2015-04-16T10:33:24.708357651</meta:creation-date>
    <dc:date>2015-04-17T12:46:19.683025792</dc:date>
    <dc:creator>René Schöne</dc:creator>
    <meta:editing-duration>PT3H22M32S</meta:editing-duration>
    <meta:editing-cycles>23</meta:editing-cycles>
    <meta:generator>LibreOffice/4.2.8.2$Linux_x86 LibreOffice_project/420$Build-2</meta:generator>
    <meta:document-statistic meta:object-count="660"/>
  </office:meta>
</office:document-meta>
</file>